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Main_20_Text">
      <style:paragraph-properties fo:break-before="page"/>
    </style:style>
    <style:style style:name="P4" style:family="paragraph" style:parent-style-name="Main_20_Text">
      <style:paragraph-properties fo:break-before="page"/>
      <style:text-properties style:font-name-asian="Courier New1" style:font-name-complex="Courier New1" style:font-size-complex="11pt"/>
    </style:style>
    <style:style style:name="P5"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6" style:family="paragraph" style:parent-style-name="Contents_20_1">
      <style:paragraph-properties fo:break-before="page">
        <style:tab-stops>
          <style:tab-stop style:position="6.9252in" style:type="right" style:leader-style="dotted" style:leader-text="."/>
        </style:tab-stops>
      </style:paragraph-properties>
    </style:style>
    <style:style style:name="P7" style:family="paragraph" style:parent-style-name="Default_20_Text">
      <style:text-properties fo:font-size="16pt" style:font-size-asian="16pt" style:font-size-complex="16pt"/>
    </style:style>
    <style:style style:name="P8" style:family="paragraph" style:parent-style-name="Default_20_Text">
      <style:paragraph-properties fo:text-align="center" style:justify-single-word="false"/>
      <style:text-properties fo:font-size="16pt" style:font-size-asian="16pt" style:font-size-complex="16pt"/>
    </style:style>
    <style:style style:name="P9" style:family="paragraph" style:parent-style-name="Default_20_Text">
      <style:paragraph-properties fo:text-align="center" style:justify-single-word="false"/>
      <style:text-properties fo:font-size="18pt" style:font-size-asian="18pt" style:font-size-complex="18pt"/>
    </style:style>
    <style:style style:name="P10" style:family="paragraph" style:parent-style-name="Default_20_Text">
      <style:text-properties fo:font-size="12pt" style:font-size-asian="12pt"/>
    </style:style>
    <style:style style:name="P11" style:family="paragraph" style:parent-style-name="Default_20_Text">
      <style:paragraph-properties fo:text-align="center" style:justify-single-word="false"/>
      <style:text-properties fo:font-size="12pt" style:font-size-asian="12pt"/>
    </style:style>
    <style:style style:name="P12" style:family="paragraph" style:parent-style-name="Default_20_Text">
      <style:paragraph-properties fo:text-align="center" style:justify-single-word="false"/>
      <style:text-properties fo:font-size="14pt" style:font-size-asian="14pt"/>
    </style:style>
    <style:style style:name="P13" style:family="paragraph" style:parent-style-name="Default_20_Text">
      <style:text-properties style:font-size-complex="11pt"/>
    </style:style>
    <style:style style:name="P14" style:family="paragraph" style:parent-style-name="Default_20_Text">
      <style:paragraph-properties fo:text-align="center" style:justify-single-word="false"/>
      <style:text-properties style:font-size-complex="11pt"/>
    </style:style>
    <style:style style:name="P15" style:family="paragraph" style:parent-style-name="Default_20_Text">
      <style:text-properties fo:color="#000000" style:font-name="Arial" style:font-name-asian="Arial1" style:font-name-complex="Arial1" style:font-size-complex="11pt"/>
    </style:style>
    <style:style style:name="P16" style:family="paragraph" style:parent-style-name="Default_20_Text">
      <style:text-properties fo:color="#000000" style:font-name-asian="Arial1" style:font-name-complex="Arial1" style:font-size-complex="11pt"/>
    </style:style>
    <style:style style:name="P17" style:family="paragraph" style:parent-style-name="Default_20_Text">
      <style:text-properties fo:color="#000000" style:font-name="Courier New" style:font-name-asian="Arial1" style:font-name-complex="Arial1" style:font-size-complex="11pt"/>
    </style:style>
    <style:style style:name="P18" style:family="paragraph" style:parent-style-name="Default_20_Text">
      <style:text-properties fo:color="#000000" style:font-name="Courier New" style:font-name-asian="Courier New1" style:font-name-complex="Courier New1" style:font-size-complex="11pt"/>
    </style:style>
    <style:style style:name="P19"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0" style:family="paragraph" style:parent-style-name="Default_20_Text">
      <style:text-properties fo:font-size="10pt" style:font-size-asian="10pt" style:font-size-complex="10pt"/>
    </style:style>
    <style:style style:name="P21" style:family="paragraph" style:parent-style-name="Default_20_Text">
      <style:text-properties style:font-name="Courier New" style:font-name-asian="Courier New1" style:font-name-complex="Courier New1" style:font-size-complex="11pt"/>
    </style:style>
    <style:style style:name="P22"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3" style:family="paragraph" style:parent-style-name="Default_20_Text">
      <style:text-properties style:font-name="Courier New" fo:font-size="10pt" style:font-name-asian="Courier New1" style:font-size-asian="10pt" style:font-name-complex="Courier New1" style:font-size-complex="10pt"/>
    </style:style>
    <style:style style:name="P24" style:family="paragraph" style:parent-style-name="Default_20_Text">
      <style:text-properties style:font-name-asian="Courier New1" style:font-name-complex="Courier New1" style:font-size-complex="11pt"/>
    </style:style>
    <style:style style:name="P25" style:family="paragraph" style:parent-style-name="Default_20_Text">
      <style:paragraph-properties fo:text-align="center" style:justify-single-word="false"/>
      <style:text-properties fo:font-size="13pt" style:font-size-asian="13pt" style:font-size-complex="13pt"/>
    </style:style>
    <style:style style:name="P26" style:family="paragraph" style:parent-style-name="Default_20_Text">
      <style:paragraph-properties fo:text-align="center" style:justify-single-word="false"/>
      <style:text-properties fo:font-size="13pt" officeooo:rsid="002005e7" style:font-size-asian="13pt" style:font-size-complex="13pt"/>
    </style:style>
    <style:style style:name="P27"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8" style:family="paragraph" style:parent-style-name="Default_20_Text">
      <style:paragraph-properties fo:text-align="center" style:justify-single-word="false"/>
    </style:style>
    <style:style style:name="P29" style:family="paragraph" style:parent-style-name="Default_20_Text">
      <style:paragraph-properties fo:text-align="center" style:justify-single-word="false"/>
      <style:text-properties officeooo:paragraph-rsid="0045cc6b"/>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font-size-complex="11pt"/>
    </style:style>
    <style:style style:name="P37" style:family="paragraph" style:parent-style-name="Main_20_Text">
      <style:paragraph-properties fo:margin-top="0.0402in" fo:margin-bottom="0in" loext:contextual-spacing="false"/>
      <style:text-properties officeooo:rsid="0063f1dc" officeooo:paragraph-rsid="0063f1dc"/>
    </style:style>
    <style:style style:name="P38" style:family="paragraph" style:parent-style-name="Main_20_Text">
      <style:paragraph-properties fo:margin-top="0.0402in" fo:margin-bottom="0in" loext:contextual-spacing="false"/>
      <style:text-properties officeooo:rsid="0063f1dc" officeooo:paragraph-rsid="0063f1dc" style:font-size-complex="11pt"/>
    </style:style>
    <style:style style:name="P39" style:family="paragraph" style:parent-style-name="Main_20_Text">
      <style:text-properties style:text-underline-style="solid" style:text-underline-width="auto" style:text-underline-color="font-color"/>
    </style:style>
    <style:style style:name="P40" style:family="paragraph" style:parent-style-name="Main_20_Text">
      <style:text-properties style:text-underline-style="solid" style:text-underline-width="auto" style:text-underline-color="font-color" style:font-size-complex="11pt"/>
    </style:style>
    <style:style style:name="P41"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2" style:family="paragraph" style:parent-style-name="Main_20_Text">
      <style:text-properties style:font-name="Courier New"/>
    </style:style>
    <style:style style:name="P43" style:family="paragraph" style:parent-style-name="Main_20_Text">
      <style:text-properties style:font-name="Courier New" style:font-size-complex="11pt"/>
    </style:style>
    <style:style style:name="P44"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5"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6" style:family="paragraph" style:parent-style-name="Main_20_Text">
      <style:paragraph-properties>
        <style:tab-stops>
          <style:tab-stop style:position="0.389in"/>
          <style:tab-stop style:position="1.028in"/>
        </style:tab-stops>
      </style:paragraph-properties>
      <style:text-properties style:font-name="Courier New"/>
    </style:style>
    <style:style style:name="P47" style:family="paragraph" style:parent-style-name="Main_20_Text">
      <style:text-properties style:font-name="Courier New" style:font-name-asian="Courier New1" style:font-name-complex="Courier New1" style:font-size-complex="11pt"/>
    </style:style>
    <style:style style:name="P48"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1" style:family="paragraph" style:parent-style-name="Main_20_Text">
      <style:text-properties style:font-name="Courier New" fo:font-size="10pt" style:font-size-asian="10pt" style:font-size-complex="10pt"/>
    </style:style>
    <style:style style:name="P52" style:family="paragraph" style:parent-style-name="Main_20_Text">
      <style:paragraph-properties>
        <style:tab-stops>
          <style:tab-stop style:position="0.65in"/>
          <style:tab-stop style:position="1.4811in"/>
          <style:tab-stop style:position="6.25in"/>
        </style:tab-stops>
      </style:paragraph-properties>
    </style:style>
    <style:style style:name="P53" style:family="paragraph" style:parent-style-name="Main_20_Text">
      <style:paragraph-properties>
        <style:tab-stops>
          <style:tab-stop style:position="0.389in"/>
          <style:tab-stop style:position="1.028in"/>
        </style:tab-stops>
      </style:paragraph-properties>
    </style:style>
    <style:style style:name="P54" style:family="paragraph" style:parent-style-name="Main_20_Text">
      <style:text-properties style:font-name-asian="Courier New1" style:font-name-complex="Courier New1" style:font-size-complex="11pt"/>
    </style:style>
    <style:style style:name="P55"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6"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fo:text-align="start" style:justify-single-word="false"/>
    </style:style>
    <style:style style:name="P59" style:family="paragraph" style:parent-style-name="Main_20_Text">
      <style:paragraph-properties>
        <style:tab-stops>
          <style:tab-stop style:position="0.65in"/>
          <style:tab-stop style:position="2.8146in"/>
          <style:tab-stop style:position="6.25in"/>
        </style:tab-stops>
      </style:paragraph-properties>
    </style:style>
    <style:style style:name="P60" style:family="paragraph" style:parent-style-name="Main_20_Text">
      <style:text-properties style:font-name="Times New Roman WT"/>
    </style:style>
    <style:style style:name="P61" style:family="paragraph" style:parent-style-name="Main_20_Text">
      <style:text-properties style:font-name="Times New Roman WT" style:font-size-complex="11pt"/>
    </style:style>
    <style:style style:name="P62" style:family="paragraph" style:parent-style-name="Main_20_Text">
      <style:text-properties style:font-size-complex="11pt"/>
    </style:style>
    <style:style style:name="P63"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4" style:family="paragraph" style:parent-style-name="Main_20_Text">
      <style:text-properties officeooo:paragraph-rsid="002013d2" style:font-size-complex="11pt"/>
    </style:style>
    <style:style style:name="P65" style:family="paragraph" style:parent-style-name="Main_20_Text">
      <style:text-properties officeooo:paragraph-rsid="003a0ebe" style:font-size-complex="11pt"/>
    </style:style>
    <style:style style:name="P66" style:family="paragraph" style:parent-style-name="Main_20_Text">
      <style:text-properties officeooo:rsid="006e5932" officeooo:paragraph-rsid="006e5932" style:font-size-complex="11pt"/>
    </style:style>
    <style:style style:name="P67" style:family="paragraph" style:parent-style-name="Main_20_Text">
      <style:text-properties fo:color="#000000" style:font-name="Courier New" style:font-name-asian="Arial1" style:font-name-complex="Arial1" style:font-size-complex="11pt"/>
    </style:style>
    <style:style style:name="P68" style:family="paragraph" style:parent-style-name="Main_20_Text">
      <style:text-properties officeooo:paragraph-rsid="003965f4"/>
    </style:style>
    <style:style style:name="P69" style:family="paragraph" style:parent-style-name="Main_20_Text">
      <style:text-properties officeooo:paragraph-rsid="006518c0"/>
    </style:style>
    <style:style style:name="P70" style:family="paragraph" style:parent-style-name="Main_20_Text">
      <style:text-properties officeooo:paragraph-rsid="006c80ac"/>
    </style:style>
    <style:style style:name="P71" style:family="paragraph" style:parent-style-name="Main_20_Text">
      <style:text-properties officeooo:paragraph-rsid="0075c3ac"/>
    </style:style>
    <style:style style:name="P72" style:family="paragraph" style:parent-style-name="Main_20_Text">
      <style:paragraph-properties fo:margin-left="0.4925in" fo:margin-right="0in" fo:text-indent="0in" style:auto-text-indent="false"/>
    </style:style>
    <style:style style:name="P73" style:family="paragraph" style:parent-style-name="Main_20_Text">
      <style:paragraph-properties fo:margin-left="0.4925in" fo:margin-right="0in" fo:text-indent="0in" style:auto-text-indent="false"/>
      <style:text-properties style:font-name="Courier New"/>
    </style:style>
    <style:style style:name="P74"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5"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6" style:family="paragraph" style:parent-style-name="Main_20_Text">
      <style:paragraph-properties fo:margin-top="0in" fo:margin-bottom="0in" loext:contextual-spacing="false"/>
      <style:text-properties style:font-name="Courier New"/>
    </style:style>
    <style:style style:name="P77"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8" style:family="paragraph" style:parent-style-name="Main_20_Text">
      <style:paragraph-properties fo:margin-left="0.9846in" fo:margin-right="0in" fo:text-indent="0in" style:auto-text-indent="false"/>
    </style:style>
    <style:style style:name="P79"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80" style:family="paragraph" style:parent-style-name="Main_20_Text">
      <style:paragraph-properties fo:margin-top="0.0799in" fo:margin-bottom="0in" loext:contextual-spacing="false"/>
    </style:style>
    <style:style style:name="P81" style:family="paragraph" style:parent-style-name="Main_20_Text">
      <style:paragraph-properties fo:margin-top="0.0799in" fo:margin-bottom="0in" loext:contextual-spacing="false"/>
      <style:text-properties style:font-name="Courier New"/>
    </style:style>
    <style:style style:name="P82"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3"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4" style:family="paragraph" style:parent-style-name="Main_20_Text">
      <style:paragraph-properties fo:margin-top="0.0201in" fo:margin-bottom="0in" loext:contextual-spacing="false"/>
      <style:text-properties style:font-name="Courier New" style:font-size-complex="11pt"/>
    </style:style>
    <style:style style:name="P85" style:family="paragraph" style:parent-style-name="Table_20_Contents">
      <style:paragraph-properties fo:text-align="start" style:justify-single-word="false"/>
      <style:text-properties style:font-size-complex="11pt"/>
    </style:style>
    <style:style style:name="P86" style:family="paragraph" style:parent-style-name="Table_20_Contents">
      <style:paragraph-properties fo:text-align="center" style:justify-single-word="false"/>
      <style:text-properties style:font-size-complex="11pt"/>
    </style:style>
    <style:style style:name="P87" style:family="paragraph" style:parent-style-name="Table_20_Contents">
      <style:paragraph-properties fo:text-align="end" style:justify-single-word="false"/>
      <style:text-properties style:font-name="Courier New" style:font-size-complex="11pt"/>
    </style:style>
    <style:style style:name="P88" style:family="paragraph" style:parent-style-name="Heading_20_0">
      <style:text-properties fo:font-size="14pt" style:font-size-asian="14pt"/>
    </style:style>
    <style:style style:name="P89" style:family="paragraph" style:parent-style-name="Reference">
      <style:text-properties style:font-name="Courier New" style:font-size-complex="11pt"/>
    </style:style>
    <style:style style:name="P90" style:family="paragraph" style:parent-style-name="Reference">
      <style:paragraph-properties fo:text-align="center" style:justify-single-word="false"/>
      <style:text-properties style:font-name="Courier New" officeooo:paragraph-rsid="00320ae3" style:font-size-complex="11pt"/>
    </style:style>
    <style:style style:name="P91" style:family="paragraph" style:parent-style-name="Reference">
      <style:text-properties style:font-size-complex="11pt"/>
    </style:style>
    <style:style style:name="P92" style:family="paragraph" style:parent-style-name="Reference">
      <style:text-properties officeooo:paragraph-rsid="002b0924"/>
    </style:style>
    <style:style style:name="P93" style:family="paragraph" style:parent-style-name="Reference">
      <style:text-properties officeooo:paragraph-rsid="002b541f"/>
    </style:style>
    <style:style style:name="P94"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5" style:family="paragraph" style:parent-style-name="Reference">
      <style:paragraph-properties fo:margin-left="-0.0091in" fo:margin-right="0in" fo:text-indent="0in" style:auto-text-indent="false"/>
      <style:text-properties style:font-name="Courier New" officeooo:rsid="0028775c" officeooo:paragraph-rsid="002d3298" style:font-size-complex="11pt"/>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1">
      <style:paragraph-properties fo:break-before="page">
        <style:tab-stops>
          <style:tab-stop style:position="6.9252in" style:type="right" style:leader-style="dotted" style:leader-text="."/>
        </style:tab-stops>
      </style:paragraph-properties>
    </style:style>
    <style:style style:name="P98" style:family="paragraph" style:parent-style-name="Default_20_Text" style:master-page-name="First_20_Page">
      <style:paragraph-properties style:page-number="auto"/>
      <style:text-properties fo:font-size="16pt" style:font-size-asian="16pt" style:font-size-complex="16pt"/>
    </style:style>
    <style:style style:name="P99" style:family="paragraph" style:parent-style-name="Default_20_Text" style:list-style-name="WWNum19"/>
    <style:style style:name="P100" style:family="paragraph" style:parent-style-name="Default_20_Text">
      <style:paragraph-properties>
        <style:tab-stops>
          <style:tab-stop style:position="0.389in"/>
          <style:tab-stop style:position="1.028in"/>
        </style:tab-stops>
      </style:paragraph-properties>
      <style:text-properties style:font-name="Courier New" officeooo:paragraph-rsid="008d77ec" style:font-name-asian="Courier New1" style:font-name-complex="Courier New1" style:font-size-complex="11pt"/>
    </style:style>
    <style:style style:name="P101" style:family="paragraph" style:parent-style-name="Default_20_Text">
      <style:text-properties style:font-name="Courier New" officeooo:paragraph-rsid="008d77ec" style:font-name-asian="Courier New1" style:font-name-complex="Courier New1" style:font-size-complex="11pt"/>
    </style:style>
    <style:style style:name="P102" style:family="paragraph" style:parent-style-name="Default_20_Text">
      <style:text-properties officeooo:paragraph-rsid="008d77ec"/>
    </style:style>
    <style:style style:name="P103"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04"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05" style:family="paragraph" style:parent-style-name="Default_20_Text" style:list-style-name="WWNum47">
      <style:paragraph-properties fo:margin-top="0.1201in" fo:margin-bottom="0in" loext:contextual-spacing="false"/>
    </style:style>
    <style:style style:name="P106" style:family="paragraph" style:parent-style-name="Default_20_Text" style:list-style-name="WWNum48">
      <style:paragraph-properties fo:margin-top="0.1201in" fo:margin-bottom="0in" loext:contextual-spacing="false"/>
    </style:style>
    <style:style style:name="P107" style:family="paragraph" style:parent-style-name="Heading_20_1" style:list-style-name="WWNum11"/>
    <style:style style:name="P108" style:family="paragraph" style:parent-style-name="Heading_20_1" style:list-style-name="WWNum11">
      <style:text-properties officeooo:paragraph-rsid="007c7dfd"/>
    </style:style>
    <style:style style:name="P109" style:family="paragraph" style:parent-style-name="Heading_20_1" style:list-style-name="WWNum11">
      <style:text-properties officeooo:paragraph-rsid="007e34a2"/>
    </style:style>
    <style:style style:name="P110" style:family="paragraph" style:parent-style-name="Main_20_Text" style:list-style-name="WWNum12">
      <style:text-properties style:font-size-complex="11pt"/>
    </style:style>
    <style:style style:name="P111" style:family="paragraph" style:parent-style-name="Main_20_Text" style:list-style-name="WWNum13">
      <style:text-properties style:font-size-complex="11pt"/>
    </style:style>
    <style:style style:name="P112" style:family="paragraph" style:parent-style-name="Main_20_Text" style:list-style-name="WWNum15">
      <style:text-properties style:font-size-complex="11pt"/>
    </style:style>
    <style:style style:name="P113" style:family="paragraph" style:parent-style-name="Main_20_Text" style:list-style-name="WWNum16">
      <style:text-properties style:font-size-complex="11pt"/>
    </style:style>
    <style:style style:name="P114" style:family="paragraph" style:parent-style-name="Main_20_Text" style:list-style-name="WWNum18">
      <style:text-properties style:font-size-complex="11pt"/>
    </style:style>
    <style:style style:name="P115" style:family="paragraph" style:parent-style-name="Main_20_Text" style:list-style-name="WWNum27">
      <style:text-properties style:font-size-complex="11pt"/>
    </style:style>
    <style:style style:name="P116" style:family="paragraph" style:parent-style-name="Main_20_Text" style:list-style-name="WWNum28">
      <style:text-properties style:font-size-complex="11pt"/>
    </style:style>
    <style:style style:name="P117"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18"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19" style:family="paragraph" style:parent-style-name="Main_20_Text" style:list-style-name="WWNum78">
      <style:text-properties officeooo:rsid="006e5932" officeooo:paragraph-rsid="00703cdc" style:font-size-complex="11pt"/>
    </style:style>
    <style:style style:name="P120" style:family="paragraph" style:parent-style-name="Main_20_Text" style:list-style-name="WWNum80">
      <style:text-properties style:font-size-complex="11pt"/>
    </style:style>
    <style:style style:name="P121" style:family="paragraph" style:parent-style-name="Main_20_Text" style:list-style-name="WWNum81">
      <style:text-properties style:font-size-complex="11pt"/>
    </style:style>
    <style:style style:name="P122" style:family="paragraph" style:parent-style-name="Main_20_Text" style:list-style-name="WWNum13">
      <style:text-properties fo:font-size="11pt" officeooo:rsid="0032ae70" officeooo:paragraph-rsid="0032ae70" style:font-size-asian="11pt" style:font-size-complex="11pt"/>
    </style:style>
    <style:style style:name="P123" style:family="paragraph" style:parent-style-name="Main_20_Text" style:list-style-name="WWNum18">
      <style:text-properties style:font-name="Courier New" style:font-size-complex="11pt"/>
    </style:style>
    <style:style style:name="P124" style:family="paragraph" style:parent-style-name="Main_20_Text" style:list-style-name="WWNum20">
      <style:text-properties style:font-name="Courier New" style:font-size-complex="11pt"/>
    </style:style>
    <style:style style:name="P125" style:family="paragraph" style:parent-style-name="Main_20_Text" style:list-style-name="WWNum23">
      <style:text-properties style:font-name="Courier New"/>
    </style:style>
    <style:style style:name="P126" style:family="paragraph" style:parent-style-name="Main_20_Text" style:list-style-name="WWNum20">
      <style:text-properties style:font-name="Courier New"/>
    </style:style>
    <style:style style:name="P127" style:family="paragraph" style:parent-style-name="Main_20_Text" style:list-style-name="WWNum39">
      <style:text-properties style:font-name="Courier New" style:font-name-asian="Courier New1" style:font-name-complex="Courier New1" style:font-size-complex="11pt"/>
    </style:style>
    <style:style style:name="P128" style:family="paragraph" style:parent-style-name="Main_20_Text" style:list-style-name="WWNum39">
      <style:text-properties style:font-name="Courier New" officeooo:paragraph-rsid="00833786" style:font-name-asian="Courier New1" style:font-name-complex="Courier New1" style:font-size-complex="11pt"/>
    </style:style>
    <style:style style:name="P129" style:family="paragraph" style:parent-style-name="Main_20_Text" style:list-style-name="WWNum39">
      <style:text-properties style:font-name="Courier New" officeooo:paragraph-rsid="0084e430" style:font-name-asian="Courier New1" style:font-name-complex="Courier New1" style:font-size-complex="11pt"/>
    </style:style>
    <style:style style:name="P130" style:family="paragraph" style:parent-style-name="Main_20_Text" style:list-style-name="WWNum39">
      <style:text-properties style:font-name="Courier New" officeooo:paragraph-rsid="008ec305" style:font-name-asian="Courier New1" style:font-name-complex="Courier New1" style:font-size-complex="11pt"/>
    </style:style>
    <style:style style:name="P131" style:family="paragraph" style:parent-style-name="Main_20_Text">
      <style:text-properties style:font-name="Courier New" officeooo:paragraph-rsid="00820a47" style:font-name-asian="Courier New1" style:font-name-complex="Courier New1" style:font-size-complex="11pt"/>
    </style:style>
    <style:style style:name="P132" style:family="paragraph" style:parent-style-name="Main_20_Text">
      <style:paragraph-properties>
        <style:tab-stops>
          <style:tab-stop style:position="0.65in"/>
          <style:tab-stop style:position="1.4811in"/>
          <style:tab-stop style:position="6.25in"/>
        </style:tab-stops>
      </style:paragraph-properties>
      <style:text-properties style:font-name="Courier New" officeooo:paragraph-rsid="0087f2e1" style:font-name-asian="Courier New1" style:font-name-complex="Courier New1" style:font-size-complex="11pt"/>
    </style:style>
    <style:style style:name="P133"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font-name-asian="Courier New1" style:font-name-complex="Courier New1" style:font-size-complex="11pt"/>
    </style:style>
    <style:style style:name="P134" style:family="paragraph" style:parent-style-name="Main_20_Text" style:list-style-name="WWNum57">
      <style:text-properties style:font-name="Courier New"/>
    </style:style>
    <style:style style:name="P135" style:family="paragraph" style:parent-style-name="Main_20_Text" style:list-style-name="WWNum58">
      <style:text-properties style:font-name="Courier New"/>
    </style:style>
    <style:style style:name="P136" style:family="paragraph" style:parent-style-name="Main_20_Text" style:list-style-name="WWNum59">
      <style:text-properties style:font-name="Courier New"/>
    </style:style>
    <style:style style:name="P137" style:family="paragraph" style:parent-style-name="Main_20_Text" style:list-style-name="WWNum60">
      <style:text-properties style:font-name="Courier New"/>
    </style:style>
    <style:style style:name="P138" style:family="paragraph" style:parent-style-name="Main_20_Text" style:list-style-name="WWNum68">
      <style:text-properties style:font-name="Courier New"/>
    </style:style>
    <style:style style:name="P139" style:family="paragraph" style:parent-style-name="Main_20_Text" style:list-style-name="WWNum66">
      <style:text-properties style:font-name="Courier New"/>
    </style:style>
    <style:style style:name="P140" style:family="paragraph" style:parent-style-name="Main_20_Text" style:list-style-name="WWNum70">
      <style:text-properties style:font-name="Courier New"/>
    </style:style>
    <style:style style:name="P141" style:family="paragraph" style:parent-style-name="Main_20_Text">
      <style:paragraph-properties>
        <style:tab-stops>
          <style:tab-stop style:position="0.389in"/>
          <style:tab-stop style:position="1.028in"/>
        </style:tab-stops>
      </style:paragraph-properties>
      <style:text-properties style:font-name="Courier New" officeooo:paragraph-rsid="008b94f7"/>
    </style:style>
    <style:style style:name="P142" style:family="paragraph" style:parent-style-name="Main_20_Text" style:list-style-name="WWNum39">
      <style:text-properties style:font-name="Courier New" fo:font-size="11pt" officeooo:rsid="008f4b9c" officeooo:paragraph-rsid="008f4b9c" style:font-name-asian="Courier New1" style:font-size-asian="11pt" style:font-name-complex="Courier New1" style:font-size-complex="11pt"/>
    </style:style>
    <style:style style:name="P143" style:family="paragraph" style:parent-style-name="Main_20_Text" style:list-style-name="WWNum20"/>
    <style:style style:name="P144" style:family="paragraph" style:parent-style-name="Main_20_Text" style:list-style-name="WWNum20">
      <style:text-properties fo:color="#000000" style:font-name="Courier New" style:font-name-asian="Arial1" style:font-name-complex="Arial1" style:font-size-complex="11pt"/>
    </style:style>
    <style:style style:name="P145" style:family="paragraph" style:parent-style-name="Main_20_Text" style:list-style-name="WWNum21"/>
    <style:style style:name="P146" style:family="paragraph" style:parent-style-name="Main_20_Text" style:list-style-name="WWNum21">
      <style:text-properties officeooo:paragraph-rsid="00803d55"/>
    </style:style>
    <style:style style:name="P147" style:family="paragraph" style:parent-style-name="Main_20_Text" style:list-style-name="WWNum22"/>
    <style:style style:name="P148" style:family="paragraph" style:parent-style-name="Main_20_Text" style:list-style-name="WWNum24"/>
    <style:style style:name="P149" style:family="paragraph" style:parent-style-name="Main_20_Text" style:list-style-name="WWNum25"/>
    <style:style style:name="P150" style:family="paragraph" style:parent-style-name="Main_20_Text" style:list-style-name="WWNum26"/>
    <style:style style:name="P151" style:family="paragraph" style:parent-style-name="Main_20_Text" style:list-style-name="WWNum27"/>
    <style:style style:name="P152" style:family="paragraph" style:parent-style-name="Main_20_Text" style:list-style-name="WWNum28"/>
    <style:style style:name="P153"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54"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55" style:family="paragraph" style:parent-style-name="Main_20_Text" style:list-style-name="WWNum21">
      <style:paragraph-properties>
        <style:tab-stops>
          <style:tab-stop style:position="0.65in"/>
          <style:tab-stop style:position="1.4811in"/>
          <style:tab-stop style:position="6.25in"/>
        </style:tab-stops>
      </style:paragraph-properties>
      <style:text-properties officeooo:paragraph-rsid="00803d55"/>
    </style:style>
    <style:style style:name="P156" style:family="paragraph" style:parent-style-name="Main_20_Text" style:list-style-name="WWNum30"/>
    <style:style style:name="P157" style:family="paragraph" style:parent-style-name="Main_20_Text" style:list-style-name="WWNum31">
      <style:paragraph-properties>
        <style:tab-stops>
          <style:tab-stop style:position="0.389in"/>
          <style:tab-stop style:position="1.028in"/>
        </style:tab-stops>
      </style:paragraph-properties>
    </style:style>
    <style:style style:name="P158" style:family="paragraph" style:parent-style-name="Main_20_Text">
      <style:paragraph-properties>
        <style:tab-stops>
          <style:tab-stop style:position="0.389in"/>
          <style:tab-stop style:position="1.028in"/>
        </style:tab-stops>
      </style:paragraph-properties>
      <style:text-properties officeooo:paragraph-rsid="008b94f7"/>
    </style:style>
    <style:style style:name="P159" style:family="paragraph" style:parent-style-name="Main_20_Text">
      <style:paragraph-properties>
        <style:tab-stops>
          <style:tab-stop style:position="0.389in"/>
          <style:tab-stop style:position="1.028in"/>
        </style:tab-stops>
      </style:paragraph-properties>
      <style:text-properties officeooo:paragraph-rsid="008ec305"/>
    </style:style>
    <style:style style:name="P160" style:family="paragraph" style:parent-style-name="Main_20_Text" style:list-style-name="WWNum32"/>
    <style:style style:name="P161" style:family="paragraph" style:parent-style-name="Main_20_Text" style:list-style-name="WWNum33"/>
    <style:style style:name="P162" style:family="paragraph" style:parent-style-name="Main_20_Text" style:list-style-name="WWNum34"/>
    <style:style style:name="P163" style:family="paragraph" style:parent-style-name="Main_20_Text" style:list-style-name="WWNum34">
      <style:text-properties style:font-name-asian="Courier New1" style:font-name-complex="Courier New1" style:font-size-complex="11pt"/>
    </style:style>
    <style:style style:name="P164" style:family="paragraph" style:parent-style-name="Main_20_Text" style:list-style-name="WWNum32">
      <style:text-properties style:font-name-asian="Courier New1" style:font-name-complex="Courier New1" style:font-size-complex="11pt"/>
    </style:style>
    <style:style style:name="P165" style:family="paragraph" style:parent-style-name="Main_20_Text" style:list-style-name="WWNum35">
      <style:text-properties style:font-name-asian="Courier New1" style:font-name-complex="Courier New1" style:font-size-complex="11pt"/>
    </style:style>
    <style:style style:name="P166" style:family="paragraph" style:parent-style-name="Main_20_Text" style:list-style-name="WWNum36">
      <style:text-properties officeooo:paragraph-rsid="00420456" style:font-name-asian="Courier New1" style:font-name-complex="Courier New1" style:font-size-complex="11pt"/>
    </style:style>
    <style:style style:name="P167" style:family="paragraph" style:parent-style-name="Main_20_Text" style:list-style-name="WWNum43">
      <style:text-properties style:font-name-asian="Courier New1" style:font-name-complex="Courier New1" style:font-size-complex="11pt"/>
    </style:style>
    <style:style style:name="P168" style:family="paragraph" style:parent-style-name="Main_20_Text" style:list-style-name="WWNum44">
      <style:text-properties style:font-name-asian="Courier New1" style:font-name-complex="Courier New1" style:font-size-complex="11pt"/>
    </style:style>
    <style:style style:name="P169" style:family="paragraph" style:parent-style-name="Main_20_Text" style:list-style-name="WWNum42">
      <style:text-properties style:font-name-asian="Courier New1" style:font-name-complex="Courier New1" style:font-size-complex="11pt"/>
    </style:style>
    <style:style style:name="P170" style:family="paragraph" style:parent-style-name="Main_20_Text" style:list-style-name="WWNum45">
      <style:text-properties style:font-name-asian="Courier New1" style:font-name-complex="Courier New1" style:font-size-complex="11pt"/>
    </style:style>
    <style:style style:name="P171" style:family="paragraph" style:parent-style-name="Main_20_Text" style:list-style-name="WWNum46">
      <style:text-properties style:font-name-asian="Courier New1" style:font-name-complex="Courier New1" style:font-size-complex="11pt"/>
    </style:style>
    <style:style style:name="P172"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73"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74" style:family="paragraph" style:parent-style-name="Main_20_Text">
      <style:paragraph-properties>
        <style:tab-stops>
          <style:tab-stop style:position="0.65in"/>
          <style:tab-stop style:position="1.4811in"/>
          <style:tab-stop style:position="6.25in"/>
        </style:tab-stops>
      </style:paragraph-properties>
      <style:text-properties officeooo:paragraph-rsid="00820a47" style:font-name-asian="Courier New1" style:font-name-complex="Courier New1" style:font-size-complex="11pt"/>
    </style:style>
    <style:style style:name="P175" style:family="paragraph" style:parent-style-name="Main_20_Text" style:list-style-name="WWNum37"/>
    <style:style style:name="P176" style:family="paragraph" style:parent-style-name="Main_20_Text" style:list-style-name="WWNum39"/>
    <style:style style:name="P177" style:family="paragraph" style:parent-style-name="Main_20_Text" style:list-style-name="WWNum39">
      <style:text-properties officeooo:paragraph-rsid="00833786"/>
    </style:style>
    <style:style style:name="P178" style:family="paragraph" style:parent-style-name="Main_20_Text" style:list-style-name="WWNum39">
      <style:text-properties officeooo:paragraph-rsid="0084e430"/>
    </style:style>
    <style:style style:name="P179" style:family="paragraph" style:parent-style-name="Main_20_Text" style:list-style-name="WWNum39">
      <style:text-properties officeooo:paragraph-rsid="008ec305"/>
    </style:style>
    <style:style style:name="P180" style:family="paragraph" style:parent-style-name="Main_20_Text" style:list-style-name="WWNum40">
      <style:paragraph-properties>
        <style:tab-stops>
          <style:tab-stop style:position="0.778in"/>
          <style:tab-stop style:position="6.25in"/>
        </style:tab-stops>
      </style:paragraph-properties>
    </style:style>
    <style:style style:name="P181"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82" style:family="paragraph" style:parent-style-name="Main_20_Text" style:list-style-name="WWNum42"/>
    <style:style style:name="P183" style:family="paragraph" style:parent-style-name="Main_20_Text" style:list-style-name="WWNum43"/>
    <style:style style:name="P184" style:family="paragraph" style:parent-style-name="Main_20_Text" style:list-style-name="WWNum44"/>
    <style:style style:name="P185" style:family="paragraph" style:parent-style-name="Main_20_Text" style:list-style-name="WWNum53"/>
    <style:style style:name="P186" style:family="paragraph" style:parent-style-name="Main_20_Text" style:list-style-name="WWNum54"/>
    <style:style style:name="P187" style:family="paragraph" style:parent-style-name="Main_20_Text" style:list-style-name="WWNum55"/>
    <style:style style:name="P188" style:family="paragraph" style:parent-style-name="Main_20_Text" style:list-style-name="WWNum56"/>
    <style:style style:name="P189" style:family="paragraph" style:parent-style-name="Main_20_Text" style:list-style-name="WWNum57"/>
    <style:style style:name="P190" style:family="paragraph" style:parent-style-name="Main_20_Text" style:list-style-name="WWNum58"/>
    <style:style style:name="P191" style:family="paragraph" style:parent-style-name="Main_20_Text" style:list-style-name="WWNum59"/>
    <style:style style:name="P192" style:family="paragraph" style:parent-style-name="Main_20_Text" style:list-style-name="WWNum61"/>
    <style:style style:name="P193" style:family="paragraph" style:parent-style-name="Main_20_Text" style:list-style-name="WWNum62"/>
    <style:style style:name="P194" style:family="paragraph" style:parent-style-name="Main_20_Text" style:list-style-name="WWNum64"/>
    <style:style style:name="P195" style:family="paragraph" style:parent-style-name="Main_20_Text" style:list-style-name="WWNum65"/>
    <style:style style:name="P196" style:family="paragraph" style:parent-style-name="Main_20_Text" style:list-style-name="WWNum66"/>
    <style:style style:name="P197" style:family="paragraph" style:parent-style-name="Main_20_Text" style:list-style-name="WWNum67"/>
    <style:style style:name="P198" style:family="paragraph" style:parent-style-name="Main_20_Text" style:list-style-name="WWNum68"/>
    <style:style style:name="P199" style:family="paragraph" style:parent-style-name="Main_20_Text" style:list-style-name="WWNum69"/>
    <style:style style:name="P200"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201"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202"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203"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204" style:family="paragraph" style:parent-style-name="Main_20_Text" style:list-style-name="WWNum77">
      <style:paragraph-properties>
        <style:tab-stops>
          <style:tab-stop style:position="1.8055in"/>
          <style:tab-stop style:position="6.25in"/>
        </style:tab-stops>
      </style:paragraph-properties>
    </style:style>
    <style:style style:name="P205" style:family="paragraph" style:parent-style-name="Main_20_Text" style:list-style-name="WWNum78"/>
    <style:style style:name="P206" style:family="paragraph" style:parent-style-name="Main_20_Text" style:list-style-name="WWNum78">
      <style:text-properties style:font-name="Times New Roman WT"/>
    </style:style>
    <style:style style:name="P207" style:family="paragraph" style:parent-style-name="Main_20_Text" style:list-style-name="WWNum78">
      <style:text-properties style:font-name="Times New Roman WT" style:font-size-complex="11pt"/>
    </style:style>
    <style:style style:name="P208" style:family="paragraph" style:parent-style-name="Main_20_Text">
      <style:text-properties style:font-name="Times New Roman WT" fo:font-size="11pt" officeooo:rsid="00679cdd" officeooo:paragraph-rsid="00703cdc" style:font-size-asian="11pt" style:font-size-complex="11pt"/>
    </style:style>
    <style:style style:name="P209" style:family="paragraph" style:parent-style-name="Main_20_Text" style:list-style-name="WWNum80"/>
    <style:style style:name="P210" style:family="paragraph" style:parent-style-name="Main_20_Text" style:list-style-name="WWNum81"/>
    <style:style style:name="P211" style:family="paragraph" style:parent-style-name="Main_20_Text">
      <style:text-properties officeooo:paragraph-rsid="00803d55"/>
    </style:style>
    <style:style style:name="P212" style:family="paragraph" style:parent-style-name="Main_20_Text">
      <style:text-properties officeooo:paragraph-rsid="00820a47"/>
    </style:style>
    <style:style style:name="P213" style:family="paragraph" style:parent-style-name="Main_20_Text">
      <style:text-properties officeooo:paragraph-rsid="00833786"/>
    </style:style>
    <style:style style:name="P214" style:family="paragraph" style:parent-style-name="Main_20_Text">
      <style:text-properties officeooo:paragraph-rsid="0087f2e1"/>
    </style:style>
    <style:style style:name="P215" style:family="paragraph" style:parent-style-name="Main_20_Text">
      <style:text-properties officeooo:paragraph-rsid="0089da41"/>
    </style:style>
    <style:style style:name="P216" style:family="paragraph" style:parent-style-name="Main_20_Text">
      <style:text-properties officeooo:paragraph-rsid="008bac9e"/>
    </style:style>
    <style:style style:name="P217" style:family="paragraph" style:parent-style-name="Main_20_Text">
      <style:text-properties officeooo:paragraph-rsid="008d77ec"/>
    </style:style>
    <style:style style:name="P218" style:family="paragraph" style:parent-style-name="Main_20_Text">
      <style:text-properties officeooo:paragraph-rsid="008ec305"/>
    </style:style>
    <style:style style:name="P219" style:family="paragraph" style:parent-style-name="Main_20_Text">
      <style:text-properties officeooo:rsid="0092c51c" officeooo:paragraph-rsid="0092c51c"/>
    </style:style>
    <style:style style:name="P220" style:family="paragraph" style:parent-style-name="Main_20_Text" style:list-style-name="WWNum12">
      <style:paragraph-properties fo:margin-top="0.0402in" fo:margin-bottom="0in" loext:contextual-spacing="false"/>
      <style:text-properties style:font-size-complex="11pt"/>
    </style:style>
    <style:style style:name="P221" style:family="paragraph" style:parent-style-name="Main_20_Text" style:list-style-name="WWNum18">
      <style:paragraph-properties fo:margin-top="0.0402in" fo:margin-bottom="0in" loext:contextual-spacing="false"/>
      <style:text-properties style:font-size-complex="11pt"/>
    </style:style>
    <style:style style:name="P222"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23" style:family="paragraph" style:parent-style-name="Main_20_Text" style:list-style-name="WWNum18">
      <style:paragraph-properties fo:margin-top="0.0402in" fo:margin-bottom="0in" loext:contextual-spacing="false"/>
    </style:style>
    <style:style style:name="P224" style:family="paragraph" style:parent-style-name="Main_20_Text" style:list-style-name="WWNum18">
      <style:paragraph-properties fo:margin-top="0.0402in" fo:margin-bottom="0in" loext:contextual-spacing="false"/>
      <style:text-properties style:font-name="Courier New" style:font-size-complex="11pt"/>
    </style:style>
    <style:style style:name="P225" style:family="paragraph" style:parent-style-name="Main_20_Text" style:list-style-name="WWNum66">
      <style:paragraph-properties fo:margin-top="0.0402in" fo:margin-bottom="0in" loext:contextual-spacing="false"/>
      <style:text-properties style:font-name="Courier New"/>
    </style:style>
    <style:style style:name="P226"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27" style:family="paragraph" style:parent-style-name="Main_20_Text" style:list-style-name="WWNum66">
      <style:paragraph-properties fo:margin-top="0.0402in" fo:margin-bottom="0in" loext:contextual-spacing="false"/>
    </style:style>
    <style:style style:name="P228"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29" style:family="paragraph" style:parent-style-name="Main_20_Text" style:list-style-name="WWNum15">
      <style:paragraph-properties fo:margin-top="0.0598in" fo:margin-bottom="0in" loext:contextual-spacing="false"/>
      <style:text-properties style:font-size-complex="11pt"/>
    </style:style>
    <style:style style:name="P230" style:family="paragraph" style:parent-style-name="Main_20_Text" style:list-style-name="WWNum17">
      <style:paragraph-properties fo:margin-top="0.0598in" fo:margin-bottom="0in" loext:contextual-spacing="false"/>
      <style:text-properties style:font-name="Courier New" style:font-size-complex="11pt"/>
    </style:style>
    <style:style style:name="P231" style:family="paragraph" style:parent-style-name="Main_20_Text" style:list-style-name="WWNum63">
      <style:paragraph-properties fo:margin-top="0.0598in" fo:margin-bottom="0in" loext:contextual-spacing="false"/>
    </style:style>
    <style:style style:name="P232" style:family="paragraph" style:parent-style-name="Main_20_Text" style:list-style-name="WWNum67">
      <style:paragraph-properties fo:margin-top="0.0598in" fo:margin-bottom="0in" loext:contextual-spacing="false"/>
    </style:style>
    <style:style style:name="P233" style:family="paragraph" style:parent-style-name="Main_20_Text" style:list-style-name="WWNum18">
      <style:paragraph-properties fo:break-before="page"/>
      <style:text-properties style:font-name="Courier New" style:font-size-complex="11pt"/>
    </style:style>
    <style:style style:name="P234" style:family="paragraph" style:parent-style-name="Main_20_Text" style:list-style-name="WWNum66">
      <style:paragraph-properties fo:break-before="page"/>
      <style:text-properties style:font-name="Courier New"/>
    </style:style>
    <style:style style:name="P235" style:family="paragraph" style:parent-style-name="Main_20_Text" style:list-style-name="WWNum66">
      <style:paragraph-properties fo:break-before="page"/>
    </style:style>
    <style:style style:name="P236" style:family="paragraph" style:parent-style-name="Main_20_Text" style:list-style-name="WWNum78">
      <style:paragraph-properties fo:break-before="page"/>
      <style:text-properties style:font-name="Times New Roman WT"/>
    </style:style>
    <style:style style:name="P237" style:family="paragraph" style:parent-style-name="Main_20_Text" style:list-style-name="WWNum78">
      <style:paragraph-properties fo:break-before="page"/>
      <style:text-properties style:font-name="Times New Roman WT" style:font-size-complex="11pt"/>
    </style:style>
    <style:style style:name="P238" style:family="paragraph" style:parent-style-name="Main_20_Text" style:list-style-name="WWNum78">
      <style:paragraph-properties fo:break-before="page"/>
    </style:style>
    <style:style style:name="P239" style:family="paragraph" style:parent-style-name="Main_20_Text" style:list-style-name="WWNum70">
      <style:paragraph-properties fo:margin-top="0.0799in" fo:margin-bottom="0in" loext:contextual-spacing="false"/>
      <style:text-properties style:font-name="Courier New"/>
    </style:style>
    <style:style style:name="P240" style:family="paragraph" style:parent-style-name="Main_20_Text" style:list-style-name="WWNum66">
      <style:paragraph-properties fo:margin-top="0.0799in" fo:margin-bottom="0in" loext:contextual-spacing="false"/>
    </style:style>
    <style:style style:name="P241"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42" style:family="paragraph" style:parent-style-name="Main_20_Text">
      <style:paragraph-properties fo:margin-left="0.4925in" fo:margin-right="0in" fo:margin-top="0in" fo:margin-bottom="0in" loext:contextual-spacing="false" fo:text-indent="0in" style:auto-text-indent="false"/>
      <style:text-properties style:font-name="Courier New" officeooo:paragraph-rsid="008bac9e"/>
    </style:style>
    <style:style style:name="P243" style:family="paragraph" style:parent-style-name="Main_20_Text">
      <style:paragraph-properties fo:margin-top="0in" fo:margin-bottom="0in" loext:contextual-spacing="false"/>
      <style:text-properties style:font-name="Courier New" officeooo:paragraph-rsid="008bac9e"/>
    </style:style>
    <style:style style:name="P244" style:family="paragraph" style:parent-style-name="Main_20_Text">
      <style:paragraph-properties fo:margin-top="0in" fo:margin-bottom="0in" loext:contextual-spacing="false"/>
      <style:text-properties officeooo:paragraph-rsid="008bac9e"/>
    </style:style>
    <style:style style:name="P245"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3965f4" style:font-size-complex="11pt"/>
    </style:style>
    <style:style style:name="T9" style:family="text">
      <style:text-properties officeooo:rsid="0057b364" style:font-size-complex="11pt"/>
    </style:style>
    <style:style style:name="T10" style:family="text">
      <style:text-properties officeooo:rsid="0063c3f6" style:font-size-complex="11pt"/>
    </style:style>
    <style:style style:name="T11" style:family="text">
      <style:text-properties officeooo:rsid="0063f1dc" style:font-size-complex="11pt"/>
    </style:style>
    <style:style style:name="T12" style:family="text">
      <style:text-properties officeooo:rsid="00657dde" style:font-size-complex="11pt"/>
    </style:style>
    <style:style style:name="T13" style:family="text">
      <style:text-properties officeooo:rsid="006c80ac" style:font-size-complex="11pt"/>
    </style:style>
    <style:style style:name="T14" style:family="text">
      <style:text-properties officeooo:rsid="006d1be6" style:font-size-complex="11pt"/>
    </style:style>
    <style:style style:name="T15" style:family="text">
      <style:text-properties style:font-name="Courier New"/>
    </style:style>
    <style:style style:name="T16" style:family="text">
      <style:text-properties style:font-name="Courier New" style:font-size-complex="11pt"/>
    </style:style>
    <style:style style:name="T17" style:family="text">
      <style:text-properties style:font-name="Courier New" officeooo:rsid="0028775c" style:font-size-complex="11pt"/>
    </style:style>
    <style:style style:name="T18" style:family="text">
      <style:text-properties style:font-name="Courier New" style:font-name-asian="Courier New1" style:font-name-complex="Courier New1" style:font-size-complex="11pt"/>
    </style:style>
    <style:style style:name="T19" style:family="text">
      <style:text-properties style:font-name="Courier New" officeooo:rsid="009238f8" style:font-name-asian="Courier New1" style:font-name-complex="Courier New1" style:font-size-complex="11pt"/>
    </style:style>
    <style:style style:name="T20" style:family="text">
      <style:text-properties style:font-name="Courier New" officeooo:rsid="009bdc71" style:font-name-asian="Courier New1" style:font-name-complex="Courier New1" style:font-size-complex="11pt"/>
    </style:style>
    <style:style style:name="T21" style:family="text">
      <style:text-properties style:font-name="Courier New" fo:font-size="10pt" style:font-size-asian="10pt" style:font-size-complex="10pt"/>
    </style:style>
    <style:style style:name="T22" style:family="text">
      <style:text-properties style:font-name="Courier New" style:text-underline-style="solid" style:text-underline-width="auto" style:text-underline-color="font-color" fo:font-weight="bold" style:font-weight-asian="bold" style:font-weight-complex="bold"/>
    </style:style>
    <style:style style:name="T23" style:family="text">
      <style:text-properties style:font-name="Courier New" style:text-underline-style="solid" style:text-underline-width="auto" style:text-underline-color="font-color" style:font-name-asian="Courier New1" style:font-name-complex="Courier New1" style:font-size-complex="11pt"/>
    </style:style>
    <style:style style:name="T24" style:family="text">
      <style:text-properties style:font-name="Courier New" officeooo:rsid="003eeef7"/>
    </style:style>
    <style:style style:name="T25" style:family="text">
      <style:text-properties style:font-name="Courier New" fo:font-size="11pt" officeooo:rsid="0084e430" style:font-name-asian="Courier New1" style:font-size-asian="11pt" style:font-name-complex="Courier New1" style:font-size-complex="11pt"/>
    </style:style>
    <style:style style:name="T26" style:family="text">
      <style:text-properties style:font-name="Courier New" fo:font-size="11pt" officeooo:rsid="008d77ec" style:font-name-asian="Courier New1" style:font-size-asian="11pt" style:font-name-complex="Courier New1" style:font-size-complex="11pt"/>
    </style:style>
    <style:style style:name="T27" style:family="text">
      <style:text-properties style:font-name="Courier New" fo:font-size="11pt" officeooo:rsid="008ec305" style:font-name-asian="Courier New1" style:font-size-asian="11pt" style:font-name-complex="Courier New1" style:font-size-complex="11pt"/>
    </style:style>
    <style:style style:name="T28" style:family="text">
      <style:text-properties style:font-name="Courier New" fo:font-size="11pt" officeooo:rsid="009238f8" style:font-name-asian="Courier New1" style:font-size-asian="11pt" style:font-name-complex="Courier New1" style:font-size-complex="11pt"/>
    </style:style>
    <style:style style:name="T29" style:family="text">
      <style:text-properties style:font-name="Courier New" fo:font-size="11pt" officeooo:rsid="009a445c" style:font-name-asian="Courier New1" style:font-size-asian="11pt" style:font-name-complex="Courier New1" style:font-size-complex="11pt"/>
    </style:style>
    <style:style style:name="T30" style:family="text">
      <style:text-properties style:font-name="Courier New" fo:font-size="11pt" officeooo:rsid="009bdc71" style:font-name-asian="Courier New1" style:font-size-asian="11pt" style:font-name-complex="Courier New1" style:font-size-complex="11pt"/>
    </style:style>
    <style:style style:name="T31" style:family="text">
      <style:text-properties style:font-name="Courier New" fo:font-size="11pt" officeooo:rsid="008b94f7" style:font-size-asian="11pt"/>
    </style:style>
    <style:style style:name="T32" style:family="text">
      <style:text-properties style:font-name="Courier New" fo:font-size="11pt" officeooo:rsid="008bac9e" style:font-size-asian="11pt"/>
    </style:style>
    <style:style style:name="T33" style:family="text">
      <style:text-properties style:font-name="Courier New" fo:font-size="11pt" officeooo:rsid="009a3185" style:font-size-asian="11pt"/>
    </style:style>
    <style:style style:name="T34" style:family="text">
      <style:text-properties style:font-name="Courier New" fo:font-size="11pt" officeooo:rsid="009a445c" style:font-size-asian="11pt"/>
    </style:style>
    <style:style style:name="T35" style:family="text">
      <style:text-properties style:font-name="Courier New" officeooo:rsid="008b94f7"/>
    </style:style>
    <style:style style:name="T36" style:family="text">
      <style:text-properties style:font-name="Courier New" officeooo:rsid="009a318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style:font-size-complex="11pt"/>
    </style:style>
    <style:style style:name="T39" style:family="text">
      <style:text-properties style:text-underline-style="solid" style:text-underline-width="auto" style:text-underline-color="font-color" style:font-name-asian="Courier New1" style:font-name-complex="Courier New1" style:font-size-complex="11pt"/>
    </style:style>
    <style:style style:name="T40" style:family="text">
      <style:text-properties style:text-underline-style="solid" style:text-underline-width="auto" style:text-underline-color="font-color" officeooo:rsid="00908bad" style:font-name-asian="Courier New1" style:font-name-complex="Courier New1" style:font-size-complex="11pt"/>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fo:color="#000000" style:font-name-asian="Arial1" style:font-name-complex="Arial1" style:font-size-complex="11pt"/>
    </style:style>
    <style:style style:name="T43" style:family="text">
      <style:text-properties fo:color="#000000" style:font-name="Courier New" style:font-name-asian="Arial1" style:font-name-complex="Arial1" style:font-size-complex="11pt"/>
    </style:style>
    <style:style style:name="T44" style:family="text">
      <style:text-properties style:font-name-asian="Courier New1" style:font-name-complex="Courier New1" style:font-size-complex="11pt"/>
    </style:style>
    <style:style style:name="T45" style:family="text">
      <style:text-properties officeooo:rsid="00414e03" style:font-name-asian="Courier New1" style:font-name-complex="Courier New1" style:font-size-complex="11pt"/>
    </style:style>
    <style:style style:name="T46" style:family="text">
      <style:text-properties officeooo:rsid="0041b2f1" style:font-name-asian="Courier New1" style:font-name-complex="Courier New1" style:font-size-complex="11pt"/>
    </style:style>
    <style:style style:name="T47" style:family="text">
      <style:text-properties officeooo:rsid="005054d5" style:font-name-asian="Courier New1" style:font-name-complex="Courier New1" style:font-size-complex="11pt"/>
    </style:style>
    <style:style style:name="T48" style:family="text">
      <style:text-properties officeooo:rsid="00802956" style:font-name-asian="Courier New1" style:font-name-complex="Courier New1" style:font-size-complex="11pt"/>
    </style:style>
    <style:style style:name="T49" style:family="text">
      <style:text-properties officeooo:rsid="007e34a2" style:font-name-asian="Courier New1" style:font-name-complex="Courier New1" style:font-size-complex="11pt"/>
    </style:style>
    <style:style style:name="T50" style:family="text">
      <style:text-properties officeooo:rsid="00838a54" style:font-name-asian="Courier New1" style:font-name-complex="Courier New1" style:font-size-complex="11pt"/>
    </style:style>
    <style:style style:name="T51" style:family="text">
      <style:text-properties officeooo:rsid="00843a4f" style:font-name-asian="Courier New1" style:font-name-complex="Courier New1" style:font-size-complex="11pt"/>
    </style:style>
    <style:style style:name="T52" style:family="text">
      <style:text-properties officeooo:rsid="0087f2e1" style:font-name-asian="Courier New1" style:font-name-complex="Courier New1" style:font-size-complex="11pt"/>
    </style:style>
    <style:style style:name="T53" style:family="text">
      <style:text-properties officeooo:rsid="0089da41" style:font-name-asian="Courier New1" style:font-name-complex="Courier New1" style:font-size-complex="11pt"/>
    </style:style>
    <style:style style:name="T54" style:family="text">
      <style:text-properties officeooo:rsid="008b94f7" style:font-name-asian="Courier New1" style:font-name-complex="Courier New1" style:font-size-complex="11pt"/>
    </style:style>
    <style:style style:name="T55" style:family="text">
      <style:text-properties officeooo:rsid="008ec305" style:font-name-asian="Courier New1" style:font-name-complex="Courier New1" style:font-size-complex="11pt"/>
    </style:style>
    <style:style style:name="T56" style:family="text">
      <style:text-properties officeooo:rsid="009238f8" style:font-name-asian="Courier New1" style:font-name-complex="Courier New1" style:font-size-complex="11pt"/>
    </style:style>
    <style:style style:name="T57" style:family="text">
      <style:text-properties officeooo:rsid="0098479c" style:font-name-asian="Courier New1" style:font-name-complex="Courier New1" style:font-size-complex="11pt"/>
    </style:style>
    <style:style style:name="T58" style:family="text">
      <style:text-properties officeooo:rsid="009d8006" style:font-name-asian="Courier New1" style:font-name-complex="Courier New1" style:font-size-complex="11pt"/>
    </style:style>
    <style:style style:name="T59" style:family="text">
      <style:text-properties style:font-name-asian="Times New Roman2" style:font-name-complex="Times New Roman2" style:font-size-complex="11pt"/>
    </style:style>
    <style:style style:name="T60" style:family="text">
      <style:text-properties style:font-name="Times New Roman WT"/>
    </style:style>
    <style:style style:name="T61" style:family="text">
      <style:text-properties style:font-name="Times New Roman WT" style:font-size-complex="11pt"/>
    </style:style>
    <style:style style:name="T62" style:family="text">
      <style:text-properties fo:font-weight="bold" style:font-weight-asian="bold" style:font-size-complex="11pt" style:font-weight-complex="bold"/>
    </style:style>
    <style:style style:name="T63" style:family="text">
      <style:text-properties officeooo:rsid="002005e7"/>
    </style:style>
    <style:style style:name="T64" style:family="text">
      <style:text-properties officeooo:rsid="002013d2"/>
    </style:style>
    <style:style style:name="T65" style:family="text">
      <style:text-properties fo:font-size="11pt" officeooo:rsid="0028775c" style:font-size-asian="11pt" style:font-size-complex="11pt"/>
    </style:style>
    <style:style style:name="T66" style:family="text">
      <style:text-properties fo:font-size="11pt" officeooo:rsid="00320ae3" style:font-size-asian="11pt" style:font-size-complex="11pt"/>
    </style:style>
    <style:style style:name="T67" style:family="text">
      <style:text-properties fo:font-size="11pt" officeooo:rsid="0063c3f6" style:font-size-asian="11pt" style:font-size-complex="11pt"/>
    </style:style>
    <style:style style:name="T68" style:family="text">
      <style:text-properties fo:font-size="11pt" officeooo:rsid="006d1be6" style:font-size-asian="11pt" style:font-size-complex="11pt"/>
    </style:style>
    <style:style style:name="T69" style:family="text">
      <style:text-properties fo:font-size="11pt" officeooo:rsid="0076eb06" style:font-size-asian="11pt" style:font-size-complex="11pt"/>
    </style:style>
    <style:style style:name="T70" style:family="text">
      <style:text-properties fo:font-size="11pt" officeooo:rsid="007c7dfd" style:font-size-asian="11pt" style:font-size-complex="11pt"/>
    </style:style>
    <style:style style:name="T71" style:family="text">
      <style:text-properties fo:font-size="11pt" officeooo:rsid="007c9e5d" style:font-size-asian="11pt" style:font-size-complex="11pt"/>
    </style:style>
    <style:style style:name="T72" style:family="text">
      <style:text-properties fo:font-size="11pt" officeooo:rsid="003c2cf0" style:font-size-asian="11pt"/>
    </style:style>
    <style:style style:name="T73" style:family="text">
      <style:text-properties fo:font-size="11pt" officeooo:rsid="00400d52" style:font-size-asian="11pt"/>
    </style:style>
    <style:style style:name="T74" style:family="text">
      <style:text-properties fo:font-size="11pt" officeooo:rsid="0046c251" style:font-size-asian="11pt"/>
    </style:style>
    <style:style style:name="T75" style:family="text">
      <style:text-properties fo:font-size="11pt" officeooo:rsid="0058d6b8" style:font-size-asian="11pt"/>
    </style:style>
    <style:style style:name="T76" style:family="text">
      <style:text-properties fo:font-size="11pt" officeooo:rsid="007a9ebc" style:font-size-asian="11pt"/>
    </style:style>
    <style:style style:name="T77" style:family="text">
      <style:text-properties fo:font-size="11pt" officeooo:rsid="00400d52" style:font-name-asian="Courier New1" style:font-size-asian="11pt" style:font-name-complex="Courier New1" style:font-size-complex="11pt"/>
    </style:style>
    <style:style style:name="T78" style:family="text">
      <style:text-properties fo:font-size="11pt" officeooo:rsid="007e34a2" style:font-name-asian="Courier New1" style:font-size-asian="11pt" style:font-name-complex="Courier New1" style:font-size-complex="11pt"/>
    </style:style>
    <style:style style:name="T79" style:family="text">
      <style:text-properties fo:font-size="11pt" officeooo:rsid="00802956" style:font-name-asian="Courier New1" style:font-size-asian="11pt" style:font-name-complex="Courier New1" style:font-size-complex="11pt"/>
    </style:style>
    <style:style style:name="T80" style:family="text">
      <style:text-properties fo:font-size="11pt" officeooo:rsid="0087f2e1" style:font-name-asian="Courier New1" style:font-size-asian="11pt" style:font-name-complex="Courier New1" style:font-size-complex="11pt"/>
    </style:style>
    <style:style style:name="T81" style:family="text">
      <style:text-properties fo:font-size="11pt" officeooo:rsid="008ec305" style:font-name-asian="Courier New1" style:font-size-asian="11pt" style:font-name-complex="Courier New1" style:font-size-complex="11pt"/>
    </style:style>
    <style:style style:name="T82" style:family="text">
      <style:text-properties fo:font-size="11pt" officeooo:rsid="009d8006" style:font-name-asian="Courier New1" style:font-size-asian="11pt" style:font-name-complex="Courier New1" style:font-size-complex="11pt"/>
    </style:style>
    <style:style style:name="T83" style:family="text">
      <style:text-properties fo:font-size="11pt" style:text-underline-style="solid" style:text-underline-width="auto" style:text-underline-color="font-color" officeooo:rsid="00901e74" style:font-name-asian="Courier New1" style:font-size-asian="11pt" style:font-name-complex="Courier New1" style:font-size-complex="11pt"/>
    </style:style>
    <style:style style:name="T84" style:family="text">
      <style:text-properties fo:font-size="11pt" style:text-underline-style="solid" style:text-underline-width="auto" style:text-underline-color="font-color" officeooo:rsid="00908bad" style:font-name-asian="Courier New1" style:font-size-asian="11pt" style:font-name-complex="Courier New1" style:font-size-complex="11pt"/>
    </style:style>
    <style:style style:name="T85" style:family="text">
      <style:text-properties officeooo:rsid="0028775c"/>
    </style:style>
    <style:style style:name="T86" style:family="text">
      <style:text-properties officeooo:rsid="0037a4ff"/>
    </style:style>
    <style:style style:name="T87" style:family="text">
      <style:text-properties officeooo:rsid="003a7e12"/>
    </style:style>
    <style:style style:name="T88" style:family="text">
      <style:text-properties officeooo:rsid="003bbfd9"/>
    </style:style>
    <style:style style:name="T89" style:family="text">
      <style:text-properties officeooo:rsid="003e16cc"/>
    </style:style>
    <style:style style:name="T90" style:family="text">
      <style:text-properties officeooo:rsid="003e8ed1"/>
    </style:style>
    <style:style style:name="T91" style:family="text">
      <style:text-properties officeooo:rsid="00420456"/>
    </style:style>
    <style:style style:name="T92" style:family="text">
      <style:text-properties officeooo:rsid="004a3cd2"/>
    </style:style>
    <style:style style:name="T93" style:family="text">
      <style:text-properties officeooo:rsid="004b4c98"/>
    </style:style>
    <style:style style:name="T94" style:family="text">
      <style:text-properties officeooo:rsid="004ca2fb"/>
    </style:style>
    <style:style style:name="T95" style:family="text">
      <style:text-properties officeooo:rsid="004d7104"/>
    </style:style>
    <style:style style:name="T96" style:family="text">
      <style:text-properties officeooo:rsid="004ecddc"/>
    </style:style>
    <style:style style:name="T97" style:family="text">
      <style:text-properties officeooo:rsid="004f4d40"/>
    </style:style>
    <style:style style:name="T98" style:family="text">
      <style:text-properties officeooo:rsid="0051a3f8"/>
    </style:style>
    <style:style style:name="T99" style:family="text">
      <style:text-properties officeooo:rsid="00590aab"/>
    </style:style>
    <style:style style:name="T100" style:family="text">
      <style:text-properties officeooo:rsid="007e34a2"/>
    </style:style>
    <style:style style:name="T101" style:family="text">
      <style:text-properties style:font-name="Times New Roman1" fo:font-size="14pt" fo:font-weight="bold" officeooo:rsid="007e34a2" style:font-size-asian="14pt" style:font-weight-asian="bold" style:font-size-complex="14pt" style:font-weight-complex="bold"/>
    </style:style>
    <style:style style:name="T102" style:family="text">
      <style:text-properties officeooo:rsid="00838a54"/>
    </style:style>
    <style:style style:name="T103" style:family="text">
      <style:text-properties officeooo:rsid="0087f2e1"/>
    </style:style>
    <style:style style:name="T104" style:family="text">
      <style:text-properties officeooo:rsid="008b94f7"/>
    </style:style>
    <style:style style:name="T105" style:family="text">
      <style:text-properties officeooo:rsid="008d77ec"/>
    </style:style>
    <style:style style:name="T106" style:family="text">
      <style:text-properties officeooo:rsid="00908bad"/>
    </style:style>
    <style:style style:name="T107" style:family="text">
      <style:text-properties style:font-name="Times New Roman" officeooo:rsid="007e34a2" style:font-name-asian="Courier New1" style:font-name-complex="Courier New1" style:font-size-complex="11pt"/>
    </style:style>
    <style:style style:name="T108" style:family="text">
      <style:text-properties style:font-name="Times New Roman" fo:font-size="11pt" officeooo:rsid="007e34a2" style:font-name-asian="Courier New1" style:font-size-asian="11pt" style:font-name-complex="Courier New1" style:font-size-complex="11pt"/>
    </style:style>
    <style:style style:name="T109" style:family="text">
      <style:text-properties style:font-name="Times New Roman" fo:font-size="11pt" officeooo:rsid="0091ac87" style:font-name-asian="Courier New1" style:font-size-asian="11pt" style:font-name-complex="Courier New1" style:font-size-complex="11pt"/>
    </style:style>
    <style:style style:name="T110" style:family="text">
      <style:text-properties officeooo:rsid="009238f8"/>
    </style:style>
    <style:style style:name="T111" style:family="text">
      <style:text-properties officeooo:rsid="0096d188"/>
    </style:style>
    <style:style style:name="T112" style:family="text">
      <style:text-properties officeooo:rsid="009a3185"/>
    </style:style>
    <style:style style:name="T113" style:family="text">
      <style:text-properties officeooo:rsid="009a445c"/>
    </style:style>
    <style:style style:name="T114" style:family="text">
      <style:text-properties officeooo:rsid="009bdc71"/>
    </style:style>
    <style:style style:name="T115" style:family="text">
      <style:text-properties officeooo:rsid="009d8006"/>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tab/></text:p>
      <text:p text:style-name="P7"/>
      <text:p text:style-name="P7"/>
      <text:p text:style-name="P7"/>
      <text:p text:style-name="P8"/>
      <text:p text:style-name="P8"/>
      <text:p text:style-name="P8"/>
      <text:p text:style-name="P8"/>
      <text:p text:style-name="P8"/>
      <text:p text:style-name="P9">The WIT Developer's Handbook:</text:p>
      <text:p text:style-name="P9"/>
      <text:p text:style-name="P9">A Reference Manual</text:p>
      <text:p text:style-name="P29"><text:span text:style-name="T1">for the Development</text:span><text:span text:style-name="T3"> </text:span><text:span text:style-name="T1">and Maintenance</text:span><text:span text:style-name="T3"> </text:span><text:span text:style-name="T1">of W</text:span><text:span text:style-name="T2">IT</text:span></text:p>
      <text:p text:style-name="P11"/>
      <text:p text:style-name="P11"/>
      <text:p text:style-name="P11"/>
      <text:p text:style-name="P11"/>
      <text:p text:style-name="P10"/>
      <text:p text:style-name="P25">Robert Wittrock</text:p>
      <text:p text:style-name="P25"/>
      <text:p text:style-name="P26"/>
      <text:p text:style-name="P25"><text:span text:style-name="T63">Revised </text:span><text:date style:data-style-name="N10076" text:date-value="2022-04-11T14:33:37.593000177">April 11, 2022</text:date></text:p>
      <text:p text:style-name="P12"/>
      <text:p text:style-name="P12"/>
      <text:p text:style-name="P12"/>
      <text:p text:style-name="P28"><text:span text:style-name="T4">This document is available on </text:span><text:span text:style-name="T66">GitHub</text:span><text:span text:style-name="T4"> at:</text:span></text:p>
      <text:p text:style-name="P90"><text:span text:style-name="T85">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97"><text:a xlink:type="simple" xlink:href="#__RefHeading__29724541" text:style-name="Index_20_Link" text:visited-style-name="Index_20_Link">1. Introduction<text:tab/>3</text:a></text:p>
          <text:p text:style-name="P96"><text:a xlink:type="simple" xlink:href="#__RefHeading___Toc4941_2218867006" text:style-name="Index_20_Link" text:visited-style-name="Index_20_Link">2. What is MCL?<text:tab/>4</text:a></text:p>
          <text:p text:style-name="P96"><text:a xlink:type="simple" xlink:href="#__RefHeading__38414125" text:style-name="Index_20_Link" text:visited-style-name="Index_20_Link">3. How to Build MCL<text:tab/>5</text:a></text:p>
          <text:p text:style-name="P96"><text:a xlink:type="simple" xlink:href="#__RefHeading___Toc4943_2218867006" text:style-name="Index_20_Link" text:visited-style-name="Index_20_Link">4. How to Test MCL<text:tab/>8</text:a></text:p>
          <text:p text:style-name="P96"><text:a xlink:type="simple" xlink:href="#__RefHeading__38382289" text:style-name="Index_20_Link" text:visited-style-name="Index_20_Link">5. How to Build WIT<text:tab/>9</text:a></text:p>
          <text:p text:style-name="P96"><text:a xlink:type="simple" xlink:href="#__RefHeading___Toc4945_2218867006" text:style-name="Index_20_Link" text:visited-style-name="Index_20_Link">6. How to Test WIT: The API Test<text:tab/>13</text:a></text:p>
          <text:p text:style-name="P96"><text:a xlink:type="simple" xlink:href="#__RefHeading__29602512" text:style-name="Index_20_Link" text:visited-style-name="Index_20_Link">7. How to Test WIT: If the API Test is Unsuccessful<text:tab/>15</text:a></text:p>
          <text:p text:style-name="P96"><text:a xlink:type="simple" xlink:href="#__RefHeading__36701896" text:style-name="Index_20_Link" text:visited-style-name="Index_20_Link">8. How to Add to the API Test<text:tab/>17</text:a></text:p>
          <text:p text:style-name="P96"><text:a xlink:type="simple" xlink:href="#__RefHeading___Toc4947_2218867006" text:style-name="Index_20_Link" text:visited-style-name="Index_20_Link">9. How to Test WIT: The Thread Test<text:tab/>19</text:a></text:p>
          <text:p text:style-name="P96"><text:a xlink:type="simple" xlink:href="#__RefHeading___Toc4700_2109178196" text:style-name="Index_20_Link" text:visited-style-name="Index_20_Link">10. How to Test WIT: The No-Solver Test<text:tab/>20</text:a></text:p>
          <text:p text:style-name="P96"><text:a xlink:type="simple" xlink:href="#__RefHeading__32225750" text:style-name="Index_20_Link" text:visited-style-name="Index_20_Link">11. How to Test WIT: The Stand-Alone Test<text:tab/>22</text:a></text:p>
          <text:p text:style-name="P96"><text:a xlink:type="simple" xlink:href="#__RefHeading___Toc4951_2218867006" text:style-name="Index_20_Link" text:visited-style-name="Index_20_Link">12. How to Test WIT: If the Stand-Alone Test is Unsuccessful<text:tab/>26</text:a></text:p>
          <text:p text:style-name="P96"><text:a xlink:type="simple" xlink:href="#__RefHeading__36692052" text:style-name="Index_20_Link" text:visited-style-name="Index_20_Link">13. How to Add to the Stand-Alone Test<text:tab/>27</text:a></text:p>
          <text:p text:style-name="P96"><text:a xlink:type="simple" xlink:href="#__RefHeading___Toc4953_2218867006" text:style-name="Index_20_Link" text:visited-style-name="Index_20_Link">14. How to Build and Test WIT-J<text:tab/>29</text:a></text:p>
          <text:p text:style-name="P96"><text:a xlink:type="simple" xlink:href="#__RefHeading___Toc4957_2218867006" text:style-name="Index_20_Link" text:visited-style-name="Index_20_Link">15. How to Update the WIT Guide<text:tab/>30</text:a></text:p>
          <text:p text:style-name="P96"><text:a xlink:type="simple" xlink:href="#__RefHeading__38365474" text:style-name="Index_20_Link" text:visited-style-name="Index_20_Link">16. A Walk Through the Makefiles<text:tab/>32</text:a></text:p>
          <text:p text:style-name="P96"><text:a xlink:type="simple" xlink:href="#__RefHeading___Toc4959_2218867006" text:style-name="Index_20_Link" text:visited-style-name="Index_20_Link">17. Conventions of the WIT Source Code<text:tab/>35</text:a></text:p>
          <text:p text:style-name="P96"><text:a xlink:type="simple" xlink:href="#__RefHeading___Toc4961_2218867006" text:style-name="Index_20_Link" text:visited-style-name="Index_20_Link">18. Structural Concepts<text:tab/>36</text:a></text:p>
          <text:p text:style-name="P96"><text:a xlink:type="simple" xlink:href="#__RefHeading___Toc4963_2218867006" text:style-name="Index_20_Link" text:visited-style-name="Index_20_Link">19. A Structural Overview of WIT<text:tab/>37</text:a></text:p>
          <text:p text:style-name="P96"><text:a xlink:type="simple" xlink:href="#__RefHeading__35402006" text:style-name="Index_20_Link" text:visited-style-name="Index_20_Link">20. How to Add a Message to WIT<text:tab/>41</text:a></text:p>
          <text:p text:style-name="P96"><text:a xlink:type="simple" xlink:href="#__RefHeading___Toc4965_2218867006" text:style-name="Index_20_Link" text:visited-style-name="Index_20_Link">21. How to Add an Attribute to WIT<text:tab/>45</text:a></text:p>
          <text:p text:style-name="P96"><text:a xlink:type="simple" xlink:href="#__RefHeading__29722579" text:style-name="Index_20_Link" text:visited-style-name="Index_20_Link">22. How to Add an Attribute to WIT-J<text:tab/>54</text:a></text:p>
          <text:p text:style-name="P96"><text:a xlink:type="simple" xlink:href="#__RefHeading___Toc4967_2218867006" text:style-name="Index_20_Link" text:visited-style-name="Index_20_Link">23. How to Add/Remove/Rename Source Files<text:tab/>55</text:a></text:p>
          <text:p text:style-name="P96"><text:a xlink:type="simple" xlink:href="#__RefHeading___Toc4971_2218867006" text:style-name="Index_20_Link" text:visited-style-name="Index_20_Link">References<text:tab/>56</text:a></text:p>
        </text:index-body>
      </text:table-of-content>
      <text:list xml:id="list4247016904" text:style-name="WWNum11">
        <text:list-item>
          <text:h text:style-name="P107" text:outline-level="1"><text:bookmark-start text:name="__RefHeading__29724541"/>Introduction<text:bookmark-end text:name="__RefHeading__29724541"/></text:h>
        </text:list-item>
      </text:list>
      <text:p text:style-name="P64"><text:span text:style-name="T64">The</text:span> target audience<text:span text:style-name="T64">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2">This document covers the following three software libraries, which together comprise the WIT asset:</text:p>
      <text:list xml:id="list3862671041" text:style-name="WWNum12">
        <text:list-item>
          <text:p text:style-name="P110">MCL</text:p>
        </text:list-item>
        <text:list-item>
          <text:p text:style-name="P220">WIT</text:p>
        </text:list-item>
        <text:list-item>
          <text:p text:style-name="P220">WIT-J</text:p>
        </text:list-item>
      </text:list>
      <text:p text:style-name="P38"/>
      <text:p text:style-name="P37"><text:span text:style-name="T4">Note: At present, has not been brought up to date in the </text:span><text:span text:style-name="T67">open-source</text:span><text:span text:style-name="T10"> version of WIT on GitHub</text:span><text:span text:style-name="T4">, so there is no need to maintain it.</text:span></text:p>
      <text:p text:style-name="P62">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0">Prerequisite Knowledge:</text:p>
      <text:p text:style-name="P62">This document assumes that the reader is already familiar with WIT from the point of view of a WIT application programmer. Specifically, the following knowledge is assumed:</text:p>
      <text:list xml:id="list1616317881" text:style-name="WWNum13">
        <text:list-item>
          <text:p text:style-name="P111">WIT concepts and capabilities. See [WIT Intro] and [WIT Guide].</text:p>
        </text:list-item>
        <text:list-item>
          <text:p text:style-name="P111">The WIT API. See [WIT Guide].</text:p>
        </text:list-item>
        <text:list-item>
          <text:p text:style-name="P122">GitHub</text:p>
        </text:list-item>
      </text:list>
      <text:p text:style-name="P40">Size of the Code</text:p>
      <text:p text:style-name="P62">It may be helpful to be aware of the scale of the source code discussed by this document:</text:p>
      <text:p text:style-name="P13"/>
      <text:p text:style-name="P27">Table 1: Lines of Source Code</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5">Library</text:p>
          </table:table-cell>
          <table:table-cell table:style-name="Table1.A1" office:value-type="string">
            <text:p text:style-name="P86">Main Code</text:p>
          </table:table-cell>
          <table:table-cell table:style-name="Table1.A1" office:value-type="string">
            <text:p text:style-name="P86">Test Code</text:p>
          </table:table-cell>
          <table:table-cell table:style-name="Table1.D1" office:value-type="string">
            <text:p text:style-name="P86">Total Code</text:p>
          </table:table-cell>
        </table:table-row>
        <table:table-row table:style-name="Table1.1">
          <table:table-cell table:style-name="Table1.A2" office:value-type="string">
            <text:p text:style-name="P85">MCL</text:p>
          </table:table-cell>
          <table:table-cell table:style-name="Table1.A2" office:value-type="string">
            <text:p text:style-name="P87">5K <text:s/></text:p>
          </table:table-cell>
          <table:table-cell table:style-name="Table1.A2" office:value-type="string">
            <text:p text:style-name="P87">1K <text:s/></text:p>
          </table:table-cell>
          <table:table-cell table:style-name="Table1.D2" office:value-type="string">
            <text:p text:style-name="P87">6K <text:s/></text:p>
          </table:table-cell>
        </table:table-row>
        <table:table-row table:style-name="Table1.1">
          <table:table-cell table:style-name="Table1.A2" office:value-type="string">
            <text:p text:style-name="P85">WIT</text:p>
          </table:table-cell>
          <table:table-cell table:style-name="Table1.A2" office:value-type="string">
            <text:p text:style-name="P87">142K <text:s/></text:p>
          </table:table-cell>
          <table:table-cell table:style-name="Table1.A2" office:value-type="string">
            <text:p text:style-name="P87">11K <text:s/></text:p>
          </table:table-cell>
          <table:table-cell table:style-name="Table1.D2" office:value-type="string">
            <text:p text:style-name="P87">153K <text:s/></text:p>
          </table:table-cell>
        </table:table-row>
        <table:table-row table:style-name="Table1.1">
          <table:table-cell table:style-name="Table1.A2" office:value-type="string">
            <text:p text:style-name="P85">WIT-J</text:p>
          </table:table-cell>
          <table:table-cell table:style-name="Table1.A2" office:value-type="string">
            <text:p text:style-name="P87">27K <text:s/></text:p>
          </table:table-cell>
          <table:table-cell table:style-name="Table1.A2" office:value-type="string">
            <text:p text:style-name="P87">7K <text:s/></text:p>
          </table:table-cell>
          <table:table-cell table:style-name="Table1.D2" office:value-type="string">
            <text:p text:style-name="P87">34K <text:s/></text:p>
          </table:table-cell>
        </table:table-row>
        <table:table-row table:style-name="Table1.1">
          <table:table-cell table:style-name="Table1.A2" office:value-type="string">
            <text:p text:style-name="P85">Total</text:p>
          </table:table-cell>
          <table:table-cell table:style-name="Table1.A2" office:value-type="string">
            <text:p text:style-name="P87">174K <text:s/></text:p>
          </table:table-cell>
          <table:table-cell table:style-name="Table1.A2" office:value-type="string">
            <text:p text:style-name="P87">19K <text:s/></text:p>
          </table:table-cell>
          <table:table-cell table:style-name="Table1.D2" office:value-type="string">
            <text:p text:style-name="P87">193K <text:s/></text:p>
          </table:table-cell>
        </table:table-row>
      </table:table>
      <text:p text:style-name="P14"/>
      <text:p text:style-name="P40"/>
      <text:list xml:id="list143339280040844" text:continue-list="list4247016904" text:style-name="WWNum11">
        <text:list-item>
          <text:h text:style-name="P107"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2">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2">Relationship to other WIT software:</text:p>
      <text:list xml:id="list411929804" text:style-name="WWNum15">
        <text:list-item>
          <text:p text:style-name="P112">WIT depends on MCL, directly.</text:p>
        </text:list-item>
        <text:list-item>
          <text:p text:style-name="P229">SCE depends on MCL, directly.</text:p>
        </text:list-item>
      </text:list>
      <text:p text:style-name="P62">MCL does not depend on WIT or SCE.</text:p>
      <text:list xml:id="list143337741425994" text:continue-list="list143339280040844" text:style-name="WWNum11">
        <text:list-item>
          <text:h text:style-name="P107" text:outline-level="1"><text:bookmark-start text:name="__RefHeading__38414125"/>How to Build MCL<text:bookmark-end text:name="__RefHeading__38414125"/></text:h>
        </text:list-item>
      </text:list>
      <text:p text:style-name="P62">MCL can be built on the following platforms:</text:p>
      <text:list xml:id="list572806698" text:style-name="WWNum16">
        <text:list-item>
          <text:p text:style-name="P113">Linux, 32 bit (Red Hat and Ubuntu).</text:p>
        </text:list-item>
        <text:list-item>
          <text:p text:style-name="P113">z/Linux, 64 bit.</text:p>
        </text:list-item>
        <text:list-item>
          <text:p text:style-name="P113">AIX, 64 bit.</text:p>
        </text:list-item>
        <text:list-item>
          <text:p text:style-name="P113">Windows.</text:p>
        </text:list-item>
      </text:list>
      <text:p text:style-name="P62">The Linux, z/Linux, and AIX platforms are all similar to Unix. They are called the “Unix-like platforms” in this document.</text:p>
      <text:p text:style-name="P62">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0">How to Build MCL on Linux, 32 Bit</text:p>
      <text:p text:style-name="P62">First, you need to <text:span text:style-name="T86">get</text:span> the following directories from the<text:span text:style-name="T86"> WIT Fork on GitHub:</text:span></text:p>
      <text:list xml:id="list783979961" text:style-name="WWNum17">
        <text:list-item>
          <text:p text:style-name="P230">config</text:p>
        </text:list-item>
        <text:list-item>
          <text:p text:style-name="P230">mcl</text:p>
        </text:list-item>
      </text:list>
      <text:p text:style-name="Main_20_Text"><text:span text:style-name="T4">Next, you need to set up some environment variables. You normally specify these in your login profile, in my case, </text:span><text:span text:style-name="T16">~/.bash_profile</text:span><text:span text:style-name="T4">. The first environment variable to set is:</text:span></text:p>
      <text:p text:style-name="P43"><text:s text:c="3"/>WIT_HOME</text:p>
      <text:p text:style-name="P68"><text:span text:style-name="T4">This is the pathname of the directory where you</text:span><text:span text:style-name="T8"> have put your WIT directories from GitHub.</text:span><text:span text:style-name="T4"> For example, the MCL source code would be located at </text:span><text:span text:style-name="T16">$WIT_HOME/mcl/src</text:span><text:span text:style-name="T4">. In my case, I have it set as:</text:span></text:p>
      <text:p text:style-name="P43"><text:s text:c="3"/>export WIT_HOME=/home/rjw/main/wit/wit-projects</text:p>
      <text:p text:style-name="P62">The next environment variable to set is:</text:p>
      <text:p text:style-name="P43"><text:s text:c="3"/>PLATFORM</text:p>
      <text:p text:style-name="Main_20_Text"><text:span text:style-name="T4">This is the “platform ID” that we have defined for each platform on which we can build WIT-related software. In this case, the correct value is </text:span><text:span text:style-name="T16">linux:</text:span></text:p>
      <text:p text:style-name="P43"><text:s text:c="3"/>export PLATFORM=linux</text:p>
      <text:p text:style-name="Main_20_Text"><text:span text:style-name="T4">Next, you select an </text:span><text:span text:style-name="T16">exe_type</text:span><text:span text:style-name="T4">. </text:span><text:span text:style-name="T16">exe_type</text:span><text:span text:style-name="T4"> is a makefile variable used by all of the makefiles in our WIT-Projects directory. It specifies which kind of build is being requested by a make command. (I think </text:span><text:span text:style-name="T16">exe_type</text:span><text:span text:style-name="T4"> means “executable type”). There are 4 allowed values for </text:span><text:span text:style-name="T16">exe_type</text:span><text:span text:style-name="T4">:</text:span></text:p>
      <text:list xml:id="list1166820569" text:style-name="WWNum18">
        <text:list-item>
          <text:p text:style-name="P123">debug</text:p>
          <text:list>
            <text:list-item>
              <text:p text:style-name="P221">Generates “debug” code: code that can be processed by a debugger.</text:p>
            </text:list-item>
            <text:list-item>
              <text:p text:style-name="P221">Does run-time error checking: asserts, array indexes, etc.</text:p>
            </text:list-item>
            <text:list-item>
              <text:p text:style-name="P223"><text:span text:style-name="T4">This is the </text:span><text:span text:style-name="T16">exe_type</text:span><text:span text:style-name="T4"> normally used for developing and testing the code.</text:span></text:p>
            </text:list-item>
          </text:list>
        </text:list-item>
      </text:list>
      <text:p text:style-name="P43"/>
      <text:list xml:id="list143338703920997" text:continue-numbering="true" text:style-name="WWNum18">
        <text:list-item>
          <text:p text:style-name="P233">released</text:p>
          <text:list>
            <text:list-item>
              <text:p text:style-name="P221">Generates optimized code.</text:p>
            </text:list-item>
            <text:list-item>
              <text:p text:style-name="P223"><text:span text:style-name="T4">This is the </text:span><text:span text:style-name="T16">exe_type</text:span><text:span text:style-name="T4"> that's to be used for released/production code, especially code that's to be deployed externally.</text:span></text:p>
            </text:list-item>
          </text:list>
        </text:list-item>
        <text:list-item>
          <text:p text:style-name="P123">fast</text:p>
          <text:list>
            <text:list-item>
              <text:p text:style-name="P114">Generates optimized code.</text:p>
            </text:list-item>
            <text:list-item>
              <text:p text:style-name="P223"><text:span text:style-name="T4">In the case of MCL, this is the same as </text:span><text:span text:style-name="T16">released</text:span><text:span text:style-name="T4">. (In the case of WIT, there's a distinction.)</text:span></text:p>
            </text:list-item>
          </text:list>
        </text:list-item>
        <text:list-item>
          <text:p text:style-name="P224">profile</text:p>
          <text:list>
            <text:list-item>
              <text:p text:style-name="P221">Generates profileable code, code that be processed by a profiler.</text:p>
            </text:list-item>
          </text:list>
        </text:list-item>
      </text:list>
      <text:p text:style-name="P62">Next, you CD to the build directory for MCL on Linux:</text:p>
      <text:p text:style-name="P43"><text:s text:c="3"/>cd $WIT_HOME/mcl/linux</text:p>
      <text:p text:style-name="P62">Next, you issue the “make” command, e.g.:</text:p>
      <text:p text:style-name="P43"><text:s text:c="3"/>make exe_type=debug all</text:p>
      <text:p text:style-name="P15"/>
      <text:p text:style-name="P16">Notes:</text:p>
      <text:p text:style-name="P16"/>
      <text:list xml:id="list395581788" text:style-name="WWNum19">
        <text:list-item>
          <text:p text:style-name="P99"><text:span text:style-name="T42">You can use any </text:span><text:span text:style-name="T43">exe_type</text:span><text:span text:style-name="T42"> .</text:span></text:p>
        </text:list-item>
        <text:list-item>
          <text:p text:style-name="P99"><text:span text:style-name="T42">The “</text:span><text:span text:style-name="T43">all</text:span><text:span text:style-name="T42">” target builds the MCL Unit Tester, which also causes the MCL library to be built.</text:span></text:p>
        </text:list-item>
        <text:list-item>
          <text:p text:style-name="P99"><text:span text:style-name="T42">Alternatively, you can use the “</text:span><text:span text:style-name="T43">unitTest</text:span><text:span text:style-name="T42">” target.</text:span></text:p>
        </text:list-item>
        <text:list-item>
          <text:p text:style-name="P99"><text:span text:style-name="T42">To build the MCL library without the Unit Tester, use the “</text:span><text:span text:style-name="T43">libmcl.a</text:span><text:span text:style-name="T42">” target.</text:span></text:p>
        </text:list-item>
        <text:list-item>
          <text:p text:style-name="P99"><text:span text:style-name="T42">You can use the </text:span><text:span text:style-name="T43">-j[N]</text:span><text:span text:style-name="T42"> argument to get N asynchronous compiles. This is a faster build, if your machine has more than one core. For example:</text:span></text:p>
        </text:list-item>
      </text:list>
      <text:p text:style-name="P67"><text:s text:c="3"/>make exe_type=debug -j4 all</text:p>
      <text:p text:style-name="P16"/>
      <text:p text:style-name="P16">Before building MCL, it might be a good idea to issue the following from the MCL build directory:</text:p>
      <text:p text:style-name="P67"><text:s text:c="3"/>make clean</text:p>
      <text:p text:style-name="P16"/>
      <text:p text:style-name="P16">This removes all object, library, and executable files for MCL on this platform, so that you can be sure that they will not contribute to the current build.</text:p>
      <text:p text:style-name="P16"/>
      <text:p text:style-name="P16">Sometimes it's necessary to issue the following (from the MCL build directory) before building MCL:</text:p>
      <text:p text:style-name="P67"><text:s text:c="3"/>make depend</text:p>
      <text:p text:style-name="P16"/>
      <text:p text:style-name="Default_20_Text"><text:span text:style-name="T42">This updates the list of source code dependencies that will be used by make when building MCL. Specifically, it revises the MCL makefile, </text:span><text:span text:style-name="T43">$WIT_HOME/mcl/linux/Makefile</text:span><text:span text:style-name="T42">, replacing its dependency list with a new one, based on the </text:span><text:span text:style-name="T43">#include</text:span><text:span text:style-name="T42"> statements that it finds by analyzing the MCL source code. The dependency list is the part of the makefile that begins after the following line:</text:span></text:p>
      <text:p text:style-name="P16"/>
      <text:p text:style-name="P18"><text:s text:c="3"/># DO NOT DELETE THIS LINE -- make depend depends on it.</text:p>
      <text:p text:style-name="P16"/>
      <text:p text:style-name="P16">and continues to the end of the file.</text:p>
      <text:p text:style-name="P16"/>
      <text:p text:style-name="Default_20_Text"><text:span text:style-name="T42">Generally you only need to issue </text:span><text:span text:style-name="T43">make depend</text:span><text:span text:style-name="T42"> when a change is made to the MCL source code (which is rare).</text:span></text:p>
      <text:p text:style-name="P19"/>
      <text:p text:style-name="P19"><text:soft-page-break/>How to Build MCL on z/Linux, 64 Bit</text:p>
      <text:p text:style-name="P16"/>
      <text:p text:style-name="P16">This is almost the same as the Linux case, but with the following differences:</text:p>
      <text:list xml:id="list1336987896" text:style-name="WWNum20">
        <text:list-item>
          <text:p text:style-name="P124">export PLATFORM=zlinux64</text:p>
        </text:list-item>
        <text:list-item>
          <text:p text:style-name="P144">cd $WIT_HOME/mcl/zlinux64</text:p>
        </text:list-item>
      </text:list>
      <text:p text:style-name="P16"/>
      <text:p text:style-name="P19">How to Build MCL on AIX, 64 Bit</text:p>
      <text:p text:style-name="P16"/>
      <text:p text:style-name="P16">This is almost the same as the Linux case, but with the following differences:</text:p>
      <text:list xml:id="list143337927063654" text:continue-numbering="true" text:style-name="WWNum20">
        <text:list-item>
          <text:p text:style-name="P124">export PLATFORM=power64v5</text:p>
        </text:list-item>
        <text:list-item>
          <text:p text:style-name="P144">cd $WIT_HOME/mcl/power64v5</text:p>
        </text:list-item>
      </text:list>
      <text:p text:style-name="P20"/>
      <text:list xml:id="list143339448126539" text:continue-list="list143337741425994" text:style-name="WWNum11">
        <text:list-item>
          <text:h text:style-name="P107"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2528001941" text:style-name="WWNum21">
        <text:list-item>
          <text:p text:style-name="P145">If you are upgrading to a new compiler level or a new environment of some kind, you need to perform the test on that platform.</text:p>
        </text:list-item>
        <text:list-item>
          <text:p text:style-name="P145">If you change any MCL code, you need to perform the test on all platforms.</text:p>
        </text:list-item>
      </text:list>
      <text:p text:style-name="P52">The procedure is as follows:</text:p>
      <text:p text:style-name="Main_20_Text">First, you build the MCL <text:span text:style-name="T15">unitTest</text:span> executable with <text:span text:style-name="T15">exe_type=debug</text:span>. (See Section <text:span text:style-name="T92">3</text:span>.)</text:p>
      <text:list xml:id="list772944823" text:style-name="WWNum22">
        <text:list-item>
          <text:p text:style-name="P147">The <text:span text:style-name="T15">debug</text:span> <text:span text:style-name="T15">exe_type</text:span> is used so that asserts will be activated for the test.</text:p>
        </text:list-item>
        <text:list-item>
          <text:p text:style-name="P147">On Windows SDK, the <text:span text:style-name="T15">unitTest</text:span> executable is called <text:span text:style-name="T15">unitTest.exe</text:span>.</text:p>
        </text:list-item>
      </text:list>
      <text:p text:style-name="Main_20_Text">Next, run the <text:span text:style-name="T15">unitTest</text:span> executable:</text:p>
      <text:list xml:id="list1417375704" text:style-name="WWNum23">
        <text:list-item>
          <text:p text:style-name="P125">cd $WIT_HOME/mcl/$PLATFORM</text:p>
        </text:list-item>
      </text:list>
      <text:p text:style-name="P72">(You're probably already there from the build.)</text:p>
      <text:list xml:id="list143339831600542" text:continue-numbering="true" text:style-name="WWNum23">
        <text:list-item>
          <text:p text:style-name="P125">./unitTest</text:p>
        </text:list-item>
      </text:list>
      <text:p text:style-name="Main_20_Text">Normally, the test will produce a large amount of output, most of which will fly off the screen, concluding with the following line:</text:p>
      <text:p text:style-name="P42"><text:s text:c="3"/>All tests completed successfully.</text:p>
      <text:p text:style-name="Main_20_Text">If it terminates with that line, the test is successful; if it terminates any other way, it's unsuccessful.</text:p>
      <text:p text:style-name="P39">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143339045367294" text:continue-list="list143339448126539" text:style-name="WWNum11">
        <text:list-item>
          <text:h text:style-name="P107" text:outline-level="1"><text:bookmark-start text:name="__RefHeading__38382289"/>How to Build WIT<text:bookmark-end text:name="__RefHeading__38382289"/></text:h>
        </text:list-item>
      </text:list>
      <text:p text:style-name="P62">Like MCL, WIT can be built on the following platforms:</text:p>
      <text:list xml:id="list143338695246529" text:continue-list="list572806698" text:style-name="WWNum16">
        <text:list-item>
          <text:p text:style-name="P113">Linux, 32 bit (Red Hat and Ubuntu).</text:p>
        </text:list-item>
        <text:list-item>
          <text:p text:style-name="P113">z/Linux, 64 bit.</text:p>
        </text:list-item>
        <text:list-item>
          <text:p text:style-name="P113">AIX, 64 bit.</text:p>
        </text:list-item>
        <text:list-item>
          <text:p text:style-name="P113">Windows SDK</text:p>
        </text:list-item>
      </text:list>
      <text:p text:style-name="P62">For an explanation of how to build WIT on the Windows SDK platform, see [Win SDK].</text:p>
      <text:p text:style-name="P40">How to Build WIT on Linux, 32 Bit</text:p>
      <text:p text:style-name="P65">First, you need to <text:span text:style-name="T86">get</text:span> the following directories from the<text:span text:style-name="T86"> WIT Fork on GitHub:</text:span></text:p>
      <text:list xml:id="list143339090887720" text:continue-list="list783979961" text:style-name="WWNum17">
        <text:list-item>
          <text:p text:style-name="P230">config</text:p>
        </text:list-item>
        <text:list-item>
          <text:p text:style-name="P230">mcl</text:p>
        </text:list-item>
        <text:list-item>
          <text:p text:style-name="P230">wit</text:p>
        </text:list-item>
      </text:list>
      <text:p text:style-name="P62">Next, you build MCL. (See Section <text:span text:style-name="T93">3</text:span>.)</text:p>
      <text:p text:style-name="Main_20_Text"><text:span text:style-name="T4">For WIT, you keep the environment variables </text:span><text:span text:style-name="T16">WIT_HOME</text:span><text:span text:style-name="T4"> and </text:span><text:span text:style-name="T16">PLATFORM</text:span><text:span text:style-name="T4"> as they were for MCL. In addition, there are three more environment variables that apply only to WIT: </text:span><text:span text:style-name="T16">WIT_CPLEX_HOME</text:span><text:span text:style-name="T4">, </text:span><text:span text:style-name="T16">WIT_CPLEX_LIB_SUBDIR</text:span><text:span text:style-name="T4">, and </text:span><text:span text:style-name="T16">WIT_GEN_PARSER</text:span><text:span text:style-name="T4">.</text:span></text:p>
      <text:p text:style-name="Main_20_Text"><text:span text:style-name="T16"><text:s text:c="3"/>WIT_CPLEX_HOME</text:span><text:span text:style-name="T4">.</text:span></text:p>
      <text:p text:style-name="Main_20_Text"><text:span text:style-name="T4">If CPLEX is to be embedded into WIT, </text:span><text:span text:style-name="T16">WIT_CPLEX_HOME</text:span><text:span text:style-name="T4"> should be defined as the path where CPLEX files are located. In particular, </text:span><text:span text:style-name="T16">cplex.h</text:span><text:span text:style-name="T4"> should be located at:</text:span></text:p>
      <text:p text:style-name="P43"><text:s text:c="3"/>$WIT_CPLEX_HOME/include/ilcplex/cplex.h</text:p>
      <text:p text:style-name="Main_20_Text"><text:span text:style-name="T4">If CPLEX is not to be embedded into WIT, </text:span><text:span text:style-name="T16">WIT_CPLEX_HOME</text:span><text:span text:style-name="T4"> should be left undefined, or defined as the null string.</text:span></text:p>
      <text:p text:style-name="P43"><text:s text:c="3"/>WIT_CPLEX_LIB_SUBDIR</text:p>
      <text:p text:style-name="Main_20_Text"><text:span text:style-name="T4">Normally, the makefiles know where to look for the CPLEX library (based on </text:span><text:span text:style-name="T16">WIT_CPLEX_HOME</text:span><text:span text:style-name="T4"> and the platform). But in some cases, it is necessary to override the default location used by the makefile and specify a different location. To do so, set </text:span><text:span text:style-name="T16">WIT_CPLEX_LIB_SUBDIR</text:span><text:span text:style-name="T4"> to the subdirectory where the CPLEX library is located, so that its full path name is given by:</text:span></text:p>
      <text:p text:style-name="P43"><text:s text:c="3"/>$WIT_CPLEX_HOME/lib/$WIT_CPLEX_LIB_SUBDIR/libcplex.a</text:p>
      <text:p text:style-name="P62">Otherwise, leave this variable unset and the makefile will use its default location for the CPLEX library.</text:p>
      <text:p text:style-name="P43"><text:s text:c="3"/>WIT_GEN_PARSER</text:p>
      <text:p text:style-name="P62">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2"><text:soft-page-break/>In WIT's case, the input to Flex and Bison is the following two files:</text:p>
      <text:list xml:id="list3786576529" text:style-name="WWNum24">
        <text:list-item>
          <text:p text:style-name="P148"><text:span text:style-name="T16">witLexer.l</text:span><text:span text:style-name="T4"> (input to Flex)</text:span></text:p>
        </text:list-item>
        <text:list-item>
          <text:p text:style-name="P148"><text:span text:style-name="T16">witParse.y</text:span><text:span text:style-name="T4"> (input to Bison).</text:span></text:p>
        </text:list-item>
      </text:list>
      <text:p text:style-name="P62">These two files are part of WIT's modifiable source code: the developer is free to alter them as needed. The output of Flex and Bison are the following three “parser” files:</text:p>
      <text:list xml:id="list609156921" text:style-name="WWNum25">
        <text:list-item>
          <text:p text:style-name="P149"><text:span text:style-name="T16">witLexer.C </text:span><text:span text:style-name="T4">(generated by Flex)</text:span></text:p>
        </text:list-item>
        <text:list-item>
          <text:p text:style-name="P149"><text:span text:style-name="T16">ytab.h <text:s text:c="4"/></text:span><text:span text:style-name="T4">(generated by Bison).</text:span></text:p>
        </text:list-item>
        <text:list-item>
          <text:p text:style-name="P149"><text:span text:style-name="T16">witParse.C </text:span><text:span text:style-name="T4">(generated by Bison).</text:span></text:p>
        </text:list-item>
      </text:list>
      <text:p text:style-name="Main_20_Text"><text:span text:style-name="T4">The parser files constitute WIT's </text:span><text:span text:style-name="T38">generated</text:span><text:span text:style-name="T4"> source code: the developer must never alter them manually. All five of these files are located in the </text:span><text:span text:style-name="T16">$WIT_HOME/wit/src</text:span><text:span text:style-name="T4"> directory.</text:span></text:p>
      <text:p text:style-name="P62">The makefile calls Flex and Bison to generate the parser files according to the usual rules of the make utility, i.e., whenever the input files have a newer time stamp than the output files, subject to the following two restrictions:</text:p>
      <text:list xml:id="list2362733536" text:style-name="WWNum26">
        <text:list-item>
          <text:p text:style-name="P150"><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6">witLexer.l</text:span><text:span text:style-name="T4"> and </text:span><text:span text:style-name="T16">witParse.y</text:span><text:span text:style-name="T4"> should only be modified on the Linux platform. If you modify them on any other platform, the parser files will not get regenerated and WIT's behavior will not reflect your changes.</text:span></text:p>
        </text:list-item>
        <text:list-item>
          <text:p text:style-name="P150"><text:span text:style-name="T4">They are only generated, if the environment variable </text:span><text:span text:style-name="T16">WIT_GEN_PARSER</text:span><text:span text:style-name="T4"> is set to YES. If WIT is being built on Linux by a WIT application programmer, there is no need to regenerate the parser files, so by default, they are not generated. This default behavior occurs if </text:span><text:span text:style-name="T16">WIT_GEN_PARSER</text:span><text:span text:style-name="T4"> is left unset. If you are developing/maintaining WIT, then on Linux, you should set </text:span><text:span text:style-name="T16">WIT_GEN_PARSER</text:span><text:span text:style-name="T4">:</text:span></text:p>
        </text:list-item>
      </text:list>
      <text:p text:style-name="P43"><text:s text:c="6"/>export WIT_GEN_PARSER=YES</text:p>
      <text:p text:style-name="Main_20_Text"><text:span text:style-name="T4">The parser generation makefile logic is located in: </text:span><text:span text:style-name="T16">$WIT_HOME/wit/linux/Makefile</text:span><text:span text:style-name="T4">.</text:span></text:p>
      <text:p text:style-name="Main_20_Text"><text:span text:style-name="T4">Next, you select an </text:span><text:span text:style-name="T16">exe_type</text:span><text:span text:style-name="T4"> from the valid possibilities: </text:span><text:span text:style-name="T16">debug</text:span><text:span text:style-name="T4">, </text:span><text:span text:style-name="T16">released</text:span><text:span text:style-name="T4">, </text:span><text:span text:style-name="T16">fast</text:span><text:span text:style-name="T4">, or </text:span><text:span text:style-name="T16">profile</text:span><text:span text:style-name="T4">. These have the same properties as in the MCL case, but with one additional aspect that applies only to WIT: If </text:span><text:span text:style-name="T16">exe_type=debug</text:span><text:span text:style-name="T4">, </text:span><text:span text:style-name="T16">fast</text:span><text:span text:style-name="T4">, or </text:span><text:span text:style-name="T16">profile</text:span><text:span text:style-name="T4">, the resulting code is considered to be built in “development mode”. When WIT is in development mode, the following two undocumented aspects of WIT are enabled:</text:span></text:p>
      <text:list xml:id="list1416077832" text:style-name="WWNum27">
        <text:list-item>
          <text:p text:style-name="P115">The stand-alone executable has a set of “development control parameters”, i.e., control parameters that are recognized only in development mode.</text:p>
        </text:list-item>
        <text:list-item>
          <text:p text:style-name="P151"><text:span text:style-name="T4">There is an API function, </text:span><text:span text:style-name="T16">witInterpretDevCmd</text:span><text:span text:style-name="T4">, that only accepts invocations in development mode.</text:span></text:p>
        </text:list-item>
      </text:list>
      <text:p text:style-name="P62">WIT's development mode has the following purposes:</text:p>
      <text:list xml:id="list3419819144" text:style-name="WWNum28">
        <text:list-item>
          <text:p text:style-name="P116">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52"><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6">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16">exe_type=fast</text:span><text:span text:style-name="T4"> is to create a code-optimized development build of WIT.</text:span></text:p>
      <text:p text:style-name="Main_20_Text"><text:span text:style-name="T4">Normally, </text:span><text:span text:style-name="T16">exe_type</text:span><text:span text:style-name="T4"> should be set to the same value for MCL and WIT.</text:span></text:p>
      <text:p text:style-name="P62">Next you CD to the build directory for WIT on Linux:</text:p>
      <text:p text:style-name="P43"><text:s text:c="3"/>cd $WIT_HOME/wit/linux</text:p>
      <text:p text:style-name="P62">Next, you issue the “make” command, e.g.:</text:p>
      <text:p text:style-name="P43"><text:s text:c="3"/>make exe_type=debug all</text:p>
      <text:p text:style-name="P15"/>
      <text:p text:style-name="P16">Notes:</text:p>
      <text:p text:style-name="P16"/>
      <text:list xml:id="list143339609890341" text:continue-list="list395581788" text:style-name="WWNum19">
        <text:list-item>
          <text:p text:style-name="P99"><text:span text:style-name="T42">You can use any </text:span><text:span text:style-name="T43">exe_type</text:span><text:span text:style-name="T42"> .</text:span></text:p>
        </text:list-item>
        <text:list-item>
          <text:p text:style-name="P99"><text:span text:style-name="T42">The “</text:span><text:span text:style-name="T43">all</text:span><text:span text:style-name="T42">” target builds the WIT Stand-Alone Executable, which also causes the WIT library to be built.</text:span></text:p>
        </text:list-item>
        <text:list-item>
          <text:p text:style-name="P99"><text:span text:style-name="T42">Alternatively, you can use the “</text:span><text:span text:style-name="T43">wit</text:span><text:span text:style-name="T42">” target.</text:span></text:p>
        </text:list-item>
        <text:list-item>
          <text:p text:style-name="P99"><text:span text:style-name="T42">To build the WIT library without the Stand-Alone Executable, use the “</text:span><text:span text:style-name="T43">libwit.a</text:span><text:span text:style-name="T42">” target.</text:span></text:p>
        </text:list-item>
        <text:list-item>
          <text:p text:style-name="P99"><text:span text:style-name="T42">You can use the </text:span><text:span text:style-name="T43">-j[N]</text:span><text:span text:style-name="T42"> argument to get N asynchronous compiles. This is a faster build, if your machine has more than one core. For example:</text:span></text:p>
        </text:list-item>
      </text:list>
      <text:p text:style-name="P67"><text:s text:c="3"/>make exe_type=debug -j4 all</text:p>
      <text:p text:style-name="P16"/>
      <text:p text:style-name="P16">As with MCL, before building WIT, it might be a good idea to issue the following from the WIT build directory:</text:p>
      <text:p text:style-name="P67"><text:s text:c="3"/>make clean</text:p>
      <text:p text:style-name="P16"/>
      <text:p text:style-name="P16">This removes all object, library, and executable files for WIT on this platform, so that you can be sure that they will not contribute to the current build.</text:p>
      <text:p text:style-name="P16"/>
      <text:p text:style-name="P16">As with MCL, it's also sometimes necessary to issue the following before building WIT, to update the list of source code dependencies that will be used by make when building WIT:</text:p>
      <text:p text:style-name="P17"/>
      <text:p text:style-name="P17"><text:s text:c="3"/>make depend</text:p>
      <text:p text:style-name="P16"/>
      <text:p text:style-name="Default_20_Text"><text:span text:style-name="T42">Generally you only need to issue </text:span><text:span text:style-name="T43">make depend</text:span><text:span text:style-name="T42"> when a change is made to the WIT source code.</text:span></text:p>
      <text:p text:style-name="P19"/>
      <text:p text:style-name="P19">How to Build WIT on z/Linux, 64 Bit</text:p>
      <text:p text:style-name="P16"/>
      <text:p text:style-name="P16">This is almost the same as the Linux case, but with the following differences:</text:p>
      <text:list xml:id="list143338660959145" text:continue-list="list143337927063654" text:style-name="WWNum20">
        <text:list-item>
          <text:p text:style-name="P124">export PLATFORM=zlinux64</text:p>
        </text:list-item>
        <text:list-item>
          <text:p text:style-name="P144">cd $WIT_HOME/wit/zlinux64</text:p>
        </text:list-item>
        <text:list-item>
          <text:p text:style-name="P143"><text:span text:style-name="T43">WIT_GEN_PARSER</text:span><text:span text:style-name="T42"> has no effect.</text:span></text:p>
        </text:list-item>
      </text:list>
      <text:p text:style-name="P16"/>
      <text:p text:style-name="P19"/>
      <text:p text:style-name="P5">How to Build WIT on AIX, 64 Bit</text:p>
      <text:p text:style-name="P16"/>
      <text:p text:style-name="P16">This is almost the same as the Linux case, but with the following differences:</text:p>
      <text:list xml:id="list143339946825781" text:continue-numbering="true" text:style-name="WWNum20">
        <text:list-item>
          <text:p text:style-name="P124">export PLATFORM=power64v5</text:p>
        </text:list-item>
        <text:list-item>
          <text:p text:style-name="P144">cd $WIT_HOME/wit/power64v5</text:p>
        </text:list-item>
        <text:list-item>
          <text:p text:style-name="P126">WIT_GEN_PARSER has no effect.</text:p>
        </text:list-item>
      </text:list>
      <text:list xml:id="list143338026248970" text:continue-list="list143339045367294" text:style-name="WWNum11">
        <text:list-item>
          <text:h text:style-name="P107" text:outline-level="1"><text:bookmark-start text:name="__RefHeading___Toc4945_2218867006"/>How to Test WIT: The API Test<text:bookmark-end text:name="__RefHeading___Toc4945_2218867006"/></text:h>
        </text:list-item>
      </text:list>
      <text:p text:style-name="Main_20_Text">There are <text:span text:style-name="T76">three</text:span> procedures for testing WIT:</text:p>
      <text:list xml:id="list1327896182" text:style-name="WWNum29">
        <text:list-item>
          <text:p text:style-name="P153">The API Test: <text:tab/><text:span text:style-name="T87"> <text:s text:c="5"/></text:span>A general test of WIT; uses the API.</text:p>
        </text:list-item>
        <text:list-item>
          <text:p text:style-name="P153">The No-CPLEX Test: <text:span text:style-name="T87"><text:s/></text:span>A test of WIT without CPLEX embedded; uses the API.</text:p>
        </text:list-item>
        <text:list-item>
          <text:p text:style-name="P153">The Stand-Alone Test:<text:span text:style-name="T87"> </text:span>A test of WIT's various capabilities; uses the Stand-Alone Executable.</text:p>
        </text:list-item>
      </text:list>
      <text:p text:style-name="P52">This section will describe the API Test.</text:p>
      <text:p text:style-name="Main_20_Text">The WIT API test is implemented on all of our platforms: Linux, z/Linux, AIX, and Windows SDK. It should be used under the following circumstances:</text:p>
      <text:list xml:id="list143338757867389" text:continue-list="list2528001941" text:style-name="WWNum21">
        <text:list-item>
          <text:p text:style-name="P145">If you are upgrading to a new compiler level or a new environment of some kind, you need to perform the test on that platform.</text:p>
        </text:list-item>
        <text:list-item>
          <text:p text:style-name="P154">If you upgrade either of the prerequisites to WIT (MCL or CPLEX), you need to perform the test on all platforms.</text:p>
        </text:list-item>
        <text:list-item>
          <text:p text:style-name="P154">If you change the WIT code or the API Test code, you need to perform the test on all platforms.</text:p>
        </text:list-item>
      </text:list>
      <text:p text:style-name="P52">The procedure is as follows:</text:p>
      <text:p text:style-name="Main_20_Text">First, you must add the following directory to your PATH:</text:p>
      <text:p text:style-name="P42"><text:s text:c="3"/>$WIT_HOME/wit/scripts</text:p>
      <text:p text:style-name="Main_20_Text">The script for the API test is in this directory and it invokes other scripts in this directory.</text:p>
      <text:p text:style-name="Main_20_Text">Next, you build WIT with <text:span text:style-name="T15">exe_type=debug</text:span>. (See Section <text:span text:style-name="T94">5</text:span>.)</text:p>
      <text:list xml:id="list10951790" text:style-name="WWNum30">
        <text:list-item>
          <text:p text:style-name="P156">The <text:span text:style-name="T15">debug</text:span> <text:span text:style-name="T15">exe_type</text:span> is used so that asserts and other error checking will be activated for the test.</text:p>
        </text:list-item>
      </text:list>
      <text:p text:style-name="P52">Next, you invoke the WIT API test script:</text:p>
      <text:p text:style-name="P45"><text:s text:c="3"/>wit-api-test</text:p>
      <text:p text:style-name="P52">This script builds and runs the following four WIT application programs:</text:p>
      <text:list xml:id="list49772624" text:style-name="WWNum31">
        <text:list-item>
          <text:p text:style-name="P157"><text:span text:style-name="T15">apiAll</text:span><text:tab/><text:span text:style-name="T88"><text:tab/></text:span>Invokes each of WIT's API functions at least once.</text:p>
        </text:list-item>
        <text:list-item>
          <text:p text:style-name="P157"><text:span text:style-name="T15">msgAll</text:span><text:tab/><text:span text:style-name="T88"><text:tab/></text:span>Causes each of WIT's “testable” messages to be issued.</text:p>
        </text:list-item>
        <text:list-item>
          <text:p text:style-name="P157"><text:span text:style-name="T15">extOptTest</text:span><text:tab/>Tests the external optimizing implosion capability.</text:p>
        </text:list-item>
        <text:list-item>
          <text:p text:style-name="P157"><text:span text:style-name="T15">errTest</text:span><text:tab/><text:span text:style-name="T88"><text:tab/></text:span>Tests WIT's response to various error conditions.</text:p>
        </text:list-item>
      </text:list>
      <text:p text:style-name="P53">The source code and data for this test (as well as the outputs of it) are stored in the following directory:</text:p>
      <text:p text:style-name="P46"><text:s text:c="3"/>$WIT_HOME/wit/api-test</text:p>
      <text:p text:style-name="P53">The script prints a few high-level progress indicators to the screen (like “Running apiAll”), but directs most of its output to the following file:</text:p>
      <text:p text:style-name="P46"><text:s text:c="3"/>$WIT_HOME/wit/api-test/api-out-new.txt</text:p>
      <text:p text:style-name="P53">The script then runs a filtered diff, comparing this file against the following file (acquired from the WIT‑Projects stream):</text:p>
      <text:p text:style-name="P46"><text:soft-page-break/><text:s text:c="3"/>$WIT_HOME/wit/api-test/api-out-$PLATFORM.txt</text:p>
      <text:p text:style-name="P53">For example, <text:span text:style-name="T15">api-out-linux.txt</text:span>. This comparison file is platform-specific, because there are many minor differences in the output on different platforms, due to different floating point representations.</text:p>
      <text:p text:style-name="P53">The diff output is stored as:</text:p>
      <text:p text:style-name="P46"><text:s text:c="3"/>$WIT_HOME/wit/api-test/api-out-diff.txt</text:p>
      <text:p text:style-name="Main_20_Text">If the diff file is empty, the script will print the following lines and terminate:</text:p>
      <text:p text:style-name="P74"/>
      <text:p text:style-name="P76"><text:s text:c="3"/>No Significant differences were found.</text:p>
      <text:p text:style-name="P76"/>
      <text:p text:style-name="P76"><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2"/>
      <text:p text:style-name="P22"><text:s text:c="3"/>Significant differences were found. See:</text:p>
      <text:p text:style-name="Default_20_Text"/>
      <text:p text:style-name="P21"><text:s text:c="6"/>$WIT_HOME/wit/api-test/api-out-diff.txt</text:p>
      <text:p text:style-name="Default_20_Text"/>
      <text:p text:style-name="P21"><text:s text:c="3"/>The WIT API test was unsuccessful.</text:p>
      <text:p text:style-name="P53"><text:span text:style-name="T4">where </text:span><text:span text:style-name="T18">$WIT_HOME</text:span><text:span text:style-name="T4"> is expanded to its value.</text:span></text:p>
      <text:list xml:id="list143338526551064" text:continue-list="list143338026248970" text:style-name="WWNum11">
        <text:list-item>
          <text:h text:style-name="P107"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972227948" text:style-name="WWNum32">
        <text:list-item>
          <text:p text:style-name="P160">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045752086" text:style-name="WWNum33">
        <text:list-item>
          <text:list>
            <text:list-item>
              <text:p text:style-name="P161">Remove the <text:span text:style-name="T15">api-out-$PLATFORM.txt</text:span> file.</text:p>
            </text:list-item>
            <text:list-item>
              <text:p text:style-name="P161">Rename (i.e., mv) the <text:span text:style-name="T15">api-out-new.txt</text:span> file to <text:span text:style-name="T15">api-out-$PLATFORM.txt</text:span>.</text:p>
            </text:list-item>
            <text:list-item>
              <text:p text:style-name="P161">Rerun the API test.</text:p>
              <text:list>
                <text:list-item>
                  <text:p text:style-name="P161">The test should be successful.</text:p>
                </text:list-item>
              </text:list>
            </text:list-item>
            <text:list-item>
              <text:p text:style-name="P161">C<text:span text:style-name="T89">ommit</text:span> the revised <text:span text:style-name="T15">api-out-$PLATFORM.txt</text:span> file to the WIT<text:span text:style-name="T72"> fork on GitHub.</text:span></text:p>
              <text:list>
                <text:list-item>
                  <text:p text:style-name="P161">Note that <text:span text:style-name="T90">GitHub</text:span> will ignore <text:span text:style-name="T15">api-out-new.txt</text:span> and <text:span text:style-name="T15">api-out-diff.txt</text:span>. This is specified in the file <text:span text:style-name="T15">$WIT_HOME/wit</text:span><text:span text:style-name="T24">/api-test</text:span><text:span text:style-name="T15">/.</text:span><text:span text:style-name="T24">git</text:span><text:span text:style-name="T15">ignore.</text:span></text:p>
                </text:list-item>
              </text:list>
            </text:list-item>
          </text:list>
        </text:list-item>
      </text:list>
      <text:p text:style-name="P72">Then you need to run the API test on each of the other platforms and (assuming it makes sense) save the new output on each platform.</text:p>
      <text:list xml:id="list143338104825415" text:continue-list="list972227948" text:style-name="WWNum32">
        <text:list-item>
          <text:p text:style-name="P160">You might decide that the new output is correct, but is too variable to be used as the basis of comparison. For example, it might involve a run time. In this case, you need to add to the filter in the “diff” command that's in the <text:span text:style-name="T15">wit-api-test</text:span> script, so that the unavoidable differences will be ignored. This is the current diff command in the script:</text:p>
        </text:list-item>
      </text:list>
      <text:p text:style-name="Main_20_Text"/>
      <text:p text:style-name="P76"><text:s text:c="6"/>diff <text:s text:c="39"/>\</text:p>
      <text:p text:style-name="P76"><text:s text:c="8"/>-I "^Build Date:" <text:s text:c="24"/>\</text:p>
      <text:p text:style-name="P76"><text:s text:c="8"/>-I "^Run Started At:" <text:s text:c="20"/>\</text:p>
      <text:p text:style-name="P76"><text:s text:c="8"/>-I "^ <text:s text:c="8"/>Build Date:" <text:s text:c="15"/>\</text:p>
      <text:p text:style-name="P76"><text:s text:c="8"/>-I "^ <text:s text:c="8"/>Run Started At:" <text:s text:c="11"/>\</text:p>
      <text:p text:style-name="P76"><text:s text:c="8"/>-I "^Elapsed real time =" <text:s text:c="16"/>\</text:p>
      <text:p text:style-name="P76"><text:s text:c="8"/>-I "^ <text:s/>Real time <text:s text:c="12"/>=" <text:s text:c="10"/>\</text:p>
      <text:p text:style-name="P76"><text:s text:c="8"/>-I "^Total (root+branch&amp;cut) =" <text:s text:c="10"/>\</text:p>
      <text:p text:style-name="P76"><text:s text:c="8"/>-I "^Total crossover time =" <text:s text:c="13"/>\</text:p>
      <text:p text:style-name="P76"><text:s text:c="8"/>-I "^Total time on" <text:s text:c="22"/>\</text:p>
      <text:p text:style-name="P76"><text:s text:c="8"/>-I "^Barrier time =" <text:s text:c="21"/>\</text:p>
      <text:p text:style-name="P76"><text:s text:c="8"/>-I "^Presolve time =" <text:s text:c="20"/>\</text:p>
      <text:p text:style-name="P76"><text:s text:c="8"/>-I "^Found feasible solution after" <text:s text:c="6"/>\</text:p>
      <text:p text:style-name="P76"><text:s text:c="8"/>-I "^Total time for automatic ordering =" \</text:p>
      <text:p text:style-name="P76"><text:s text:c="8"/>-I "^Root relaxation solution time =" <text:s text:c="4"/>\</text:p>
      <text:p text:style-name="P76"><text:s text:c="9"/>api-out-$PLATFORM.txt <text:s text:c="19"/>\</text:p>
      <text:p text:style-name="P76"><text:s text:c="9"/>api-out-new.txt <text:s text:c="25"/>\</text:p>
      <text:p text:style-name="P76"><text:s text:c="7"/>&gt; api-out-diff.txt <text:s text:c="24"/>\</text:p>
      <text:p text:style-name="P72">The -I lines are the filter. See documentation on the diff command for how use the -I option.</text:p>
      <text:p text:style-name="P72"><text:soft-page-break/>Then you'll need to take these steps:</text:p>
      <text:list xml:id="list2760914650" text:style-name="WWNum34">
        <text:list-item>
          <text:list>
            <text:list-item>
              <text:p text:style-name="P163">Rerun the API test.</text:p>
              <text:list>
                <text:list-item>
                  <text:p text:style-name="P163">Get a successful result.</text:p>
                </text:list-item>
              </text:list>
            </text:list-item>
            <text:list-item>
              <text:p text:style-name="P162"><text:span text:style-name="T44">C</text:span><text:span text:style-name="T77">ommit</text:span><text:span text:style-name="T44"> the revised script</text:span><text:span text:style-name="T45"> to </text:span><text:span text:style-name="T46">GitHub</text:span><text:span text:style-name="T44">.</text:span></text:p>
            </text:list-item>
            <text:list-item>
              <text:p text:style-name="P163">Run the API test on the other platforms.</text:p>
            </text:list-item>
          </text:list>
        </text:list-item>
      </text:list>
      <text:list xml:id="list143339071641333" text:continue-list="list143338104825415" text:style-name="WWNum32">
        <text:list-item>
          <text:p text:style-name="P164">You might decide that the new output is incorrect. In this case:</text:p>
        </text:list-item>
      </text:list>
      <text:list xml:id="list2682548941" text:style-name="WWNum35">
        <text:list-item>
          <text:list>
            <text:list-item>
              <text:p text:style-name="P165">Revise the WIT source code and/or the API test source code as needed.</text:p>
            </text:list-item>
            <text:list-item>
              <text:p text:style-name="P165">Rerun the API test.</text:p>
              <text:list>
                <text:list-item>
                  <text:p text:style-name="P165">Get a successful result.</text:p>
                </text:list-item>
              </text:list>
            </text:list-item>
            <text:list-item>
              <text:p text:style-name="P165">If WIT code was changed, run other WIT tests as appropriate.</text:p>
            </text:list-item>
          </text:list>
        </text:list-item>
      </text:list>
      <text:list xml:id="list4059746097" text:style-name="WWNum36">
        <text:list-item>
          <text:list>
            <text:list-item>
              <text:p text:style-name="P166">C<text:span text:style-name="T73">ommit</text:span> the revised <text:span text:style-name="T91">code to GitHub</text:span>.</text:p>
            </text:list-item>
          </text:list>
        </text:list-item>
      </text:list>
      <text:list xml:id="list143337953115806" text:continue-list="list2682548941" text:style-name="WWNum35">
        <text:list-item>
          <text:list>
            <text:list-item>
              <text:p text:style-name="P165">Run the appropriate WIT tests on the other platforms.</text:p>
            </text:list-item>
          </text:list>
        </text:list-item>
      </text:list>
      <text:p text:style-name="P54">Of course, you may have a combination of the above cases and therefore need to do a combination of the corresponding actions. (Case 3 is likely to require saving the new output.)</text:p>
      <text:list xml:id="list143338235487637" text:continue-list="list143338526551064" text:style-name="WWNum11">
        <text:list-item>
          <text:h text:style-name="P107"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3540622971" text:style-name="WWNum37">
        <text:list-item>
          <text:p text:style-name="P175"><text:span text:style-name="T15">apiAll</text:span>:</text:p>
          <text:list>
            <text:list-item>
              <text:p text:style-name="P175">Since this program is supposed to invoke each of WIT's API functions at least once, you need to revise <text:span text:style-name="T15">apiAll</text:span> any time you add a new API function. Here are some suggestions for how to do this:</text:p>
              <text:list>
                <text:list-item>
                  <text:p text:style-name="P175">It's probably a good idea to find something similar in <text:span text:style-name="T15">apiAll</text:span> and use it as an example.</text:p>
                </text:list-item>
                <text:list-item>
                  <text:p text:style-name="P175">If your new functionality involves more than one API function, it's best to collect them together in one or more functions that implement a small use case for the new capability.</text:p>
                </text:list-item>
                <text:list-item>
                  <text:p text:style-name="P175">Generally, you'll want the test to produce some indicative output so that if something changes, the change has a chance to show up in the diff output.</text:p>
                </text:list-item>
                <text:list-item>
                  <text:p text:style-name="P175">Note that if you add a call to <text:span text:style-name="T15">witOptImplode</text:span> or <text:span text:style-name="T15">witStochImplode</text:span> to <text:span text:style-name="T15">apiAll</text:span>, the call must be conditional on the value of the <text:span text:style-name="T15">cplexEmbedded</text:span> attribute. The <text:span text:style-name="T15">apiAll</text:span> code retrieves the value of this attribute from WIT and stores it in a global variable, <text:span text:style-name="T15">cplexEmbedded</text:span>.</text:p>
                </text:list-item>
              </text:list>
            </text:list-item>
          </text:list>
        </text:list-item>
        <text:list-item>
          <text:p text:style-name="P175"><text:span text:style-name="T15">msgAll</text:span>:</text:p>
          <text:list>
            <text:list-item>
              <text:p text:style-name="P175">This is explained in section <text:span text:style-name="T74">2</text:span><text:span text:style-name="T75">0</text:span><text:span text:style-name="T74">.</text:span></text:p>
            </text:list-item>
          </text:list>
        </text:list-item>
        <text:list-item>
          <text:p text:style-name="P175"><text:span text:style-name="T15">extOptTest</text:span>:</text:p>
          <text:list>
            <text:list-item>
              <text:p text:style-name="P175">You probably won't need to add to this test.</text:p>
            </text:list-item>
          </text:list>
        </text:list-item>
        <text:list-item>
          <text:p text:style-name="P175"><text:span text:style-name="T15">errTest</text:span>:</text:p>
          <text:list>
            <text:list-item>
              <text:p text:style-name="P175">The purpose of <text:span text:style-name="T15">errTest</text:span> is to test WIT's response to error conditions that cannot be produced running the Stand-Alone Executable.</text:p>
            </text:list-item>
            <text:list-item>
              <text:p text:style-name="P175">Note that each error test case is implemented as a separate invocation of the <text:span text:style-name="T15">errTest</text:span> program, because <text:s/>the errors being tested normally cause the program to terminate.</text:p>
            </text:list-item>
            <text:list-item>
              <text:p text:style-name="P175">To add a new case to <text:span text:style-name="T15">errTest</text:span>, perform the following steps:</text:p>
              <text:list>
                <text:list-item>
                  <text:p text:style-name="P175">Determine the index of the test case: N, where N-1 is the highest test case index that already exists. For example N=72.</text:p>
                </text:list-item>
                <text:list-item>
                  <text:p text:style-name="P175">Add a test case function, called <text:span text:style-name="T15">testCase{N}</text:span>, e.g., <text:span text:style-name="T15">testCase72</text:span>.</text:p>
                </text:list-item>
                <text:list-item>
                  <text:p text:style-name="P175">You can use other <text:span text:style-name="T15">testCase</text:span> functions as examples.</text:p>
                </text:list-item>
                <text:list-item>
                  <text:p text:style-name="P175">Usually the <text:span text:style-name="T15">testCase</text:span> function will end with a call to <text:span text:style-name="T15">terminationExpected</text:span>, which prints a special error message if it is called. Normally the execution of a <text:span text:style-name="T15">testCase</text:span> function will not reach its last line, because WIT will terminate with an error message when it detects the error that's being tested. The call to <text:span text:style-name="T15">terminationExpected</text:span> prints the appropriate error message if that goes wrong and the last line is reached.</text:p>
                </text:list-item>
                <text:list-item>
                  <text:p text:style-name="P175">The <text:span text:style-name="T15">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8"><text:soft-page-break/><text:s/><text:span text:style-name="T15"><text:s text:c="2"/>else if (theArg == "72")</text:span></text:p>
      <text:p text:style-name="P79"><text:s text:c="6"/>testCase72 ();</text:p>
      <text:list xml:id="list143338207037775" text:continue-numbering="true" text:style-name="WWNum37">
        <text:list-item>
          <text:list>
            <text:list-item>
              <text:list>
                <text:list-item>
                  <text:p text:style-name="P175">The if-then-else chain concludes with an error message indicating the largest test case index allowed. You need to increase the index that it prints.</text:p>
                </text:list-item>
                <text:list-item>
                  <text:p text:style-name="P175">Finally, add a call to <text:span text:style-name="T15">errTest</text:span> to the <text:span text:style-name="T15">wit-api-test</text:span> script in <text:span text:style-name="T15">$WIT_HOME/wit/scripts</text:span>, passing your test case index as the argument. For example:</text:p>
                </text:list-item>
              </text:list>
            </text:list-item>
          </text:list>
        </text:list-item>
      </text:list>
      <text:p text:style-name="P47">./errTest 72 <text:s text:c="19"/>2&gt;&amp;1 | cat &gt;&gt; api-out-new.txt</text:p>
      <text:list xml:id="list143339783951083" text:continue-list="list143338235487637" text:style-name="WWNum11">
        <text:list-item>
          <text:h text:style-name="P108" text:outline-level="1"><text:bookmark-start text:name="__RefHeading___Toc4947_2218867006"/>How to Test WIT: The Thread Test<text:bookmark-end text:name="__RefHeading___Toc4947_2218867006"/></text:h>
        </text:list-item>
      </text:list>
      <text:p text:style-name="P71"><text:span text:style-name="T11">At present,</text:span><text:span text:style-name="T68"> </text:span><text:span text:style-name="T69">the </text:span><text:span text:style-name="T70">T</text:span><text:span text:style-name="T69">hread </text:span><text:span text:style-name="T70">T</text:span><text:span text:style-name="T69">est is not being used or maintained</text:span><text:span text:style-name="T71">.</text:span></text:p>
      <text:list xml:id="list143339889864860" text:continue-numbering="true" text:style-name="WWNum11">
        <text:list-item>
          <text:h text:style-name="P109" text:outline-level="1"><text:bookmark-start text:name="__RefHeading___Toc4700_2109178196"/>How to Test WIT: The No-<text:span text:style-name="T101">Solver</text:span> Test<text:bookmark-end text:name="__RefHeading___Toc4700_2109178196"/></text:h>
        </text:list-item>
      </text:list>
      <text:p text:style-name="P211"><text:span text:style-name="T49">The WIT No-</text:span><text:span text:style-name="T78">S</text:span><text:span text:style-name="T79">olver</text:span><text:span text:style-name="T49"> Test is a test of WIT without </text:span><text:span text:style-name="T48">any solver</text:span><text:span text:style-name="T49"> </text:span><text:span text:style-name="T48">(i.e. </text:span><text:span text:style-name="T50">COIN or </text:span><text:span text:style-name="T48">CPLEX) </text:span><text:span text:style-name="T49">embedded, using the API. Its purpose is to guard against the (unlikely) event that the code has somehow been changed in such a way that it works OK when </text:span><text:span text:style-name="T48">a solver</text:span><text:span text:style-name="T49"> is embedded, but fails when </text:span><text:span text:style-name="T78">n</text:span><text:span text:style-name="T79">o solver</text:span><text:span text:style-name="T49"> is embedded. It is implemented on</text:span><text:span text:style-name="T56"> both</text:span><text:span text:style-name="T49"> the Linux</text:span><text:span text:style-name="T56"> and Windows</text:span><text:span text:style-name="T49"> platform</text:span><text:span text:style-name="T56">s</text:span><text:span text:style-name="T49">. It should be used under the following circumstances:</text:span></text:p>
      <text:list xml:id="list143338120351344" text:continue-list="list143338757867389" text:style-name="WWNum21">
        <text:list-item>
          <text:p text:style-name="P146">If you alter any WIT code that is conditional on whether or not <text:span text:style-name="T102">COIN or </text:span>CPLEX is embedded into WIT, you need to perform the test.</text:p>
        </text:list-item>
        <text:list-item>
          <text:p text:style-name="P155">If you alter the code in a way that is expected to alter the output of WIT, you'll need to perform the test so that you can revise the expected output, if necessary.</text:p>
        </text:list-item>
        <text:list-item>
          <text:p text:style-name="P155">If you alter the <text:span text:style-name="T15">apiAll</text:span> code, you'll need to perform the test so that you can revise the expected output, if necessary.</text:p>
        </text:list-item>
      </text:list>
      <text:p text:style-name="P211"><text:span text:style-name="T49">If you want an especially thorough test of WIT, you can perform the test for that purpose.</text:span></text:p>
      <text:p text:style-name="P219"><text:span text:style-name="T49">W</text:span><text:span text:style-name="T44">hen you do this test, you should do it on both platforms</text:span><text:span text:style-name="T57"> (linux and winsdk).</text:span></text:p>
      <text:p text:style-name="P174">The procedure <text:span text:style-name="T111">(on each platform) </text:span>is as follows:</text:p>
      <text:p text:style-name="P212">First, as with the API test, the following directory must be in your PATH:</text:p>
      <text:p text:style-name="P131"><text:span text:style-name="T100"><text:s text:c="3"/>$WIT_HOME/wit/scripts</text:span></text:p>
      <text:p text:style-name="P213"><text:span text:style-name="T44">Next, you rebuild WIT with </text:span><text:span text:style-name="T18">exe_type=debug</text:span><text:span text:style-name="T44">, but without </text:span><text:span text:style-name="T51">COIN or </text:span><text:span text:style-name="T44">CPLEX embedded:</text:span></text:p>
      <text:list xml:id="list300529784" text:style-name="WWNum39">
        <text:list-item>
          <text:p text:style-name="P178"><text:span text:style-name="T18">export WIT_</text:span><text:span text:style-name="T25">COIN</text:span><text:span text:style-name="T18">_HOME=</text:span></text:p>
        </text:list-item>
        <text:list-item>
          <text:p text:style-name="P129">export WIT_CPLEX_HOME=</text:p>
        </text:list-item>
        <text:list-item>
          <text:p text:style-name="P178"><text:span text:style-name="T18">cd $WIT_HOME/wit/</text:span><text:span text:style-name="T28">{P</text:span><text:span text:style-name="T29">LATFORM</text:span><text:span text:style-name="T28">}</text:span></text:p>
        </text:list-item>
        <text:list-item>
          <text:p text:style-name="P177"><text:span text:style-name="T18">make clean</text:span></text:p>
        </text:list-item>
        <text:list-item>
          <text:p text:style-name="P128">make exe_type=debug all</text:p>
        </text:list-item>
      </text:list>
      <text:p text:style-name="P214"><text:span text:style-name="T44">Next, you invoke the WIT No-</text:span><text:span text:style-name="T80">Solver</text:span><text:span text:style-name="T44"> Test script:</text:span></text:p>
      <text:p text:style-name="P132"><text:s text:c="3"/>wit-no-<text:span text:style-name="T103">solver</text:span>-test</text:p>
      <text:p text:style-name="P215"><text:span text:style-name="T44">This script builds and runs </text:span><text:span text:style-name="T18">apiAll</text:span><text:span text:style-name="T44">. The </text:span><text:span text:style-name="T18">apiAll</text:span><text:span text:style-name="T44"> program has many places where the code takes different action depending on whether or not</text:span><text:span text:style-name="T52"> COIN or</text:span><text:span text:style-name="T44"> CPLEX is embedded into the WIT library that it's using. (It uses WIT's global “c</text:span><text:span text:style-name="T53">oin</text:span><text:span text:style-name="T44">Embedded” </text:span><text:span text:style-name="T53">and </text:span><text:span text:style-name="T44">“cplexEmbedded” attribute</text:span><text:span text:style-name="T53">s</text:span><text:span text:style-name="T44"> for this purpose.) <text:s/>In this way, it is able to perform meaningful tests both with and without </text:span><text:span text:style-name="T53">COIN or </text:span><text:span text:style-name="T44">CPLEX.</text:span></text:p>
      <text:p text:style-name="P158">The source code and data for this test (as well as the outputs of it) are stored in the following directory:</text:p>
      <text:p text:style-name="P133"><text:s text:c="3"/>$WIT_HOME/wit/api-test</text:p>
      <text:p text:style-name="P158">The script directs most of its output to the following file:</text:p>
      <text:p text:style-name="P158"><text:span text:style-name="T15"><text:s text:c="3"/>$WIT_HOME/wit/api-test/no-</text:span><text:span text:style-name="T31">solver</text:span><text:span text:style-name="T15">-out-new.txt</text:span></text:p>
      <text:p text:style-name="P158">The script then runs a filtered diff, comparing this file against the following file:</text:p>
      <text:p text:style-name="P158"><text:span text:style-name="T15"><text:s text:c="3"/>$WIT_HOME/wit/api-test/no-</text:span><text:span text:style-name="T35">solver</text:span><text:span text:style-name="T15">-out-</text:span><text:span text:style-name="T33">{P</text:span><text:span text:style-name="T34">LATFORM</text:span><text:span text:style-name="T33">}</text:span><text:span text:style-name="T15">.txt</text:span></text:p>
      <text:p text:style-name="P158"/>
      <text:p text:style-name="P158"><text:soft-page-break/>The diff output is stored as:</text:p>
      <text:p text:style-name="P141"><text:span text:style-name="T44"><text:s text:c="3"/>$WIT_HOME/wit/api-test/no-</text:span><text:span text:style-name="T54">solver</text:span><text:span text:style-name="T44">-out-diff.txt</text:span></text:p>
      <text:p text:style-name="P216">If the diff file is empty, the script will print the following lines and terminate:</text:p>
      <text:p text:style-name="P242"/>
      <text:p text:style-name="P243"><text:s text:c="3"/>No Significant differences were found.</text:p>
      <text:p text:style-name="P243"/>
      <text:p text:style-name="P244"><text:span text:style-name="T15"><text:s text:c="3"/>The WIT No-</text:span><text:span text:style-name="T32">Solver</text:span><text:span text:style-name="T15"> test was successful.</text:span></text:p>
      <text:p text:style-name="P216">If it terminates with those lines, the test is successful.</text:p>
      <text:p text:style-name="P217">If the diff file is not empty, then the test is unsuccessful and the script terminates with the following lines:</text:p>
      <text:p text:style-name="P100"/>
      <text:p text:style-name="P100"><text:s text:c="3"/>Significant differences were found. See:</text:p>
      <text:p text:style-name="P102"/>
      <text:p text:style-name="P102"><text:span text:style-name="T18"><text:s text:c="6"/>$WIT_HOME/wit/api-test/no-</text:span><text:span text:style-name="T26">solver</text:span><text:span text:style-name="T18">-out-diff.txt</text:span></text:p>
      <text:p text:style-name="P101"/>
      <text:p text:style-name="P101"><text:s text:c="4"/>The WIT No-<text:span text:style-name="T105">Solver</text:span> test was unsuccessful.</text:p>
      <text:p text:style-name="P159"><text:span text:style-name="T44">After completing a successful No-</text:span><text:span text:style-name="T81">Solver</text:span><text:span text:style-name="T44"> Test, you should restore WIT to a C</text:span><text:span text:style-name="T55">OIN</text:span><text:span text:style-name="T44">-embedded </text:span><text:span text:style-name="T55">and CPLEX-embedded </text:span><text:span text:style-name="T44">build:</text:span></text:p>
      <text:list xml:id="list143338965813362" text:continue-numbering="true" text:style-name="WWNum39">
        <text:list-item>
          <text:p text:style-name="P179"><text:span text:style-name="T18">export WIT_</text:span><text:span text:style-name="T27">COIN</text:span><text:span text:style-name="T18">_HOME=</text:span><text:span text:style-name="T44">{Whatever}</text:span></text:p>
        </text:list-item>
        <text:list-item>
          <text:p text:style-name="P179"><text:span text:style-name="T18">export WIT_CPLEX_HOME=</text:span><text:span text:style-name="T44">{Whatever}</text:span></text:p>
        </text:list-item>
        <text:list-item>
          <text:p text:style-name="P179"><text:span text:style-name="T18">cd $WIT_HOME/wit/</text:span><text:span text:style-name="T30">{PLATFORM}</text:span></text:p>
        </text:list-item>
        <text:list-item>
          <text:p text:style-name="P142">make clean</text:p>
        </text:list-item>
        <text:list-item>
          <text:p text:style-name="P130">make exe_type=debug all</text:p>
        </text:list-item>
      </text:list>
      <text:p text:style-name="P218"><text:span text:style-name="T39">If the No-</text:span><text:span text:style-name="T83">Solver</text:span><text:span text:style-name="T39"> Test Is Unsuccessful</text:span></text:p>
      <text:p text:style-name="P218"><text:span text:style-name="T44">The procedure in this case is similar to the procedure for the API test</text:span><text:span text:style-name="T82">.</text:span></text:p>
      <text:p text:style-name="P218"><text:span text:style-name="T39">How to Add to the No-</text:span><text:span text:style-name="T84">Solver</text:span><text:span text:style-name="T39"> Test</text:span></text:p>
      <text:p text:style-name="P159"><text:span text:style-name="T107">Since the No-</text:span><text:span text:style-name="T108">S</text:span><text:span text:style-name="T109">olver</text:span><text:span text:style-name="T107"> test is based on apiAll, it gets revised whenever apiAll is revised. There's no need to do anything beyond this.</text:span></text:p>
      <text:list xml:id="list143338441607588" text:continue-list="list143339889864860" text:style-name="WWNum11">
        <text:list-item>
          <text:h text:style-name="P107"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44">It is implemented on the Linux platform only. It should be used under the following circumstances:</text:span></text:p>
      <text:list xml:id="list143338968281964" text:continue-list="list143338120351344" text:style-name="WWNum21">
        <text:list-item>
          <text:p text:style-name="P145">If you are upgrading to a new compiler level or a new environment of some kind on Linux, you need to perform the test.</text:p>
        </text:list-item>
        <text:list-item>
          <text:p text:style-name="P154">If you upgrade either of the prerequisites to WIT (MCL or CPLEX), you need to perform the test.</text:p>
        </text:list-item>
        <text:list-item>
          <text:p text:style-name="P154">If you change WIT code, you need to perform the test.</text:p>
        </text:list-item>
      </text:list>
      <text:p text:style-name="P54">The procedure is as follows:</text:p>
      <text:p text:style-name="Main_20_Text"><text:span text:style-name="T44">First, in addition to the directories you need for WIT, you need to load the </text:span><text:span text:style-name="T18">wit-sa-test</text:span><text:span text:style-name="T44"> directory from the WIT-Projects stream. The </text:span><text:span text:style-name="T18">wit-sa-test</text:span><text:span text:style-name="T44"> directory contains the following three top-level directories:</text:span></text:p>
      <text:list xml:id="list2772879271" text:style-name="WWNum40">
        <text:list-item>
          <text:p text:style-name="P180"><text:span text:style-name="T18">data</text:span><text:span text:style-name="T44"><text:tab/>Contains the WIT input data files for the Stand-Alone Test, along with the corresponding<text:line-break/><text:tab/> <text:tab/>saved output files.</text:span></text:p>
        </text:list-item>
        <text:list-item>
          <text:p text:style-name="P180"><text:span text:style-name="T18">params</text:span><text:span text:style-name="T44"><text:tab/>Contains the control parameter files for the Stand-Alone Test.</text:span></text:p>
        </text:list-item>
        <text:list-item>
          <text:p text:style-name="P180"><text:span text:style-name="T18">scripts</text:span><text:span text:style-name="T44"><text:tab/>Contains the scripts for the Stand-Alone Test.</text:span></text:p>
        </text:list-item>
      </text:list>
      <text:p text:style-name="Main_20_Text"><text:span text:style-name="T44">Most of the input data files in the </text:span><text:span text:style-name="T18">data</text:span><text:span text:style-name="T44">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4">Next, you must add the following directory to your PATH:</text:p>
      <text:p text:style-name="P47"><text:s text:c="3"/>$WIT_HOME/wit-sa-test/scripts</text:p>
      <text:p text:style-name="Main_20_Text"><text:span text:style-name="T44">Next, you build the WIT Stand-Alone Executable with </text:span><text:span text:style-name="T18">exe_type=debug</text:span><text:span text:style-name="T44"> (if you haven't already).</text:span></text:p>
      <text:p text:style-name="P54">Next, you invoke the WIT Stand-Alone Test script:</text:p>
      <text:p text:style-name="P47"><text:s text:c="3"/>wit-test-all</text:p>
      <text:p text:style-name="Main_20_Text"><text:span text:style-name="T44">This script invokes a series of other scripts, each of which tests a different one of WIT's capabilities. For example, </text:span><text:span text:style-name="T18">wit-test-multi-route</text:span><text:span text:style-name="T44"> tests the Multi-Route capability. As of this writing, </text:span><text:span text:style-name="T18">wit-test-all</text:span><text:span text:style-name="T44"> invokes 28 different capability test scripts.</text:span></text:p>
      <text:p text:style-name="Main_20_Text"><text:span text:style-name="T44">Each capability test script makes numerous calls to the script </text:span><text:span text:style-name="T18">wit-test-case</text:span><text:span text:style-name="T44">. This script performs a test of an individual test case for the capability. As of this writing, the Stand-Alone Test performs 707 individual case tests.</text:span></text:p>
      <text:p text:style-name="Main_20_Text"><text:span text:style-name="T44">There are three arguments to the </text:span><text:span text:style-name="T18">wit-test-case</text:span><text:span text:style-name="T44"> script:</text:span></text:p>
      <text:list xml:id="list2234890934" text:style-name="WWNum41">
        <text:list-item>
          <text:p text:style-name="P181"><text:span text:style-name="T18">$1</text:span><text:span text:style-name="T44"><text:tab/>This is the subdirectory of </text:span><text:span text:style-name="T18">$WIT_HOME/wit-sa-test/data</text:span><text:span text:style-name="T44"> in which the input data file<text:line-break/>  <text:tab/>for the test case is to be found. The file name is always </text:span><text:span text:style-name="T18">wit.data</text:span><text:span text:style-name="T44">.</text:span></text:p>
        </text:list-item>
        <text:list-item>
          <text:p text:style-name="P181"><text:span text:style-name="T18">$2</text:span><text:span text:style-name="T44"><text:tab/>This the stem of the name of the parameters file.</text:span></text:p>
        </text:list-item>
        <text:list-item>
          <text:p text:style-name="P181"><text:span text:style-name="T18">$3</text:span><text:span text:style-name="T44"><text:tab/>If this is empty or </text:span><text:span text:style-name="T59">≠</text:span><text:span text:style-name="T44"> “save”, the test will be run.<text:line-break/></text:span><text:soft-page-break/><text:span text:style-name="T44">  <text:tab/>If this is “save”, the test will not be run; the results will be saved instead.</text:span></text:p>
        </text:list-item>
      </text:list>
      <text:p text:style-name="P54"/>
      <text:p text:style-name="P4">Consider for example:</text:p>
      <text:p text:style-name="P47"><text:s text:c="3"/>wit-test-case multi-route/case02 heur-spl3</text:p>
      <text:p text:style-name="P54">This invocation performs a case test using the following files as the input data file and control parameter file:</text:p>
      <text:p text:style-name="P47"><text:s text:c="3"/>$WIT_HOME/wit-sa-test/data/multi-route/case02/wit.data</text:p>
      <text:p text:style-name="Main_20_Text"><text:span text:style-name="T18"><text:s text:c="3"/>$WIT_HOME/wit-sa-test/params/heur-spl3.par</text:span><text:span text:style-name="T44"><text:line-break/></text:span></text:p>
      <text:p text:style-name="P54">The output files for the case test are placed the following directory, created by the script:</text:p>
      <text:p text:style-name="P47"><text:s text:c="3"/>$WIT_HOME/wit-sa-test/data/$1/$2/output-new</text:p>
      <text:p text:style-name="P54">For example:</text:p>
      <text:p text:style-name="P47"><text:s text:c="3"/>$WIT_HOME/wit-sa-test/data/multi-route/case02/heur-spl3/output-new</text:p>
      <text:p text:style-name="Main_20_Text"><text:span text:style-name="T44">After the script runs the Stand-Alone Executable, it then runs a script </text:span><text:span text:style-name="T18">wit-test-case-diff</text:span><text:span text:style-name="T44"> that performs a filtered diff on the output files, using the following directory (loaded in from the WIT-Projects stream) as the basis of comparison:</text:span></text:p>
      <text:p text:style-name="P47"><text:s text:c="3"/>$WIT_HOME/wit-sa-test/data/$1/$2/output-sav</text:p>
      <text:p text:style-name="Main_20_Text"><text:span text:style-name="T44">Specifically, each file in the </text:span><text:span text:style-name="T18">output-sav</text:span><text:span text:style-name="T44"> directory is compared to the corresponding file in the </text:span><text:span text:style-name="T18">output‑new</text:span><text:span text:style-name="T44"> directory with a filtered diff.</text:span></text:p>
      <text:p text:style-name="P41">How to Tell Whether or Not the Stand-Alone Test was Successful</text:p>
      <text:p text:style-name="P54">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4">Specifically, when a capability test begins, it prints (to stdout) a heading identifying the test, preceded and followed by a line of underscores. For example:</text:p>
      <text:p text:style-name="P23">_______________________________________________________</text:p>
      <text:p text:style-name="P23"/>
      <text:p text:style-name="P23">Test of Multi-Route</text:p>
      <text:p text:style-name="P23">_______________________________________________________</text:p>
      <text:p text:style-name="P54">When a capability test is successful, that's all it prints. So when the Stand-Alone Test is successful, this is what it prints:</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ext:span text:style-name="T44">If a capability test is unsuccessful, at least one of its filtered diffs produces a non-empty output. When the output of a filtered diff (from a particular case test) is non-empty, the diff output is printed, preceded by a heading </text:span><text:soft-page-break/><text:span text:style-name="T44">indicating which files were being compared. For example, suppose a difference was found in file </text:span><text:span text:style-name="T18">soln.out</text:span><text:span text:style-name="T44"> when running a test on </text:span><text:span text:style-name="T18">nstn/case02/wit.data</text:span><text:span text:style-name="T44"> with parameter file </text:span><text:span text:style-name="T18">heur-spl3.par</text:span><text:span text:style-name="T44">. The script would print it as follows:</text:span></text:p>
      <text:p text:style-name="P24"/>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54">Here is an example of the output of an unsuccessful Stand-Alone Test:</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
      <text:p text:style-name="P23"/>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23"/>
      <text:p text:style-name="P23"/>
      <text:p text:style-name="P23">=======================================================</text:p>
      <text:p text:style-name="P23">diff</text:p>
      <text:p text:style-name="P23"><text:s text:c="3"/>nstn/case02/heur-spl3/output-sav/wit-log.txt</text:p>
      <text:p text:style-name="P23"><text:s text:c="3"/>nstn/case02/heur-spl3/output-new/wit-log.txt</text:p>
      <text:p text:style-name="P23">=======================================================</text:p>
      <text:p text:style-name="P23"/>
      <text:p text:style-name="P23">105c105</text:p>
      <text:p text:style-name="P23">&lt; Permanent Commit: Part C, Period 0, Qty: 7.000</text:p>
      <text:p text:style-name="P23">---</text:p>
      <text:p text:style-name="P23">&gt; Permanent Commit: Part C, Period 0, Qty: 6.000</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his output indicates that the NSTN Build-Ahead Test was unsuccessful, with differences in two files. All other capability tests were successful.</text:p>
      <text:list xml:id="list143338560677477" text:continue-list="list143338441607588" text:style-name="WWNum11">
        <text:list-item>
          <text:h text:style-name="P107"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5">wit-test-all</text:span> script. In the example of the previous section, you would rerun the <text:s/><text:span text:style-name="T15">wit-test-nstn</text:span> script.</text:p>
      <text:p text:style-name="Main_20_Text">Then you would study the files that are flagged as different along with the corresponding input data file. In the above case, you'd study <text:span text:style-name="T15">nstn/case02/wit.data</text:span> and the resulting <text:span text:style-name="T15">soln.out</text:span> and <text:span text:style-name="T15">wit-log.txt</text:span> files in the <text:span text:style-name="T15">output-sav</text:span> and <text:span text:style-name="T15">output-new</text:span> directories.</text:p>
      <text:p text:style-name="P58">As with the API test, once you have determined the exact nature of the problem, there are essentially three kinds of actions to take:</text:p>
      <text:list xml:id="list3847917318" text:style-name="WWNum42">
        <text:list-item>
          <text:p text:style-name="P182">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1895928306" text:style-name="WWNum43">
        <text:list-item>
          <text:list>
            <text:list-item>
              <text:p text:style-name="P183">Run the capability test script with “save” as the argument, e.g.:</text:p>
            </text:list-item>
          </text:list>
        </text:list-item>
      </text:list>
      <text:p text:style-name="P42"><text:s text:c="3"/>wit-test-nstn save</text:p>
      <text:list xml:id="list143340023051356" text:continue-numbering="true" text:style-name="WWNum43">
        <text:list-item>
          <text:list>
            <text:list-item>
              <text:list>
                <text:list-item>
                  <text:p text:style-name="P183">This cleans up the <text:span text:style-name="T15">output-new</text:span> directory a bit and then renames it to <text:s/><text:span text:style-name="T15">output-sav</text:span>.</text:p>
                </text:list-item>
                <text:list-item>
                  <text:p text:style-name="P183">It does <text:span text:style-name="T37">not</text:span> run the test.</text:p>
                </text:list-item>
              </text:list>
            </text:list-item>
            <text:list-item>
              <text:p text:style-name="P183">Rerun the capability test, to get a successful result.</text:p>
            </text:list-item>
            <text:list-item>
              <text:p text:style-name="P183">Eventually, you will need to check-in and deliver the new <text:span text:style-name="T15">output-sav</text:span> directory to the WIT‑Projects stream.</text:p>
            </text:list-item>
            <text:list-item>
              <text:p text:style-name="P183">To save the output of all of the capability tests, issue the following:</text:p>
            </text:list-item>
          </text:list>
        </text:list-item>
      </text:list>
      <text:p text:style-name="P42"><text:s text:c="3"/>wit-test-all save</text:p>
      <text:list xml:id="list143339761462897" text:continue-list="list3847917318" text:style-name="WWNum42">
        <text:list-item>
          <text:p text:style-name="P182">You might decide that the new output is correct, but is too variable to be used as the basis of comparison. In this case, you need to take these steps:</text:p>
        </text:list-item>
      </text:list>
      <text:list xml:id="list3251528093" text:style-name="WWNum44">
        <text:list-item>
          <text:list>
            <text:list-item>
              <text:p text:style-name="P184">Add to the filter (the -I lines) in the “diff” command that's in the <text:span text:style-name="T18">wit-test-case-diff</text:span> script.</text:p>
            </text:list-item>
          </text:list>
        </text:list-item>
      </text:list>
      <text:list xml:id="list143339821925559" text:continue-list="list143340023051356" text:style-name="WWNum43">
        <text:list-item>
          <text:list>
            <text:list-item>
              <text:p text:style-name="P167">Rerun the capability test, to get a successful result</text:p>
            </text:list-item>
          </text:list>
        </text:list-item>
      </text:list>
      <text:list xml:id="list143339362052329" text:continue-list="list3251528093" text:style-name="WWNum44">
        <text:list-item>
          <text:list>
            <text:list-item>
              <text:p text:style-name="P168">Eventually check-in and deliver the revised script.</text:p>
            </text:list-item>
          </text:list>
        </text:list-item>
      </text:list>
      <text:list xml:id="list143339204796357" text:continue-list="list143339761462897" text:style-name="WWNum42">
        <text:list-item>
          <text:p text:style-name="P169">You might decide that the new output is incorrect. In this case:</text:p>
        </text:list-item>
      </text:list>
      <text:list xml:id="list597185145" text:style-name="WWNum45">
        <text:list-item>
          <text:list>
            <text:list-item>
              <text:p text:style-name="P170">Revise the WIT source code and/or the input data file as needed.</text:p>
            </text:list-item>
          </text:list>
        </text:list-item>
      </text:list>
      <text:list xml:id="list143339422128032" text:continue-list="list143339821925559" text:style-name="WWNum43">
        <text:list-item>
          <text:list>
            <text:list-item>
              <text:p text:style-name="P167">Rerun the capability test, to get a successful result</text:p>
            </text:list-item>
          </text:list>
        </text:list-item>
      </text:list>
      <text:list xml:id="list143338496832278" text:continue-list="list597185145" text:style-name="WWNum45">
        <text:list-item>
          <text:list>
            <text:list-item>
              <text:p text:style-name="P170">Run all appropriate WIT tests.</text:p>
            </text:list-item>
          </text:list>
        </text:list-item>
      </text:list>
      <text:list xml:id="list4130571887" text:style-name="WWNum46">
        <text:list-item>
          <text:list>
            <text:list-item>
              <text:p text:style-name="P171">Eventually check-in and deliver the revised code/data.</text:p>
            </text:list-item>
          </text:list>
        </text:list-item>
      </text:list>
      <text:p text:style-name="P54">Of course, you may have a combination of the above cases and therefore need to take a combination of the corresponding actions.</text:p>
      <text:list xml:id="list143338089921291" text:continue-list="list143338560677477" text:style-name="WWNum11">
        <text:list-item>
          <text:h text:style-name="P107"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3840521438" text:style-name="WWNum47">
        <text:list-item>
          <text:p text:style-name="P103">Usually, you will create a new data file for the case. As explained in section 1<text:span text:style-name="T95">1</text:span>, the pathname for a data file in the Stand-Alone Test must be of the following form:</text:p>
        </text:list-item>
      </text:list>
      <text:p text:style-name="P32">$WIT_HOME/wit-sa-test/data/$1/wit.data</text:p>
      <text:p text:style-name="P30"><text:span text:style-name="T44">where $1 is the value of the first argument to the </text:span><text:span text:style-name="T18">wit-test-case</text:span><text:span text:style-name="T44"> script.</text:span></text:p>
      <text:list xml:id="list143338685184004" text:continue-numbering="true" text:style-name="WWNum47">
        <text:list-item>
          <text:p text:style-name="P103">Sometimes, you can use an existing data file, with a new parameters file.</text:p>
        </text:list-item>
        <text:list-item>
          <text:p text:style-name="P103">Usually, you can use an existing parameters file. Once again, these are located at:</text:p>
        </text:list-item>
      </text:list>
      <text:p text:style-name="P32">$WIT_HOME/wit-sa-test/params</text:p>
      <text:list xml:id="list143338518853723" text:continue-numbering="true" text:style-name="WWNum47">
        <text:list-item>
          <text:p text:style-name="P103">If none of the existing parameters files is appropriate for your test, create a new one.</text:p>
          <text:list>
            <text:list-item>
              <text:p text:style-name="P105"><text:span text:style-name="T44">In this case, copy the first two lines from an existing parameters file into your new one. These two lines set the </text:span><text:span text:style-name="T18">log_ofname</text:span><text:span text:style-name="T44"> and </text:span><text:span text:style-name="T18">data_ifname</text:span><text:span text:style-name="T44"> parameters to the values that are needed by the Stand-Alone Test scripts.</text:span></text:p>
            </text:list-item>
          </text:list>
        </text:list-item>
        <text:list-item>
          <text:p text:style-name="P105"><text:span text:style-name="T44">Next, add an invocation of the </text:span><text:span text:style-name="T18">wit-test-case</text:span><text:span text:style-name="T44"> script to the capability test script that you are working on, e.g.:</text:span></text:p>
        </text:list-item>
      </text:list>
      <text:p text:style-name="P32"><text:tab/>wit-test-case nstn/case21 <text:s text:c="5"/>heur-spl3 $1</text:p>
      <text:list xml:id="list143338337463512" text:continue-numbering="true" text:style-name="WWNum47">
        <text:list-item>
          <text:list>
            <text:list-item>
              <text:p text:style-name="P103">Copying and modifying an existing line in the capability test script is a good way to do his.</text:p>
            </text:list-item>
          </text:list>
        </text:list-item>
        <text:list-item>
          <text:p text:style-name="P103">Run the modified capability test script.</text:p>
          <text:list>
            <text:list-item>
              <text:p text:style-name="P105"><text:span text:style-name="T44">It will print an error message, indicating that your </text:span><text:span text:style-name="T18">output-sav</text:span><text:span text:style-name="T44"> directory does not exist. You can ignore this error message for now.</text:span></text:p>
            </text:list-item>
          </text:list>
        </text:list-item>
        <text:list-item>
          <text:p text:style-name="P105"><text:span text:style-name="T44">Look at the content of the files in the relevant </text:span><text:span text:style-name="T18">output-new</text:span><text:span text:style-name="T44"> directory and verify that the output is what you want. If it is not, modify the input files and repeat these steps, as needed.</text:span></text:p>
        </text:list-item>
        <text:list-item>
          <text:p text:style-name="P103">When the output is correct, run the capability test script with “save” as the argument, e.g:</text:p>
        </text:list-item>
      </text:list>
      <text:p text:style-name="P32">wit-test-nstn save</text:p>
      <text:list xml:id="list143338275303310" text:continue-numbering="true" text:style-name="WWNum47">
        <text:list-item>
          <text:p text:style-name="P103">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1541408677" text:style-name="WWNum48">
        <text:list-item>
          <text:p text:style-name="P104">You'll probably need to add a new directory to the data directory, e.g.,</text:p>
        </text:list-item>
      </text:list>
      <text:p text:style-name="P32">$WIT_HOME/wit-sa-test/data/foo</text:p>
      <text:list xml:id="list143340161456344" text:continue-numbering="true" text:style-name="WWNum48">
        <text:list-item>
          <text:p text:style-name="P104">Create a new capability test script, e.g.,</text:p>
        </text:list-item>
      </text:list>
      <text:p text:style-name="P32">wit-test-foo</text:p>
      <text:list xml:id="list143338315843696" text:continue-numbering="true" text:style-name="WWNum48">
        <text:list-item>
          <text:list>
            <text:list-item>
              <text:p text:style-name="P104">The name of the script doesn't have to match the name of the directory, but it often does.</text:p>
            </text:list-item>
            <text:list-item>
              <text:p text:style-name="P104">It's probably best to copy and modify an existing capability test script.</text:p>
            </text:list-item>
          </text:list>
        </text:list-item>
        <text:list-item>
          <text:p text:style-name="P104">Add test cases to the new capability test script as needed, using the procedure given above.</text:p>
        </text:list-item>
        <text:list-item>
          <text:p text:style-name="P106"><text:span text:style-name="T44">Add an invocation of the new capability test script to the Stand-Alone Test script, </text:span><text:span text:style-name="T18">wit-test-all</text:span><text:span text:style-name="T44">.</text:span></text:p>
        </text:list-item>
        <text:list-item>
          <text:p text:style-name="P106"><text:span text:style-name="T44">Run the new </text:span><text:span text:style-name="T18">wit-test-all</text:span><text:span text:style-name="T44">.</text:span></text:p>
        </text:list-item>
      </text:list>
      <text:list xml:id="list143338628689604" text:continue-list="list143338089921291" text:style-name="WWNum11">
        <text:list-item>
          <text:h text:style-name="P107" text:outline-level="1"><text:bookmark-start text:name="__RefHeading___Toc4953_2218867006"/>How to Build and Test WIT-J<text:bookmark-end text:name="__RefHeading___Toc4953_2218867006"/></text:h>
        </text:list-item>
      </text:list>
      <text:p text:style-name="P69"><text:span text:style-name="T11">At present,</text:span><text:span text:style-name="T14">WIT-J </text:span><text:span text:style-name="T11">has not been brought up to date in the </text:span><text:span text:style-name="T67">open-source</text:span><text:span text:style-name="T10"> version of WIT on GitHub</text:span><text:span text:style-name="T11">, so there is no need to maintain it.</text:span><text:span text:style-name="T12"> </text:span></text:p>
      <text:list xml:id="list143339050496628" text:continue-numbering="true" text:style-name="WWNum11">
        <text:list-item>
          <text:h text:style-name="P107"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89"><text:s text:c="3"/>/gsa/yktgsa/projects/w/wit/doc/wit-guide/</text:p>
      <text:p text:style-name="Main_20_Text">The WIT Guide is stored in several different files, one for each part of the Guide. The extension for FrameMaker files is <text:span text:style-name="T15">.doc</text:span>.. For example, <text:span text:style-name="T15">wit2.doc</text:span> is Chapter 2 and <text:span text:style-name="T15">witTOC.doc</text:span> is the Table of Contents. The top-level file that puts it all together is <text:span text:style-name="T15">wit.book</text:span>.</text:p>
      <text:p text:style-name="Main_20_Text">To make revisions to the WIT Guide, perform the following steps:</text:p>
      <text:list xml:id="list2061857573" text:style-name="WWNum53">
        <text:list-item>
          <text:p text:style-name="P185">If you haven't already done so, get an MC4U account.</text:p>
        </text:list-item>
        <text:list-item>
          <text:p text:style-name="P185">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85">Remotely log into the MC4U machine from a Linux machine using <text:span text:style-name="T15">ssh</text:span>. This is how I do it:</text:p>
        </text:list-item>
      </text:list>
      <text:p text:style-name="P42">ssh -Y wittrock@dci1</text:p>
      <text:list xml:id="list143339384409228" text:continue-numbering="true" text:style-name="WWNum53">
        <text:list-item>
          <text:p text:style-name="P185">In the above command, <text:span text:style-name="T15">wittrock</text:span> is my MC4U ID.</text:p>
        </text:list-item>
        <text:list-item>
          <text:p text:style-name="P185">When prompted, enter your MC4U password.</text:p>
        </text:list-item>
        <text:list-item>
          <text:p text:style-name="P185">This logs you into the machine, sending any X-Windows output to your screen. You need that, because FrameMaker uses X-Windows.</text:p>
        </text:list-item>
        <text:list-item>
          <text:p text:style-name="P185">Next, CD to the wit-guide directory:</text:p>
        </text:list-item>
      </text:list>
      <text:p text:style-name="P89"><text:s text:c="3"/>cd /gsa/yktgsa/projects/w/wit/doc/wit-guide/</text:p>
      <text:list xml:id="list143339517211836" text:continue-numbering="true" text:style-name="WWNum53">
        <text:list-item>
          <text:p text:style-name="P185">Then issue the following:</text:p>
        </text:list-item>
      </text:list>
      <text:p text:style-name="P89"><text:s text:c="3"/>/opt/IBM/mc4u/tools/bin/maker -file wit.book</text:p>
      <text:list xml:id="list143339198843699" text:continue-numbering="true" text:style-name="WWNum53">
        <text:list-item>
          <text:p text:style-name="P185">Wait awhile (40 seconds total when I tried).</text:p>
        </text:list-item>
        <text:list-item>
          <text:p text:style-name="P185">This first brings up a temporary splash window.</text:p>
        </text:list-item>
        <text:list-item>
          <text:p text:style-name="P185">It then brings up two small windows:</text:p>
          <text:list>
            <text:list-item>
              <text:p text:style-name="P185">The Main Window, short and wide, with 5 buttons. The right-most button is “EXIT”.</text:p>
            </text:list-item>
            <text:list-item>
              <text:p text:style-name="P185">The Book Window, taller than wide. This shows <text:span text:style-name="T15">wit.book</text:span> and all the individual section files under it, such as <text:span text:style-name="T15">witTOC.doc</text:span> and <text:span text:style-name="T15">wit2.doc</text:span>.</text:p>
            </text:list-item>
          </text:list>
        </text:list-item>
        <text:list-item>
          <text:p text:style-name="P185">To work on, e.g., chapter 2, double click on <text:span text:style-name="T15">wit2.doc</text:span>.</text:p>
        </text:list-item>
        <text:list-item>
          <text:p text:style-name="P185">This brings up a full size window showing a page (or so) of Chapter 2.</text:p>
        </text:list-item>
        <text:list-item>
          <text:p text:style-name="P185">Refer to the FrameMaker manual (which I'm leaving with Dan) to figure it out from there.</text:p>
        </text:list-item>
      </text:list>
      <text:p text:style-name="Main_20_Text"/>
      <text:p text:style-name="P3">At some point, after you've made changes to the Guide, you should do an “Update”. This updates the TOC, the index, the cross-reference, etc. Here is the procedure:</text:p>
      <text:list xml:id="list4253711287" text:style-name="WWNum54">
        <text:list-item>
          <text:p text:style-name="P186">Go to the Book Window.</text:p>
        </text:list-item>
        <text:list-item>
          <text:p text:style-name="P186">Click “Edit”.</text:p>
        </text:list-item>
        <text:list-item>
          <text:p text:style-name="P186">Click “Update Book...”.</text:p>
        </text:list-item>
        <text:list-item>
          <text:p text:style-name="P186">This brings up a window with settings. You can leave them as they are or modify if you want want.</text:p>
        </text:list-item>
        <text:list-item>
          <text:p text:style-name="P186">Click “Update”.</text:p>
        </text:list-item>
        <text:list-item>
          <text:p text:style-name="P186">It does the update. This takes a few seconds.</text:p>
        </text:list-item>
      </text:list>
      <text:p text:style-name="Main_20_Text">As you know, the WIT Guide is normally distributed as a PDF file. Any time you revise the guide, you should regenerate the PDF file. Here is the procedure:</text:p>
      <text:list xml:id="list686948685" text:style-name="WWNum55">
        <text:list-item>
          <text:p text:style-name="P187">First do an Update, as above.</text:p>
        </text:list-item>
        <text:list-item>
          <text:p text:style-name="P187">Then go to the Book Window.</text:p>
        </text:list-item>
        <text:list-item>
          <text:p text:style-name="P187">Click “File”.</text:p>
        </text:list-item>
        <text:list-item>
          <text:p text:style-name="P187">Click “Print Book...”</text:p>
        </text:list-item>
        <text:list-item>
          <text:p text:style-name="P187">For “Destination”, select “Single PDF File”. (It's probably already selected.)</text:p>
        </text:list-item>
        <text:list-item>
          <text:p text:style-name="P187">In the text box, be sure it has the desired path name for the output PDF file, which should be <text:span text:style-name="T15">wit.pdf</text:span> under the <text:span text:style-name="T15">wit-guide</text:span> directory. I think what it has there is the fully resolved pathname (i.e., with all the GSA soft links resolved), so if that's what it seems to be, you can try that.</text:p>
        </text:list-item>
        <text:list-item>
          <text:p text:style-name="P187">Click “Print”.</text:p>
          <text:list>
            <text:list-item>
              <text:p text:style-name="P187">The window displays messages for a few seconds and then appears to be finished.</text:p>
            </text:list-item>
            <text:list-item>
              <text:p text:style-name="P187">The actual creation of the <text:span text:style-name="T15">wit.pdf</text:span> file takes more like 30 seconds, but most of that is not accompanied by any indication in the window.</text:p>
            </text:list-item>
          </text:list>
        </text:list-item>
      </text:list>
      <text:list xml:id="list143338434276697" text:continue-list="list143339050496628" text:style-name="WWNum11">
        <text:list-item>
          <text:h text:style-name="P107"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5">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96">5</text:span>, you would set up some environment variables, cd to the <text:span text:style-name="T15">$WIT_HOME/wit/linux</text:span> directory, and then issue the following command:</text:p>
      <text:p text:style-name="P42">make exe_type=debug all</text:p>
      <text:p text:style-name="Main_20_Text">What happens?</text:p>
      <text:p text:style-name="Main_20_Text">Assumptions:</text:p>
      <text:list xml:id="list3560752777" text:style-name="WWNum56">
        <text:list-item>
          <text:p text:style-name="P188"><text:span text:style-name="T15">WIT_CPLEX_HOME</text:span> is defined as non-null, so CPLEX is to be embedded.</text:p>
        </text:list-item>
        <text:list-item>
          <text:p text:style-name="P188"><text:span text:style-name="T15">WIT_GEN_PARSER=YES</text:span>, so the parser is to be generated.</text:p>
        </text:list-item>
        <text:list-item>
          <text:p text:style-name="P188">MCL is built.</text:p>
        </text:list-item>
        <text:list-item>
          <text:p text:style-name="P188">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3676909831" text:style-name="WWNum57">
        <text:list-item>
          <text:p text:style-name="P134">$WIT_HOME/wit/linux/Makefile</text:p>
          <text:list>
            <text:list-item>
              <text:p text:style-name="P189">This is the default makefile used by the make facility, i.e., <text:span text:style-name="T15">Makefile</text:span> on the current directory.</text:p>
            </text:list-item>
          </text:list>
        </text:list-item>
      </text:list>
      <text:list xml:id="list3726094815" text:style-name="WWNum58">
        <text:list-item>
          <text:list>
            <text:list-item>
              <text:p text:style-name="P190">This makefile is responsible for the aspects of the build that are specific to both WIT and the Linux platform.</text:p>
            </text:list-item>
          </text:list>
        </text:list-item>
      </text:list>
      <text:list xml:id="list143338492629724" text:continue-list="list3676909831" text:style-name="WWNum57">
        <text:list-item>
          <text:p text:style-name="P134">$WIT_HOME/config/p_linux.mk</text:p>
        </text:list-item>
      </text:list>
      <text:list xml:id="list143339150183740" text:continue-list="list3726094815" text:style-name="WWNum58">
        <text:list-item>
          <text:list>
            <text:list-item>
              <text:p text:style-name="P190">This makefile is responsible for the aspects of the build that are specific to the Linux platform, but are independent of the program being built (WIT, SCE, etc.).</text:p>
            </text:list-item>
          </text:list>
        </text:list-item>
      </text:list>
      <text:list xml:id="list143338823407044" text:continue-list="list143338492629724" text:style-name="WWNum57">
        <text:list-item>
          <text:p text:style-name="P134">$WIT_HOME/wit/src/appl.mk</text:p>
        </text:list-item>
      </text:list>
      <text:list xml:id="list143339308973890" text:continue-list="list143339150183740" text:style-name="WWNum58">
        <text:list-item>
          <text:list>
            <text:list-item>
              <text:p text:style-name="P190">This makefile is responsible for the aspects of the build that are specific to WIT, but are platform-independent.</text:p>
            </text:list-item>
          </text:list>
        </text:list-item>
      </text:list>
      <text:list xml:id="list143339399494193" text:continue-list="list143338823407044" text:style-name="WWNum57">
        <text:list-item>
          <text:p text:style-name="P134">$WIT_HOME/config/ds.mk</text:p>
        </text:list-item>
      </text:list>
      <text:list xml:id="list143339077870430" text:continue-list="list143339308973890" text:style-name="WWNum58">
        <text:list-item>
          <text:list>
            <text:list-item>
              <text:p text:style-name="P190">This makefile is responsible for the aspects of the build that are (mostly) independent of both the program being built and the platform. (Not all aspects are used in all cases.)</text:p>
            </text:list-item>
          </text:list>
        </text:list-item>
      </text:list>
      <text:list xml:id="list143339577826074" text:continue-list="list143339399494193" text:style-name="WWNum57">
        <text:list-item>
          <text:p text:style-name="P134">$WIT_HOME/config/t_debug.mk</text:p>
        </text:list-item>
      </text:list>
      <text:list xml:id="list143339632146598" text:continue-list="list143339077870430" text:style-name="WWNum58">
        <text:list-item>
          <text:list>
            <text:list-item>
              <text:p text:style-name="P190">This makefile defines a few macros in a way that's specific to <text:span text:style-name="T15">exe_type=debug</text:span>.</text:p>
            </text:list-item>
          </text:list>
        </text:list-item>
      </text:list>
      <text:list xml:id="list143338848890486" text:continue-list="list143339577826074" text:style-name="WWNum57">
        <text:list-item>
          <text:p text:style-name="P134">$WIT_HOME/config/sfDefine.mk</text:p>
        </text:list-item>
      </text:list>
      <text:list xml:id="list143338237784639" text:continue-list="list143339632146598" text:style-name="WWNum58">
        <text:list-item>
          <text:p text:style-name="P135">$WIT_HOME/config/legacy.mk</text:p>
        </text:list-item>
      </text:list>
      <text:p text:style-name="Main_20_Text">These two makefiles define a few macros that are not used by the makefiles for WIT, MCL, or WIT-J, but are <text:soft-page-break/>used for other programs in the WIT-Projects stream.</text:p>
      <text:list xml:id="list143339525059337" text:continue-numbering="true" text:style-name="WWNum58">
        <text:list-item>
          <text:p text:style-name="P135">$WIT_HOME/wit/src/sources.mk</text:p>
          <text:list>
            <text:list-item>
              <text:p text:style-name="P190">This makefile defines the macro <text:span text:style-name="T15">lib_objects</text:span>, which lists most of the object files that go into the WIT library.</text:p>
            </text:list-item>
          </text:list>
        </text:list-item>
      </text:list>
      <text:list xml:id="list3294816001" text:style-name="WWNum59">
        <text:list-item>
          <text:p text:style-name="P136">$WIT_HOME/wit/src/appl_unix.mk</text:p>
          <text:list>
            <text:list-item>
              <text:p text:style-name="P191">This makefile is responsible for the aspects of the build that are specific to WIT and apply to all Unix-like platforms, i.e., all of our platforms except Windows SDK.</text:p>
            </text:list-item>
            <text:list-item>
              <text:p text:style-name="P191">On Windows SDK, the makefile content that's functionally equivalent to <text:span text:style-name="T15">wit/src/appl_unix.mk</text:span> is contained in <text:span text:style-name="T15">wit/winsdk/Makefile</text:span>.</text:p>
            </text:list-item>
          </text:list>
        </text:list-item>
      </text:list>
      <text:p text:style-name="Main_20_Text">The actual nesting of included makefiles can be represented as follows, where indentation indicates file inclusion:</text:p>
      <text:list xml:id="list2746937984" text:style-name="WWNum60">
        <text:list-item>
          <text:p text:style-name="P137">Makefile</text:p>
          <text:list>
            <text:list-item>
              <text:p text:style-name="P137">p_linux.mk</text:p>
            </text:list-item>
            <text:list-item>
              <text:p text:style-name="P137">appl.mk</text:p>
              <text:list>
                <text:list-item>
                  <text:p text:style-name="P137">ds.mk</text:p>
                  <text:list>
                    <text:list-item>
                      <text:p text:style-name="P137">t_debug.mk</text:p>
                    </text:list-item>
                    <text:list-item>
                      <text:p text:style-name="P137">sfDefine.mk</text:p>
                    </text:list-item>
                    <text:list-item>
                      <text:p text:style-name="P137">legacy.mk</text:p>
                    </text:list-item>
                  </text:list>
                </text:list-item>
                <text:list-item>
                  <text:p text:style-name="P137">sources.mk</text:p>
                </text:list-item>
              </text:list>
            </text:list-item>
            <text:list-item>
              <text:p text:style-name="P137">appl_unix.mk</text:p>
            </text:list-item>
          </text:list>
        </text:list-item>
      </text:list>
      <text:p text:style-name="Main_20_Text"/>
      <text:p text:style-name="P3">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22">all</text:span><text:span text:style-name="T15">:</text:span> The primary target is the <text:span text:style-name="T15">all</text:span> target, whose rule is specified in <text:span text:style-name="T15">appl.mk</text:span>. This rule takes no action of its own, but its prerequisite is <text:span text:style-name="T15">wit</text:span>:</text:p>
      <text:list xml:id="list4237391880" text:style-name="WWNum61">
        <text:list-item>
          <text:p text:style-name="P192"><text:span text:style-name="T22">wit</text:span><text:span text:style-name="T15">:</text:span> The rule for this target is specified in <text:span text:style-name="T15">appl_unix.mk</text:span>. It builds <text:span text:style-name="T15">wit</text:span> as an executable linked together from <text:span text:style-name="T15">wit.o</text:span>, and <text:span text:style-name="T15">libwit.a</text:span>, which are its prerequisites:</text:p>
          <text:list>
            <text:list-item>
              <text:p text:style-name="P192"><text:span text:style-name="T22">wit.o</text:span><text:span text:style-name="T15">:</text:span> This target is covered by the implicit rule for .o files, which compiles <text:span text:style-name="T15">wit.o</text:span> from <text:span text:style-name="T15">wit.C</text:span>. Actually, our makefiles don't specify this rule on linux; the make facility defines it based on macros that we define, e.g., <text:span text:style-name="T15">CXX=/usr/bin/g++</text:span> in<text:span text:style-name="T15"> p_linux.mk</text:span>.</text:p>
            </text:list-item>
            <text:list-item>
              <text:p text:style-name="P192"><text:span text:style-name="T22">libwit.a</text:span><text:span text:style-name="T15">:</text:span> The rule for this target is specified in <text:span text:style-name="T15">appl_unix.mk</text:span>. It builds <text:span text:style-name="T15">libwit.a</text:span> as a static library formed from the .o files in l<text:span text:style-name="T15">ib_objects</text:span>, <text:span text:style-name="T15">MclModule</text:span>, <text:span text:style-name="T15">CplexModule</text:span>, and <text:span text:style-name="T15">BuildDate.o</text:span>, which are its prerequisites:</text:p>
              <text:list>
                <text:list-item>
                  <text:p text:style-name="P192"><text:span text:style-name="T41">The .o files listed in </text:span><text:span text:style-name="T22">lib_objects</text:span>: Most of these are covered by the implicit rule for .o files, which compiles them <text:s/>from the corresponding .C files. Two of the .o files, <text:span text:style-name="T15">witParse.o</text:span> and <text:span text:style-name="T15">witLexer.o</text:span>, have prerequisites: <text:s/><text:span text:style-name="T15">witParse.C</text:span> and <text:span text:style-name="T15">witLexer.C</text:span>:</text:p>
                  <text:list>
                    <text:list-item>
                      <text:p text:style-name="P192"><text:span text:style-name="T22">witParse.C</text:span><text:span text:style-name="T15">:</text:span> The rule for this target is specified in <text:span text:style-name="T15">Makefile</text:span>. It builds <text:span text:style-name="T15">witParse.C</text:span> from <text:span text:style-name="T15">witParse.y</text:span>, which is half of parser generation.</text:p>
                    </text:list-item>
                    <text:list-item>
                      <text:p text:style-name="P192"><text:span text:style-name="T22">witLexer.C</text:span><text:span text:style-name="T15">:</text:span> The rule for this target is specified in <text:span text:style-name="T15">Makefile</text:span>. It builds <text:span text:style-name="T15">witLexer.C</text:span> from <text:span text:style-name="T15">witLexer.l</text:span>, which is the other half of parser generation.</text:p>
                    </text:list-item>
                  </text:list>
                </text:list-item>
                <text:list-item>
                  <text:p text:style-name="P192"><text:span text:style-name="T22">Session.o</text:span><text:span text:style-name="T15">:</text:span> This .o file is listed in l<text:span text:style-name="T15">ib_objects</text:span>, but uses an explicit rule, specified in <text:span text:style-name="T15">appl.mk</text:span>, which compiles <text:span text:style-name="T15">Session.o</text:span> from <text:span text:style-name="T15">Session.C</text:span> with special flags.</text:p>
                </text:list-item>
                <text:list-item>
                  <text:p text:style-name="P192"><text:span text:style-name="T22">MclModule</text:span><text:span text:style-name="T15">:</text:span> The rule for this target is specified in <text:span text:style-name="T15">appl_unix.mk.</text:span> It builds <text:span text:style-name="T15">MclModule</text:span> as a pre-linked object file formed from the WIT object files that invoke MCL and the MCL library itself. Its prerequisites are the WIT object files that invoke MCL:</text:p>
                  <text:list>
                    <text:list-item>
                      <text:list>
                        <text:list-item>
                          <text:p text:style-name="P192"><text:span text:style-name="T41">The WIT object files that invoke MCL</text:span>: These are covered by the implicit rule for .o files.</text:p>
                        </text:list-item>
                      </text:list>
                    </text:list-item>
                  </text:list>
                </text:list-item>
                <text:list-item>
                  <text:p text:style-name="P192"><text:span text:style-name="T22">CplexModule</text:span><text:span text:style-name="T15">:</text:span> The rule for this target is specified in <text:span text:style-name="T15">appl_unix.mk.</text:span> It builds <text:span text:style-name="T15">CplexModule</text:span> as a pre-linked object file formed from <text:span text:style-name="T15">CplexMgr.o</text:span> and the CPLEX library. <text:s/>Its prerequisite is <text:span text:style-name="T15">CplexMgr.o</text:span>:</text:p>
                  <text:list>
                    <text:list-item>
                      <text:list>
                        <text:list-item>
                          <text:p text:style-name="P192"><text:span text:style-name="T22">CplexMgr.o</text:span><text:span text:style-name="T15">:</text:span> The rule for this target is specified in <text:span text:style-name="T15">appl.mk</text:span>. It compiles <text:span text:style-name="T15">CplexMgr.o</text:span> from <text:span text:style-name="T15">CplexMgr.C</text:span> with special flags.</text:p>
                        </text:list-item>
                      </text:list>
                    </text:list-item>
                  </text:list>
                </text:list-item>
                <text:list-item>
                  <text:p text:style-name="P192"><text:span text:style-name="T22">BuildDate.o</text:span><text:span text:style-name="T15">:</text:span> The rule for this target is specified in <text:s/><text:span text:style-name="T15">appl_unix.mk</text:span>. The <text:span text:style-name="T15">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143338527467310" text:continue-list="list143338434276697" text:style-name="WWNum11">
        <text:list-item>
          <text:h text:style-name="P107"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3366897377" text:style-name="WWNum62">
        <text:list-item>
          <text:p text:style-name="P193">Class names begin with “<text:span text:style-name="T15">Wit</text:span>”, e.g. “<text:span text:style-name="T15">WitPart</text:span>”.</text:p>
        </text:list-item>
        <text:list-item>
          <text:p text:style-name="P193">Any time a class is mentioned in a context that does not require the actual class name, the “<text:span text:style-name="T15">Wit</text:span>” prefix is dropped:</text:p>
          <text:list>
            <text:list-item>
              <text:p text:style-name="P193">In comments, class <text:span text:style-name="T15">WitPart</text:span> is called <text:span text:style-name="T15">Part</text:span>.</text:p>
            </text:list-item>
            <text:list-item>
              <text:p text:style-name="P193">A local variable of type <text:span text:style-name="T15">WitPart</text:span> *, might be called <text:span text:style-name="T15">thePart</text:span>.</text:p>
            </text:list-item>
            <text:list-item>
              <text:p text:style-name="P193">A data member of type <text:span text:style-name="T15">WitPart</text:span> *, might be called <text:span text:style-name="T15">myPart</text:span>_.</text:p>
            </text:list-item>
            <text:list-item>
              <text:p text:style-name="P193">The only exception to this is class <text:span text:style-name="T15">WitRun</text:span>, which is always called <text:span text:style-name="T15">WitRun</text:span>.</text:p>
            </text:list-item>
          </text:list>
        </text:list-item>
        <text:list-item>
          <text:p text:style-name="P193">Most classes are designed to have their instances accessed by pointers:</text:p>
          <text:list>
            <text:list-item>
              <text:p text:style-name="P193">A typical local variable for a <text:span text:style-name="T15">Part</text:span> would be declared as “<text:span text:style-name="T15">WitPart * thePart;</text:span>”, not “<text:span text:style-name="T15">WitPart thePart;</text:span>”.</text:p>
            </text:list-item>
          </text:list>
        </text:list-item>
        <text:list-item>
          <text:p text:style-name="P193">A few classes are designed to have their instances accessed without pointers. These more mostly utility/collection classes, such as <text:span text:style-name="T15">FlexVec &lt;Elem&gt;</text:span>.</text:p>
        </text:list-item>
        <text:list-item>
          <text:p text:style-name="P193">Most classes do not support <text:span text:style-name="T15">const</text:span>, because in normal usage, <text:span text:style-name="T15">const</text:span> instances are not expected to arise.</text:p>
          <text:list>
            <text:list-item>
              <text:p text:style-name="P193">Once again, the main exceptions to this are the collection classes; they usually do support <text:span text:style-name="T15">const</text:span>.</text:p>
            </text:list-item>
          </text:list>
        </text:list-item>
        <text:list-item>
          <text:p text:style-name="P193">The names of data members end with underscore, e.g., <text:span text:style-name="T15">myPart</text:span>_.</text:p>
        </text:list-item>
        <text:list-item>
          <text:p text:style-name="P193">WIT uses quite a few macros.</text:p>
        </text:list-item>
        <text:list-item>
          <text:p text:style-name="P193">Most of the time, a class will be declared in a header file whose name matches the class name, without the “<text:span text:style-name="T15">Wit</text:span>” prefix, e.g., <text:span text:style-name="T15">Part.h</text:span>.</text:p>
          <text:list>
            <text:list-item>
              <text:p text:style-name="P193">Sometimes several very small class declarations are placed in a single header file.</text:p>
            </text:list-item>
          </text:list>
        </text:list-item>
        <text:list-item>
          <text:p text:style-name="P193">Some of the time, a class will be implemented (defined) in a .C file whose name matches the class name, without the “<text:span text:style-name="T15">Wit</text:span>” prefix, e.g., <text:span text:style-name="T15">Part.C</text:span>.</text:p>
          <text:list>
            <text:list-item>
              <text:p text:style-name="P193">Often several small class implementations are placed in a single .C file.</text:p>
            </text:list-item>
            <text:list-item>
              <text:p text:style-name="P193">The purpose of putting more than one implementation in the same .C file is to reduce the number of compilation units, to get faster compiles.</text:p>
            </text:list-item>
          </text:list>
        </text:list-item>
        <text:list-item>
          <text:p text:style-name="P193">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5">OptVar</text:span> contains:</text:p>
        </text:list-item>
      </text:list>
      <text:p text:style-name="P42"><text:tab/>// Implemented in OptMisc.C.</text:p>
      <text:list xml:id="list143339132461661" text:continue-list="list143338527467310" text:style-name="WWNum11">
        <text:list-item>
          <text:h text:style-name="P107"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3829104990" text:style-name="WWNum63">
        <text:list-item>
          <text:p text:style-name="P231">Maintaining a reference to theB</text:p>
        </text:list-item>
        <text:list-item>
          <text:p text:style-name="P231">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4005570797" text:style-name="WWNum64">
        <text:list-item>
          <text:p text:style-name="P194">theA is theC, or</text:p>
        </text:list-item>
        <text:list-item>
          <text:p text:style-name="P194">There is an object theB, such that:</text:p>
          <text:list>
            <text:list-item>
              <text:p text:style-name="P194">theA owns theB, and</text:p>
            </text:list-item>
            <text:list-item>
              <text:p text:style-name="P194">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871291834" text:style-name="WWNum65">
        <text:list-item>
          <text:p text:style-name="P195">there is at most one an instance of C in a WitRun, and</text:p>
        </text:list-item>
        <text:list-item>
          <text:p text:style-name="P195">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143340314074968" text:continue-list="list143339132461661" text:style-name="WWNum11">
        <text:list-item>
          <text:h text:style-name="P107"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765773038" text:style-name="WWNum66">
        <text:list-item>
          <text:p text:style-name="P196"><text:span text:style-name="T15">WitRun</text:span>:</text:p>
        </text:list-item>
      </text:list>
      <text:list xml:id="list2316526805" text:style-name="WWNum67">
        <text:list-item>
          <text:list>
            <text:list-item>
              <text:p text:style-name="P197">A WIT application program will own one or more <text:span text:style-name="T15">WitRuns</text:span>.</text:p>
            </text:list-item>
            <text:list-item>
              <text:p text:style-name="P197">As you know, most of the API functions take a <text:span text:style-name="T15">WitRun</text:span> pointer as the first argument. These functions are sometimes called the “outer API functions”. For almost every outer API function, there is a corresponding public non-static member function of class <text:span text:style-name="T15">WitRun</text:span> with the same (or very similar) name. These are called the “inner API functions”. <text:s/>The inner API function will have an argument list similar to the outer one, but without the <text:span text:style-name="T15">WitRun</text:span> argument. In almost all cases, the outer API function calls the matching inner one, invoking it on the <text:span text:style-name="T15">WitRun</text:span> and passing the other arguments.</text:p>
            </text:list-item>
            <text:list-item>
              <text:p text:style-name="P197">An inner API function has responsibility for:</text:p>
              <text:list>
                <text:list-item>
                  <text:p text:style-name="P232">Error checking</text:p>
                </text:list-item>
                <text:list-item>
                  <text:p text:style-name="P232">Issuing relevant messages</text:p>
                </text:list-item>
                <text:list-item>
                  <text:p text:style-name="P232">Translating the arguments into terms suitable for internal WIT functions (and the reverse)</text:p>
                </text:list-item>
                <text:list-item>
                  <text:p text:style-name="P232">Calling the appropriate <text:s/>internal WIT function(s)</text:p>
                </text:list-item>
              </text:list>
            </text:list-item>
          </text:list>
        </text:list-item>
      </text:list>
      <text:list xml:id="list143338526362490" text:continue-list="list2765773038" text:style-name="WWNum66">
        <text:list-item>
          <text:list>
            <text:list-item>
              <text:p text:style-name="P196">Because it implements almost the entire API, class <text:span text:style-name="T15">WitRun</text:span> is very large. For this reason, while its declaration is entirely in <text:span text:style-name="T15">WitRun.h</text:span>, its implementation is spread out across several files, each responsible for a different aspect of the API: <text:span text:style-name="T15">WitRun.C</text:span>, <text:span text:style-name="T15">globApi.C</text:span>, <text:span text:style-name="T15">optApi.C</text:span>, <text:s/><text:span text:style-name="T15">stochApi.C</text:span>, <text:span text:style-name="T15">partApi.C</text:span>, <text:s/><text:span text:style-name="T15">demApi.C</text:span>, <text:s/><text:span text:style-name="T15">opnApi.C</text:span>, <text:s/><text:span text:style-name="T15">bomApi.C</text:span>, <text:s/><text:span text:style-name="T15">subApi.C</text:span>, <text:s/><text:span text:style-name="T15">bopApi.C</text:span>, and <text:span text:style-name="T15">msgApi.C</text:span>.</text:p>
            </text:list-item>
            <text:list-item>
              <text:p text:style-name="P196">Clearly, <text:span text:style-name="T15">WitRun</text:span> is the holder and strict facade for the whole of WIT.</text:p>
            </text:list-item>
            <text:list-item>
              <text:p text:style-name="P196">More specifically, <text:span text:style-name="T15">WitRun</text:span> is the holder of the API subsystem, which implements the API.</text:p>
            </text:list-item>
          </text:list>
        </text:list-item>
      </text:list>
      <text:list xml:id="list2023373869" text:style-name="WWNum68">
        <text:list-item>
          <text:p text:style-name="P138">ApiMgr:</text:p>
          <text:list>
            <text:list-item>
              <text:p text:style-name="P198">A <text:span text:style-name="T15">WitRun</text:span> owns one <text:span text:style-name="T15">ApiMgr</text:span>., part of the API subsystem.</text:p>
            </text:list-item>
          </text:list>
        </text:list-item>
      </text:list>
      <text:list xml:id="list1462009166" text:style-name="WWNum69">
        <text:list-item>
          <text:list>
            <text:list-item>
              <text:p text:style-name="P199">Responsible for maintaining the state of API, particularly when entering or leaving an API function. Also handles exceptions thrown from within WIT.</text:p>
            </text:list-item>
          </text:list>
        </text:list-item>
        <text:list-item>
          <text:p text:style-name="P199"><text:span text:style-name="T15">Session</text:span>:</text:p>
        </text:list-item>
      </text:list>
      <text:list xml:id="list143339237328190" text:continue-list="list143338526362490" text:style-name="WWNum66">
        <text:list-item>
          <text:list>
            <text:list-item>
              <text:p text:style-name="P196">A <text:span text:style-name="T15">WitRun</text:span> owns one <text:span text:style-name="T15">Session</text:span>.</text:p>
            </text:list-item>
            <text:list-item>
              <text:p text:style-name="P196">This is the holder of the Session Subsystem, which is responsible for all non-API aspects of WIT..</text:p>
            </text:list-item>
          </text:list>
        </text:list-item>
        <text:list-item>
          <text:p text:style-name="P139">MsgFacility:</text:p>
          <text:list>
            <text:list-item>
              <text:p text:style-name="P196">A <text:span text:style-name="T15">Session</text:span> owns one <text:span text:style-name="T15">MsgFacility</text:span>.</text:p>
            </text:list-item>
            <text:list-item>
              <text:p text:style-name="P196">This is the holder of the Message Subsystem, which is responsible for handling WITs messages. The classes of the message facility are the only classes that make direct calls to MCL. <text:span text:style-name="T15">MsgFacility</text:span> is a non-strict facade for the Message Subsystem.</text:p>
            </text:list-item>
          </text:list>
        </text:list-item>
      </text:list>
      <text:p text:style-name="P42"/>
      <text:list xml:id="list143338792761592" text:continue-numbering="true" text:style-name="WWNum66">
        <text:list-item>
          <text:p text:style-name="P234">Problem:</text:p>
          <text:list>
            <text:list-item>
              <text:p text:style-name="P196">A <text:span text:style-name="T15">Session</text:span> owns 0 or 1 <text:span text:style-name="T15">Problems</text:span>: 0 at first; 1 after <text:span text:style-name="T15">witInitialize</text:span> is called.</text:p>
            </text:list-item>
            <text:list-item>
              <text:p text:style-name="P196">This is the holder of the Problem Subsystem, which is responsible for all non-API aspects of WIT that only apply after <text:span text:style-name="T15">witInitialize</text:span> has been called.</text:p>
            </text:list-item>
            <text:list-item>
              <text:p text:style-name="P196">The Problem subsystem is the “main aspect” of WIT, once you get past the outer layers.</text:p>
            </text:list-item>
            <text:list-item>
              <text:p text:style-name="P196">A <text:span text:style-name="T15">Problem</text:span> is the all-important central object of a <text:span text:style-name="T15">WitRun</text:span>: It has direct ownership of many important holder objects, and many objects in the Problem Subsystem have a pointer back to the <text:span text:style-name="T15">Problem</text:span> that holds them. It connects the internal objects of <text:span text:style-name="T15">WIT</text:span> together.</text:p>
            </text:list-item>
          </text:list>
        </text:list-item>
        <text:list-item>
          <text:p text:style-name="P139">CompMgr:</text:p>
          <text:list>
            <text:list-item>
              <text:p text:style-name="P196">A <text:span text:style-name="T15">Problem</text:span> owns one <text:span text:style-name="T15">CompMgr</text:span>.</text:p>
            </text:list-item>
            <text:list-item>
              <text:p text:style-name="P196">This is the holder of the Component Subsystem, which is responsible for the <text:span text:style-name="T15">Components</text:span> of a <text:span text:style-name="T15">WitRun</text:span>. (See below for the definition of a <text:span text:style-name="T15">Component</text:span>.)</text:p>
            </text:list-item>
            <text:list-item>
              <text:p text:style-name="P196">A <text:span text:style-name="T15">CompMgr</text:span> owns all of the <text:span text:style-name="T15">Components</text:span> for a <text:span text:style-name="T15">WitRun</text:span>: It provides multiple forms of access to them and is responsible for deleting them for <text:span text:style-name="T15">witDeleteRun</text:span> and <text:span text:style-name="T15">witPurgeData</text:span>.</text:p>
            </text:list-item>
          </text:list>
        </text:list-item>
        <text:list-item>
          <text:p text:style-name="P139">Component:</text:p>
          <text:list>
            <text:list-item>
              <text:p text:style-name="P196">Class <text:span text:style-name="T15">Component</text:span> is the base case for the Component classes of WIT, the classes whose instances represent parts, operations. etc., the “WIT Data Objects”.</text:p>
            </text:list-item>
            <text:list-item>
              <text:p text:style-name="P196">The following shows the inheritance hierarchy under class Component, where “class A inherits from class B” is indicated by B being indented under A:</text:p>
            </text:list-item>
            <text:list-item>
              <text:p text:style-name="P139">Component</text:p>
              <text:list>
                <text:list-item>
                  <text:p text:style-name="P227"><text:span text:style-name="T15">GlobalComp <text:s text:c="8"/></text:span>Maintains global data not for opt implosion</text:p>
                </text:list-item>
                <text:list-item>
                  <text:p text:style-name="P227"><text:span text:style-name="T15">OptComp <text:s text:c="11"/></text:span><text:span text:style-name="T60">Maintains global data for opt implosion</text:span></text:p>
                </text:list-item>
                <text:list-item>
                  <text:p text:style-name="P227"><text:span text:style-name="T15">DelComp <text:s text:c="11"/></text:span>Deletable Component (i.e., subject to <text:span text:style-name="T15">witPurgeData</text:span>)</text:p>
                  <text:list>
                    <text:list-item>
                      <text:p text:style-name="P227"><text:span text:style-name="T15">Node <text:s text:c="11"/></text:span>Node in the BOM graph</text:p>
                      <text:list>
                        <text:list-item>
                          <text:p text:style-name="P225">Part</text:p>
                          <text:list>
                            <text:list-item>
                              <text:p text:style-name="P227"><text:span text:style-name="T15">Material <text:s/></text:span>Material Part</text:p>
                            </text:list-item>
                            <text:list-item>
                              <text:p text:style-name="P227"><text:span text:style-name="T15">Capacity <text:s/></text:span>Capacity Part</text:p>
                            </text:list-item>
                          </text:list>
                        </text:list-item>
                        <text:list-item>
                          <text:p text:style-name="P225">Operation</text:p>
                        </text:list-item>
                      </text:list>
                    </text:list-item>
                    <text:list-item>
                      <text:p text:style-name="P225">BillEntry</text:p>
                      <text:list>
                        <text:list-item>
                          <text:p text:style-name="P227"><text:span text:style-name="T15">ConsEntry <text:s text:c="3"/></text:span>Consumption Bill Entry</text:p>
                          <text:list>
                            <text:list-item>
                              <text:p text:style-name="P227"><text:span text:style-name="T15">BomEntry <text:s/></text:span>BOM Entry</text:p>
                            </text:list-item>
                            <text:list-item>
                              <text:p text:style-name="P227"><text:span text:style-name="T15">SubEntry <text:s/></text:span>Substitute</text:p>
                            </text:list-item>
                          </text:list>
                        </text:list-item>
                        <text:list-item>
                          <text:p text:style-name="P227"><text:span text:style-name="T15">BopEntry <text:s text:c="4"/></text:span>BOP Entry</text:p>
                        </text:list-item>
                      </text:list>
                    </text:list-item>
                    <text:list-item>
                      <text:p text:style-name="P225">Demand</text:p>
                    </text:list-item>
                  </text:list>
                </text:list-item>
              </text:list>
            </text:list-item>
            <text:list-item>
              <text:p text:style-name="P196">A <text:span text:style-name="T15">CompMgr</text:span> owns one <text:span text:style-name="T15">GlobalComp</text:span> and and <text:span text:style-name="T15">OptComp</text:span>.</text:p>
            </text:list-item>
          </text:list>
        </text:list-item>
      </text:list>
      <text:p text:style-name="P35"/>
      <text:list xml:id="list143338406205470" text:continue-numbering="true" text:style-name="WWNum66">
        <text:list-item>
          <text:p text:style-name="P235">A Problem owns one instance of each of the following subsystem holder classes:</text:p>
          <text:list>
            <text:list-item>
              <text:p text:style-name="P196"><text:span text:style-name="T15">Preprocessor</text:span>:</text:p>
              <text:list>
                <text:list-item>
                  <text:p text:style-name="P196">Holder and facade for the Preprocessing Subsystem, which is responsible for preprocessing.</text:p>
                </text:list-item>
              </text:list>
            </text:list-item>
            <text:list-item>
              <text:p text:style-name="P196"><text:span text:style-name="T15">Postprocessor</text:span>:</text:p>
              <text:list>
                <text:list-item>
                  <text:p text:style-name="P196">Holder and facade for the Postprocessing Subsystem, which is responsible for … well, you get the idea.</text:p>
                </text:list-item>
              </text:list>
            </text:list-item>
            <text:list-item>
              <text:p text:style-name="P196"><text:span text:style-name="T15">HeurImploder</text:span>:</text:p>
              <text:list>
                <text:list-item>
                  <text:p text:style-name="P196">Holder and facade for the Heuristic Implosion Subsystem.</text:p>
                </text:list-item>
              </text:list>
            </text:list-item>
            <text:list-item>
              <text:p text:style-name="P196"><text:span text:style-name="T15">EqAllocator</text:span>:</text:p>
              <text:list>
                <text:list-item>
                  <text:p text:style-name="P196">Holder and facade for the Equitable Allocation Subsystem.</text:p>
                </text:list-item>
              </text:list>
            </text:list-item>
            <text:list-item>
              <text:p text:style-name="P196"><text:span text:style-name="T15">HeurAllMgr</text:span>:</text:p>
              <text:list>
                <text:list-item>
                  <text:p text:style-name="P196">Holder and facade for the Heuristic Allocation Subsystem.</text:p>
                </text:list-item>
              </text:list>
            </text:list-item>
            <text:list-item>
              <text:p text:style-name="P196"><text:span text:style-name="T15">DetImploder</text:span>:</text:p>
              <text:list>
                <text:list-item>
                  <text:p text:style-name="P196">Holder and facade for the Deterministic Optimizing Implosion Subsystem.</text:p>
                </text:list-item>
              </text:list>
            </text:list-item>
            <text:list-item>
              <text:p text:style-name="P196"><text:span text:style-name="T15">StochImploder</text:span>:</text:p>
              <text:list>
                <text:list-item>
                  <text:p text:style-name="P196">Holder and facade for the Stochastic Implosion Subsystem.</text:p>
                </text:list-item>
              </text:list>
            </text:list-item>
            <text:list-item>
              <text:p text:style-name="P196"><text:span text:style-name="T15">PipMgr</text:span>:</text:p>
              <text:list>
                <text:list-item>
                  <text:p text:style-name="P196">Holder and facade for the PIP Subsystem.</text:p>
                </text:list-item>
              </text:list>
            </text:list-item>
            <text:list-item>
              <text:p text:style-name="P196"><text:span text:style-name="T15">OrigMrpExp</text:span>:</text:p>
              <text:list>
                <text:list-item>
                  <text:p text:style-name="P196">Holder and facade for the MRP Subsystem.</text:p>
                </text:list-item>
              </text:list>
            </text:list-item>
            <text:list-item>
              <text:p text:style-name="P139">FSS</text:p>
              <text:list>
                <text:list-item>
                  <text:p text:style-name="P196">Holder and facade for the FSS Subsystem.</text:p>
                </text:list-item>
              </text:list>
            </text:list-item>
            <text:list-item>
              <text:p text:style-name="P196"><text:span text:style-name="T15">DataReader</text:span>:</text:p>
              <text:list>
                <text:list-item>
                  <text:p text:style-name="P196">Holder and facade for the Data Reading Subsystem, which is responsible for reading an input data file.</text:p>
                </text:list-item>
              </text:list>
            </text:list-item>
            <text:list-item>
              <text:p text:style-name="P196"><text:span text:style-name="T15">DataWriter</text:span>:</text:p>
              <text:list>
                <text:list-item>
                  <text:p text:style-name="P196">Holder and facade for the Data Writing Subsystem, which is responsible for writing an input data file.</text:p>
                </text:list-item>
              </text:list>
            </text:list-item>
            <text:list-item>
              <text:p text:style-name="P196"><text:span text:style-name="T15">SolnWriter</text:span>:</text:p>
              <text:list>
                <text:list-item>
                  <text:p text:style-name="P196">Holder and facade for the Solution Writing Subsystem, which is responsible for writing an solution files.</text:p>
                </text:list-item>
              </text:list>
            </text:list-item>
          </text:list>
        </text:list-item>
      </text:list>
      <text:p text:style-name="Main_20_Text"/>
      <text:p text:style-name="P3">The following shows the high-level classes of WIT, where ownership is represented by indentation:</text:p>
      <text:list xml:id="list1623612049" text:style-name="WWNum70">
        <text:list-item>
          <text:p text:style-name="P140">WitRun</text:p>
          <text:list>
            <text:list-item>
              <text:p text:style-name="P239">ApiMgr</text:p>
            </text:list-item>
            <text:list-item>
              <text:p text:style-name="P239">Session</text:p>
              <text:list>
                <text:list-item>
                  <text:p text:style-name="P239">MsgFacility</text:p>
                </text:list-item>
                <text:list-item>
                  <text:p text:style-name="P239">Problem</text:p>
                  <text:list>
                    <text:list-item>
                      <text:p text:style-name="P239">CompMgr</text:p>
                      <text:list>
                        <text:list-item>
                          <text:p text:style-name="P239">Component</text:p>
                        </text:list-item>
                      </text:list>
                    </text:list-item>
                    <text:list-item>
                      <text:p text:style-name="P239">Preprocesser</text:p>
                    </text:list-item>
                  </text:list>
                </text:list-item>
              </text:list>
            </text:list-item>
          </text:list>
        </text:list-item>
      </text:list>
      <text:list xml:id="list143338414520768" text:continue-list="list143338406205470" text:style-name="WWNum66">
        <text:list-item>
          <text:list>
            <text:list-item>
              <text:list>
                <text:list-item>
                  <text:list>
                    <text:list-item>
                      <text:p text:style-name="P240"><text:span text:style-name="T15">Postprocessor</text:span>:</text:p>
                    </text:list-item>
                    <text:list-item>
                      <text:p text:style-name="P240"><text:span text:style-name="T15">HeurImploder</text:span>:</text:p>
                    </text:list-item>
                    <text:list-item>
                      <text:p text:style-name="P240"><text:span text:style-name="T15">EqAllocator</text:span>:</text:p>
                    </text:list-item>
                    <text:list-item>
                      <text:p text:style-name="P240"><text:span text:style-name="T15">HeurAllMgr</text:span>:</text:p>
                    </text:list-item>
                    <text:list-item>
                      <text:p text:style-name="P240"><text:span text:style-name="T15">DetImploder</text:span>:</text:p>
                    </text:list-item>
                    <text:list-item>
                      <text:p text:style-name="P240"><text:span text:style-name="T15">StochImploder</text:span>:</text:p>
                    </text:list-item>
                    <text:list-item>
                      <text:p text:style-name="P240"><text:span text:style-name="T15">PipMgr</text:span>:</text:p>
                    </text:list-item>
                    <text:list-item>
                      <text:p text:style-name="P240"><text:span text:style-name="T15">OrigMrpExp</text:span>:</text:p>
                    </text:list-item>
                    <text:list-item>
                      <text:p text:style-name="P240"><text:span text:style-name="T15">FSS</text:span>:</text:p>
                    </text:list-item>
                    <text:list-item>
                      <text:p text:style-name="P240"><text:span text:style-name="T15">DataReader</text:span>:</text:p>
                    </text:list-item>
                    <text:list-item>
                      <text:p text:style-name="P240"><text:span text:style-name="T15">DataWriter</text:span>:</text:p>
                    </text:list-item>
                  </text:list>
                </text:list-item>
              </text:list>
            </text:list-item>
          </text:list>
        </text:list-item>
      </text:list>
      <text:list xml:id="list143339013724992" text:continue-list="list1623612049" text:style-name="WWNum70">
        <text:list-item>
          <text:list>
            <text:list-item>
              <text:list>
                <text:list-item>
                  <text:list>
                    <text:list-item>
                      <text:p text:style-name="P239">SolnWriter</text:p>
                    </text:list-item>
                  </text:list>
                </text:list-item>
              </text:list>
            </text:list-item>
          </text:list>
        </text:list-item>
      </text:list>
      <text:p text:style-name="P81"/>
      <text:p text:style-name="P80">Note: The Data Reading Subsystem was mostly written by Juan Lafuente. The documentation for his code is in two files located on GSA at:</text:p>
      <text:p text:style-name="Reference"><text:span text:style-name="T4"><text:s text:c="3"/>{yk</text:span><text:span text:style-name="T16">tgsa}/projects/w/wit/doc/data-reader/witDoc.txt</text:span></text:p>
      <text:p text:style-name="Reference"><text:span text:style-name="T4"><text:s text:c="3"/>{yk</text:span><text:span text:style-name="T16">tgsa}/projects/w/wit/doc/data-reader/witSyntx.txt</text:span></text:p>
      <text:p text:style-name="P80">The code has evolved somewhat since Juan wrote these documents, but their content is still relevant.</text:p>
      <text:list xml:id="list143340354519499" text:continue-list="list143340314074968" text:style-name="WWNum11">
        <text:list-item>
          <text:h text:style-name="P107"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5">WitMsg</text:span>, which inherits from the MCL class <text:span text:style-name="T15">MclMsg</text:span>. Adding a new message to WIT's output, normally consists of the following three steps:</text:p>
      <text:list xml:id="list3741978584" text:style-name="WWNum71">
        <text:list-item>
          <text:p text:style-name="P241">Add code to create the message.</text:p>
        </text:list-item>
        <text:list-item>
          <text:p text:style-name="P241">Add code to issue the message,</text:p>
        </text:list-item>
        <text:list-item>
          <text:p text:style-name="P241">Add code to test the message, if possible.</text:p>
        </text:list-item>
      </text:list>
      <text:p text:style-name="Main_20_Text">To create a new message, you add code to the implementation of class <text:span text:style-name="T15">MsgBuilder</text:span> (in <text:span text:style-name="T15">MsgBuilder.C</text:span>). Here is an example:</text:p>
      <text:p text:style-name="P51"><text:s text:c="3"/>makeMsg (</text:p>
      <text:p text:style-name="P82"><text:s text:c="6"/>"demandIdDdMsg",</text:p>
      <text:p text:style-name="P82"><text:s text:c="6"/>134,</text:p>
      <text:p text:style-name="P82"><text:s text:c="6"/>info_,</text:p>
      <text:p text:style-name="P82"><text:s text:c="6"/>"Part <text:s text:c="9"/>\"%1$s\",\n"</text:p>
      <text:p text:style-name="P82"><text:s text:c="6"/>"Demand Stream \"%2$s\":");</text:p>
      <text:p text:style-name="P82"/>
      <text:p text:style-name="P82"><text:s text:c="3"/>currentMsg_-&gt;preceedingLineFeeds <text:s text:c="2"/>(1);</text:p>
      <text:p text:style-name="Main_20_Text">This code is located in the <text:span text:style-name="T15">buildMsgs</text:span> function of class <text:span text:style-name="T15">MsgBuilder</text:span>.</text:p>
      <text:p text:style-name="Main_20_Text">The main code to be added is call to <text:s/><text:span text:style-name="T15">makeMsg</text:span>, which is a member function of class <text:span text:style-name="T15">MsgBuilder</text:span>. The arguments to <text:span text:style-name="T15">makeMsg</text:span> are as follows:</text:p>
      <text:list xml:id="list2310619109" text:style-name="WWNum72">
        <text:list-item>
          <text:p text:style-name="P200"><text:span text:style-name="T15">theMsgID (“demandIdDdMsg”)</text:span>:</text:p>
          <text:list>
            <text:list-item>
              <text:p text:style-name="P200">This argument is of type <text:span text:style-name="T15">MsgID</text:span>, which is just a typedef for <text:span text:style-name="T15">const char *</text:span>. This will be the message's message ID, the string that uniquely identifies it internally among WIT's messages.</text:p>
            </text:list-item>
          </text:list>
        </text:list-item>
        <text:list-item>
          <text:p text:style-name="P200"><text:span text:style-name="T15">theExtNum</text:span> (134):</text:p>
          <text:list>
            <text:list-item>
              <text:p text:style-name="P200">This argument (of type int) will be the message's external number, the number that uniquely identifies it externally among WIT's messages. By default, this number is printed when the message is issued, e.g., “<text:span text:style-name="T15">WIT0134I</text:span>”. It is used as an argument to various API functions that manage the messages. Note that the messages must be created in order of increasing external number. If this condition is violated, <text:span text:style-name="T15">witNewRun</text:span> will print an error statement to <text:span text:style-name="T15">stderr</text:span> and terminate.</text:p>
            </text:list-item>
          </text:list>
        </text:list-item>
        <text:list-item>
          <text:p text:style-name="P200"><text:span text:style-name="T15">theLevel</text:span> (<text:span text:style-name="T15">info_</text:span>):</text:p>
          <text:list>
            <text:list-item>
              <text:p text:style-name="P200">This argument (of type <text:span text:style-name="T15">MclLevel</text:span>) will be the message's message level. This concept is explained in [WIT Guide]. It can take any of these four values, defined as data members of class <text:span text:style-name="T15">MsgBuilder</text:span>:</text:p>
              <text:list>
                <text:list-item>
                  <text:p text:style-name="P226">info_</text:p>
                </text:list-item>
                <text:list-item>
                  <text:p text:style-name="P226">warning_</text:p>
                </text:list-item>
                <text:list-item>
                  <text:p text:style-name="P226">severe_</text:p>
                </text:list-item>
                <text:list-item>
                  <text:p text:style-name="P226">fatal_</text:p>
                </text:list-item>
              </text:list>
            </text:list-item>
          </text:list>
        </text:list-item>
        <text:list-item>
          <text:p text:style-name="P200"><text:soft-page-break/><text:span text:style-name="T15">textVal (</text:span><text:span text:style-name="T16">"Part <text:s text:c="9"/>\"%1$s\",\n" "Demand Stream \"%2$s\":"</text:span><text:span text:style-name="T21">):</text:span></text:p>
          <text:list>
            <text:list-item>
              <text:p text:style-name="P200"><text:span text:style-name="T4">This argument (of type </text:span><text:span text:style-name="T16">const char *</text:span><text:span text:style-name="T4">) will be the message's text string. This will be explained below.</text:span></text:p>
            </text:list-item>
          </text:list>
        </text:list-item>
      </text:list>
      <text:p text:style-name="P63">By convention, the last characters of the message ID correspond to the message level as follows:</text:p>
      <text:list xml:id="list2981913649" text:style-name="WWNum73">
        <text:list-item>
          <text:p text:style-name="P117">Informational:<text:tab/>“Msg”<text:tab/></text:p>
        </text:list-item>
        <text:list-item>
          <text:p text:style-name="P222">Warning:<text:tab/>“Wmsg”</text:p>
        </text:list-item>
        <text:list-item>
          <text:p text:style-name="P222">Severe:<text:tab/>“Smsg”</text:p>
        </text:list-item>
        <text:list-item>
          <text:p text:style-name="P222">Fatal:<text:tab/>“Fmsg”</text:p>
        </text:list-item>
      </text:list>
      <text:p text:style-name="P59"><text:span text:style-name="T4">After the message is created with </text:span><text:span text:style-name="T16">makeMsg</text:span><text:span text:style-name="T4">, its attributes can be set by calling member functions on it. To make this convenient, there is a data member, </text:span><text:span text:style-name="T16">MsgBuilder::currentMsg_</text:span><text:span text:style-name="T4"> (of type </text:span><text:span text:style-name="T16">Msg *</text:span><text:span text:style-name="T4">), whose value is the most recently created message. In the example, the following line sets an attribute of the message that was just created:</text:span></text:p>
      <text:p text:style-name="P83"/>
      <text:p text:style-name="P84"><text:s text:c="3"/>currentMsg_-&gt;preceedingLineFeeds <text:s text:c="2"/>(1);</text:p>
      <text:p text:style-name="P59"><text:span text:style-name="T4">This causes one linefeed to be added to the beginning of the output of the message. In general, some of the message attributes belong to class </text:span><text:span text:style-name="T16">MclMsg</text:span><text:span text:style-name="T4"> and some belong to class </text:span><text:span text:style-name="T16">WitMsg</text:span><text:span text:style-name="T4">. For more information, see the declarations of these two classes.</text:span></text:p>
      <text:p text:style-name="P59"><text:span text:style-name="T4">The main task of creating a message is to define its text string. The text string of a message works similarly to the format string of a </text:span><text:span text:style-name="T16">printf</text:span><text:span text:style-name="T4"> statement, but with the following differences:</text:span></text:p>
      <text:list xml:id="list1074415428" text:style-name="WWNum74">
        <text:list-item>
          <text:p text:style-name="P201"><text:span text:style-name="T4">The arguments to the text string are explicitly numbered. In the example above </text:span><text:span text:style-name="T16">%2$s</text:span><text:span text:style-name="T4"> indicates that the second argument is to be inserted at that point in the text and it must be a string argument.</text:span></text:p>
          <text:list>
            <text:list-item>
              <text:p text:style-name="P118">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201"><text:span text:style-name="T4">The set of valid format flags is different than the flags for a </text:span><text:span text:style-name="T16">printf</text:span><text:span text:style-name="T4"> statement. These are the valid format flags for MCL and WIT:</text:span></text:p>
          <text:list>
            <text:list-item>
              <text:p text:style-name="P201"><text:span text:style-name="T62">b</text:span><text:span text:style-name="T4">: The argument must be of type </text:span><text:span text:style-name="T16">bool</text:span><text:span text:style-name="T4"> or </text:span><text:span text:style-name="T16">int</text:span><text:span text:style-name="T4"> or </text:span><text:span text:style-name="T16">size_t</text:span><text:span text:style-name="T4"> or </text:span><text:span text:style-name="T16">long</text:span><text:span text:style-name="T4"> and is displayed as a boolean.</text:span></text:p>
            </text:list-item>
            <text:list-item>
              <text:p text:style-name="P201"><text:span text:style-name="T62">d</text:span><text:span text:style-name="T4">: The argument must be of type </text:span><text:span text:style-name="T16">int</text:span><text:span text:style-name="T4"> or </text:span><text:span text:style-name="T16">size_t</text:span><text:span text:style-name="T4"> or </text:span><text:span text:style-name="T16">long</text:span><text:span text:style-name="T4">.</text:span></text:p>
            </text:list-item>
            <text:list-item>
              <text:p text:style-name="P201"><text:span text:style-name="T62">f</text:span><text:span text:style-name="T4">: The argument must be of type </text:span><text:span text:style-name="T16">double</text:span><text:span text:style-name="T4">.</text:span></text:p>
            </text:list-item>
            <text:list-item>
              <text:p text:style-name="P201"><text:span text:style-name="T62">g</text:span><text:span text:style-name="T4">: The argument must be of type </text:span><text:span text:style-name="T16">double</text:span><text:span text:style-name="T4">.</text:span></text:p>
            </text:list-item>
            <text:list-item>
              <text:p text:style-name="P201"><text:span text:style-name="T62">s</text:span><text:span text:style-name="T4">: The argument must be of type </text:span><text:span text:style-name="T16">const char *</text:span><text:span text:style-name="T4"> or </text:span><text:span text:style-name="T16">WitString</text:span><text:span text:style-name="T4"> or </text:span><text:span text:style-name="T16">WitMsgFrag</text:span><text:span text:style-name="T4">.</text:span></text:p>
            </text:list-item>
            <text:list-item>
              <text:p text:style-name="P201"><text:span text:style-name="T62">m</text:span><text:span text:style-name="T4">: The argument must be of type </text:span><text:span text:style-name="T16">WitMsgFrag</text:span><text:span text:style-name="T4">. See below for an explanation of class </text:span><text:span text:style-name="T16">WitMsgFrag</text:span><text:span text:style-name="T4">.</text:span></text:p>
            </text:list-item>
          </text:list>
        </text:list-item>
        <text:list-item>
          <text:p text:style-name="P118">There is an option to specify a vector type argument, by putting a “v” after the argument number, for example:</text:p>
        </text:list-item>
      </text:list>
      <text:p text:style-name="P44"><text:tab/>" <text:s text:c="2"/>External supply volumes:%1v$8.0f"</text:p>
      <text:list xml:id="list143338650160688" text:continue-numbering="true" text:style-name="WWNum74">
        <text:list-item>
          <text:p text:style-name="P201"><text:span text:style-name="T4">When “v” is specified, the argument must be a </text:span><text:span text:style-name="T16">WitVector</text:span><text:span text:style-name="T4"> type, for example, </text:span><text:span text:style-name="T16">WitVector &lt;double&gt;</text:span><text:span text:style-name="T4">, if the “f” format is specified, as above.</text:span></text:p>
        </text:list-item>
        <text:list-item>
          <text:p text:style-name="P118"><text:soft-page-break/>The full specification of an argument consists of:</text:p>
          <text:list>
            <text:list-item>
              <text:p text:style-name="P118">%, followed by</text:p>
            </text:list-item>
            <text:list-item>
              <text:p text:style-name="P118">the argument number, followed by</text:p>
            </text:list-item>
            <text:list-item>
              <text:p text:style-name="P118">an optional v for vector, followed by</text:p>
            </text:list-item>
            <text:list-item>
              <text:p text:style-name="P118">$, followed by</text:p>
            </text:list-item>
            <text:list-item>
              <text:p text:style-name="P118">an optional field width, followed by</text:p>
            </text:list-item>
            <text:list-item>
              <text:p text:style-name="P118">an optional precision, followed by</text:p>
            </text:list-item>
            <text:list-item>
              <text:p text:style-name="P118">the format flag</text:p>
            </text:list-item>
          </text:list>
        </text:list-item>
      </text:list>
      <text:p text:style-name="P63">After you have added the code to create a message, you need to add code to issue it. Here is an example of how to issue a message:</text:p>
      <text:p text:style-name="P33"><text:s text:c="3"/>myMsgFac () ("demandIdDdMsg",</text:p>
      <text:p text:style-name="P21"><text:s text:c="6"/>demandedPartName (),</text:p>
      <text:p text:style-name="P21"><text:s text:c="6"/>demandName_);</text:p>
      <text:p text:style-name="P59"><text:span text:style-name="T4">This code is in </text:span><text:span text:style-name="T16">Demand.C</text:span><text:span text:style-name="T4">. The message identifies a </text:span><text:span text:style-name="T16">Demand</text:span><text:span text:style-name="T4"> for </text:span><text:span text:style-name="T16">witDisplayData</text:span><text:span text:style-name="T4">.</text:span></text:p>
      <text:p text:style-name="P63">Here are the steps to take for issuing a message.</text:p>
      <text:list xml:id="list737446236" text:style-name="WWNum75">
        <text:list-item>
          <text:p text:style-name="P202"><text:span text:style-name="T4">First, you specify a reference to the </text:span><text:span text:style-name="T16">MsgFacility</text:span><text:span text:style-name="T4"> for the </text:span><text:span text:style-name="T16">Session</text:span><text:span text:style-name="T4"> in which your code is operating:</text:span></text:p>
          <text:list>
            <text:list-item>
              <text:p text:style-name="P202"><text:span text:style-name="T4">In most cases you will be in the implementation of some class that inherits from class </text:span><text:span text:style-name="T16">ProbAssoc</text:span><text:span text:style-name="T4">. If so, you just invoke the </text:span><text:span text:style-name="T16">myMsgFac</text:span><text:span text:style-name="T4"> </text:span><text:span text:style-name="T16">()</text:span><text:span text:style-name="T4"> function of class </text:span><text:span text:style-name="T16">ProbAssoc</text:span><text:span text:style-name="T4"> and it returns a reference to the </text:span><text:span text:style-name="T16">MsgFacility</text:span><text:span text:style-name="T4">. That is what's being done in the example.</text:span></text:p>
            </text:list-item>
            <text:list-item>
              <text:p text:style-name="P202"><text:span text:style-name="T4">Some classes that do not inherit from class </text:span><text:span text:style-name="T16">ProbAssoc</text:span><text:span text:style-name="T4"> have their own version of </text:span><text:span text:style-name="T16">myMsgFac</text:span><text:span text:style-name="T4"> </text:span><text:span text:style-name="T16">()</text:span><text:span text:style-name="T4">, so you can just use that version. (for example </text:span><text:span text:style-name="T16">WitRun</text:span><text:span text:style-name="T4"> and </text:span><text:span text:style-name="T16">ApiMgr</text:span><text:span text:style-name="T4">)</text:span></text:p>
            </text:list-item>
            <text:list-item>
              <text:p text:style-name="P202"><text:span text:style-name="T4">Otherwise, you need to call </text:span><text:span text:style-name="T16">myMsgFac</text:span><text:span text:style-name="T4"> </text:span><text:span text:style-name="T16">()</text:span><text:span text:style-name="T4"> on some instance of a class that has it.</text:span></text:p>
            </text:list-item>
          </text:list>
        </text:list-item>
        <text:list-item>
          <text:p text:style-name="P202"><text:span text:style-name="T4">Next, you invoke the overloaded function call operator, “</text:span><text:span text:style-name="T16">()</text:span><text:span text:style-name="T4">”, on the </text:span><text:span text:style-name="T16">MsgFacility</text:span><text:span text:style-name="T4">. This is the </text:span><text:span text:style-name="T16">MsgFacility</text:span><text:span text:style-name="T4">'s message issuing function:</text:span></text:p>
          <text:list>
            <text:list-item>
              <text:p text:style-name="P202"><text:span text:style-name="T4">The first argument to this function is the message ID of the message to be issued, e.g., </text:span><text:span text:style-name="T18">“demandIdDdMsg”</text:span><text:span text:style-name="T44">.</text:span></text:p>
            </text:list-item>
            <text:list-item>
              <text:p text:style-name="P202"><text:span text:style-name="T44">The subsequent arguments to this function are the arguments to the message, e.g., </text:span><text:span text:style-name="T18">demandedPartName ()</text:span><text:span text:style-name="T44"> and </text:span><text:span text:style-name="T18">demandName_</text:span><text:span text:style-name="T44">.</text:span></text:p>
              <text:list>
                <text:list-item>
                  <text:p text:style-name="P172">The message issuing function will accept up to 15 message arguments.</text:p>
                </text:list-item>
              </text:list>
            </text:list-item>
          </text:list>
        </text:list-item>
      </text:list>
      <text:p text:style-name="P57">After you have added the code to issue a message, you may need to add a test for it to the testing procedure:</text:p>
      <text:list xml:id="list3326430147" text:style-name="WWNum76">
        <text:list-item>
          <text:p text:style-name="P173">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97">7</text:span>.</text:p>
        </text:list-item>
        <text:list-item>
          <text:p text:style-name="P173">Otherwise, if the output of the new message doesn't show up in the “diff” output of any test, you should modify the tests so that it shows up somewhere.</text:p>
        </text:list-item>
        <text:list-item>
          <text:p text:style-name="P203"><text:span text:style-name="T44">If it's an error message that can be triggered from the Stand-Alone Executable, you should revise the Stand-</text:span><text:soft-page-break/><text:span text:style-name="T44">Alone Test, adding a new case that causes that error condition. See section 1</text:span><text:span text:style-name="T47">3</text:span><text:span text:style-name="T44">.</text:span></text:p>
        </text:list-item>
        <text:list-item>
          <text:p text:style-name="P173">If it's an error message that cannot be triggered from the Stand-Alone Executable, you should revise the error test portion of the API Test, adding a new case that causes that error condition. See section <text:span text:style-name="T98">8</text:span>.</text:p>
        </text:list-item>
        <text:list-item>
          <text:p text:style-name="P203"><text:span text:style-name="T44">If it's not an error message (i.e., the message level is “informational” or “warning”), you should add code to </text:span><text:span text:style-name="T18">msgAll</text:span><text:span text:style-name="T44"> that issues the message, if this is practical.</text:span></text:p>
        </text:list-item>
        <text:list-item>
          <text:p text:style-name="P203"><text:span text:style-name="T44">If you have added a non-error message that is not issued from </text:span><text:span text:style-name="T18">msgAll</text:span><text:span text:style-name="T44">, </text:span><text:span text:style-name="T18">msgAll</text:span><text:span text:style-name="T44"> will issue an message identifying your message as a “testable” message that it did not issue. If it's not feasible to have </text:span><text:span text:style-name="T18">msgAll</text:span><text:span text:style-name="T44"> issue the new message (e.g. it only issues from the Stand-Alone Executable), you should turn off the “testable” attribute of the new message, by adding the following code just after the message was created with </text:span><text:span text:style-name="T18">makeMsg</text:span><text:span text:style-name="T44">:</text:span></text:p>
        </text:list-item>
      </text:list>
      <text:p text:style-name="P59"><text:span text:style-name="T44"><text:tab/></text:span><text:span text:style-name="T18"> <text:s text:c="2"/>currentMsg_-&gt;testable <text:s text:c="13"/>(false);</text:span></text:p>
      <text:p text:style-name="P59"><text:span text:style-name="T44">This will keep </text:span><text:span text:style-name="T18">msgAll</text:span><text:span text:style-name="T44"> from listing it as an unissued testable message. In this case, you should add it to the Stand-Alone Test, if possible.</text:span></text:p>
      <text:p text:style-name="P59"><text:span text:style-name="T39">Class </text:span><text:span text:style-name="T23">WitMsgFrag</text:span></text:p>
      <text:p text:style-name="P59"><text:span text:style-name="T44">A </text:span><text:span text:style-name="T18">MsgFrag</text:span><text:span text:style-name="T44"> (i.e. “message fragment”) is an object that stores a string (its “text”) and is intended to be used as a argument to a message. When a message is issued with a </text:span><text:span text:style-name="T18">MsgFrag</text:span><text:span text:style-name="T44"> argument, the text of the </text:span><text:span text:style-name="T18">MsgFrag</text:span><text:span text:style-name="T44"> is inserted into the output. The original purpose of using </text:span><text:span text:style-name="T18">MsgFrag</text:span><text:span text:style-name="T44">s as arguments instead of strings was to allow the text to be translated into other languages. But once again, this now seems unlikely to happen. Nevertheless, since the code has quite a few </text:span><text:span text:style-name="T18">MsgFrag</text:span><text:span text:style-name="T44">s, you may have to deal with them at some point.</text:span></text:p>
      <text:p text:style-name="P59"><text:span text:style-name="T44">A </text:span><text:span text:style-name="T18">MsgFrag</text:span><text:span text:style-name="T44"> has a </text:span><text:span text:style-name="T18">MsgFrag</text:span><text:span text:style-name="T44"> ID, which is a string that uniquely identifies it internally among WIT's </text:span><text:span text:style-name="T18">MsgFrags</text:span><text:span text:style-name="T44">. WIT's </text:span><text:span text:style-name="T18">MsgFrags</text:span><text:span text:style-name="T44"> are created in the </text:span><text:span text:style-name="T18">buildMsgFrags</text:span><text:span text:style-name="T44"> function of class </text:span><text:span text:style-name="T18">MsgBuilder</text:span><text:span text:style-name="T44">. The process is simpler than building a message and so further explanation will be given here.</text:span></text:p>
      <text:p text:style-name="P59"><text:span text:style-name="T44">To get an existing </text:span><text:span text:style-name="T18">MsgFrag</text:span><text:span text:style-name="T44"> you invoke the </text:span><text:span text:style-name="T18">myFrag</text:span><text:span text:style-name="T44"> function of class </text:span><text:span text:style-name="T18">MsgFacility</text:span><text:span text:style-name="T44">. This function takes one argument: the </text:span><text:span text:style-name="T18">MsgFrag</text:span><text:span text:style-name="T44"> ID and returns the corresponding </text:span><text:span text:style-name="T18">MsgFrag</text:span><text:span text:style-name="T44">. You get the </text:span><text:span text:style-name="T18">MsgFacility</text:span><text:span text:style-name="T44"> reference in the same way as you do for calling the message issuing function.</text:span></text:p>
      <text:p text:style-name="P59"><text:span text:style-name="T44">Here is an example of code that issues a message that uses a </text:span><text:span text:style-name="T18">MsgFrag</text:span><text:span text:style-name="T44"> as an argument:</text:span></text:p>
      <text:p text:style-name="P50"><text:s text:c="3"/>myMsgFac () ("categorySizeDdMsg",</text:p>
      <text:p text:style-name="P77"><text:s text:c="6"/>myMsgFac ().myFrag ("capacityFrag"),</text:p>
      <text:p text:style-name="P77"><text:s text:c="6"/>nCapacities);</text:p>
      <text:p text:style-name="P59"><text:span text:style-name="T44">This code is located in </text:span><text:span text:style-name="T18">Problem.C</text:span><text:span text:style-name="T44">. The text for the </text:span><text:span text:style-name="T18">capacityFrag</text:span><text:span text:style-name="T44"> </text:span><text:span text:style-name="T18">MsgFrag</text:span><text:span text:style-name="T44"> is “</text:span><text:span text:style-name="T18">Capacity</text:span><text:span text:style-name="T44">”, which is inserted into the output of the message.</text:span></text:p>
      <text:list xml:id="list143339314783369" text:continue-list="list143340354519499" text:style-name="WWNum11">
        <text:list-item>
          <text:h text:style-name="P107"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830155109" text:style-name="WWNum77">
        <text:list-item>
          <text:p text:style-name="P204">Attribute:<text:tab/><text:span text:style-name="T15">exampleVol</text:span></text:p>
        </text:list-item>
        <text:list-item>
          <text:p text:style-name="P228">Type:<text:tab/>Vector of floats</text:p>
        </text:list-item>
        <text:list-item>
          <text:p text:style-name="P228">Owning Component Class:<text:tab/>Operation</text:p>
        </text:list-item>
        <text:list-item>
          <text:p text:style-name="P228">Modifiable? <text:tab/>Yes</text:p>
        </text:list-item>
      </text:list>
      <text:p text:style-name="Main_20_Text">To add a new attribute to WIT, perform the following steps:</text:p>
      <text:list xml:id="list3174234088" text:style-name="WWNum78">
        <text:list-item>
          <text:p text:style-name="P205">If the attribute is modifiable, add its default value function to the declaration of the owning class:</text:p>
          <text:list>
            <text:list-item>
              <text:p text:style-name="P205">For example, in Operation,h:</text:p>
            </text:list-item>
          </text:list>
        </text:list-item>
      </text:list>
      <text:p text:style-name="P73"><text:s text:c="5"/>defaultValue (double defExampleVol, 0.0)</text:p>
      <text:list xml:id="list143339687482431" text:continue-numbering="true" text:style-name="WWNum78">
        <text:list-item>
          <text:list>
            <text:list-item>
              <text:p text:style-name="P205">This is a static function member of the owning class.</text:p>
            </text:list-item>
            <text:list-item>
              <text:p text:style-name="P205"><text:span text:style-name="T60">Normally you use the </text:span><text:span text:style-name="T15">defaultValue</text:span><text:span text:style-name="T60"> macro, as in the example. This creates the declaration of an inline default value function, so no further implementation is needed.</text:span></text:p>
            </text:list-item>
            <text:list-item>
              <text:p text:style-name="P206">For a vector valued attribute, you usually just specify the default value as a scalar, as in the example.</text:p>
            </text:list-item>
            <text:list-item>
              <text:p text:style-name="P206">Note that any type that is externally a float type is stored internally as the corresponding double type, as in the example.</text:p>
            </text:list-item>
            <text:list-item>
              <text:p text:style-name="P206">The default value functions are declared in the same order as the data members for the attributes.</text:p>
            </text:list-item>
          </text:list>
        </text:list-item>
        <text:list-item>
          <text:p text:style-name="P206">Add the data member for the attribute to the declaration of the owning class:</text:p>
          <text:list>
            <text:list-item>
              <text:p text:style-name="P205">For example, in Operation.h:</text:p>
            </text:list-item>
          </text:list>
        </text:list-item>
      </text:list>
      <text:p text:style-name="P73"><text:s text:c="5"/>WitDblFlexVec exampleVol_;</text:p>
      <text:list xml:id="list143339632543734" text:continue-numbering="true" text:style-name="WWNum78">
        <text:list-item>
          <text:list>
            <text:list-item>
              <text:p text:style-name="P206">The name of the data member is the name of the attribute with an underscore suffix.</text:p>
            </text:list-item>
            <text:list-item>
              <text:p text:style-name="P205"><text:span text:style-name="T60">In the example, </text:span><text:span text:style-name="T15">DblFlexVec</text:span><text:span text:style-name="T60">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206">A comment explaining the attribute is placed under its data member declaration.</text:p>
            </text:list-item>
            <text:list-item>
              <text:p text:style-name="P206">The attribute data members are declared in an order that seems “logical”: Input attributes are placed together. Opt implosion attributes are placed together, etc.</text:p>
            </text:list-item>
          </text:list>
        </text:list-item>
      </text:list>
      <text:p text:style-name="P60"/>
      <text:list xml:id="list143339471027859" text:continue-numbering="true" text:style-name="WWNum78">
        <text:list-item>
          <text:p text:style-name="P236">Add the initializer for the attribute data member to the constructor of the owning class:</text:p>
          <text:list>
            <text:list-item>
              <text:p text:style-name="P205">For example, in Operation.C:</text:p>
            </text:list-item>
          </text:list>
        </text:list-item>
      </text:list>
      <text:p text:style-name="P73"><text:s text:c="6"/>exampleVol_ (myProblem (), defExampleVol ()),</text:p>
      <text:list xml:id="list143339434697122" text:continue-numbering="true" text:style-name="WWNum78">
        <text:list-item>
          <text:list>
            <text:list-item>
              <text:p text:style-name="P206">If the attribute is modifiable, you invoke the default value function for this; otherwise, just you just hard code the value.</text:p>
            </text:list-item>
            <text:list-item>
              <text:p text:style-name="P206">The initializers go in the same order as the declarations.</text:p>
            </text:list-item>
          </text:list>
        </text:list-item>
      </text:list>
      <text:p text:style-name="Default_20_Text"/>
      <text:list xml:id="list143339667583730" text:continue-numbering="true" text:style-name="WWNum78">
        <text:list-item>
          <text:p text:style-name="P205">Add the access function for the attribute to the declaration of the owning class:</text:p>
          <text:list>
            <text:list-item>
              <text:p text:style-name="P205">For example, in Operation,h:</text:p>
            </text:list-item>
          </text:list>
        </text:list-item>
      </text:list>
      <text:p text:style-name="P73"><text:s text:c="6"/>accessFunc (const WitDblFlexVec &amp;, exampleVol)</text:p>
      <text:list xml:id="list143340078562663" text:continue-numbering="true" text:style-name="WWNum78">
        <text:list-item>
          <text:list>
            <text:list-item>
              <text:p text:style-name="P205">This is a public member function that returns the value of the attribute.</text:p>
            </text:list-item>
            <text:list-item>
              <text:p text:style-name="P205"><text:span text:style-name="T60">Normally you use the </text:span><text:span text:style-name="T15">accessFunc</text:span><text:span text:style-name="T60"> macro, as in the example. This creates the declaration of an inline access function, so no further implementation is needed. The name of the access function is the same as the name of the attribute.</text:span></text:p>
            </text:list-item>
            <text:list-item>
              <text:p text:style-name="P205"><text:span text:style-name="T60">Note that in the example, the returned value has a </text:span><text:span text:style-name="T15">const</text:span><text:span text:style-name="T60"> reference type. This reflects the fact that class </text:span><text:span text:style-name="T15">DblFlexVec</text:span><text:span text:style-name="T60"> deliberately avoids having a copy constructor, so as to prevent needless expensive copying.</text:span></text:p>
            </text:list-item>
            <text:list-item>
              <text:p text:style-name="P206">The access functions are declared in the same order as the data members for the attributes.</text:p>
            </text:list-item>
          </text:list>
        </text:list-item>
        <text:list-item>
          <text:p text:style-name="P205"><text:span text:style-name="T60">Add displaying code for the attribute to the </text:span><text:span text:style-name="T15">display</text:span><text:span text:style-name="T60"> member function of the owning class:</text:span></text:p>
          <text:list>
            <text:list-item>
              <text:p text:style-name="P205"><text:span text:style-name="T60">For example, in </text:span><text:span text:style-name="T15">Operation::display:</text:span></text:p>
            </text:list-item>
          </text:list>
        </text:list-item>
      </text:list>
      <text:p text:style-name="P73"><text:s text:c="3"/>myProblem ()-&gt;display ("exampleVolDdMsg", exampleVol_);</text:p>
      <text:list xml:id="list143339618609873" text:continue-numbering="true" text:style-name="WWNum78">
        <text:list-item>
          <text:list>
            <text:list-item>
              <text:p text:style-name="P205"><text:span text:style-name="T60">The </text:span><text:span text:style-name="T15">display</text:span><text:span text:style-name="T60"> function of a Component class is the function that displays the value of the Component's attributes for </text:span><text:span text:style-name="T15">witDisplayData</text:span><text:span text:style-name="T60">.</text:span></text:p>
            </text:list-item>
            <text:list-item>
              <text:p text:style-name="P205"><text:span text:style-name="T61">This is done in a variety of ways; see the </text:span><text:span text:style-name="T16">display</text:span><text:span text:style-name="T61"> functions for examples.</text:span></text:p>
            </text:list-item>
            <text:list-item>
              <text:p text:style-name="P207">This will normally involve either adding a new message (as in the example) or modifying an existing one. See section 2<text:span text:style-name="T99">0</text:span>, “How to Add a Message to WIT”.</text:p>
            </text:list-item>
          </text:list>
        </text:list-item>
      </text:list>
      <text:p text:style-name="P61"/>
      <text:list xml:id="list143339422787736" text:continue-numbering="true" text:style-name="WWNum78">
        <text:list-item>
          <text:p text:style-name="P238"><text:span text:style-name="T61">If the attribute is modifiable, add copying code for it to the </text:span><text:span text:style-name="T16">copyAttrsFrom</text:span><text:span text:style-name="T61"> member function of the owning class:</text:span></text:p>
          <text:list>
            <text:list-item>
              <text:p text:style-name="P205"><text:span text:style-name="T60">For example, in </text:span><text:span text:style-name="T15">Operation::copyAttrsFrom:</text:span></text:p>
            </text:list-item>
          </text:list>
        </text:list-item>
      </text:list>
      <text:p text:style-name="P73"><text:s text:c="3"/>exampleVol_ = theOpn-&gt;exampleVol_;</text:p>
      <text:list xml:id="list143338610135260" text:continue-numbering="true" text:style-name="WWNum78">
        <text:list-item>
          <text:list>
            <text:list-item>
              <text:p text:style-name="P205"><text:span text:style-name="T61">The </text:span><text:span text:style-name="T16">copyAttrsFrom</text:span><text:span text:style-name="T61"> function of a Component class is the function that copies the value of each modifiable attribute from another instance of the Component class into the current instance. It is used by </text:span><text:span text:style-name="T16">witCopyData</text:span><text:span text:style-name="T61"> and, e.g., </text:span><text:span text:style-name="T16">witCopyOperationData</text:span><text:span text:style-name="T61">.</text:span></text:p>
            </text:list-item>
            <text:list-item>
              <text:p text:style-name="P207">The copying code is normally placed in the same order as the data members for the attributes.</text:p>
            </text:list-item>
          </text:list>
        </text:list-item>
        <text:list-item>
          <text:p text:style-name="P207">If the attribute is modifiable, add its “set” function to the owning class:</text:p>
          <text:list>
            <text:list-item>
              <text:p text:style-name="P207">For example, in Operation.h:</text:p>
            </text:list-item>
          </text:list>
        </text:list-item>
      </text:list>
      <text:p text:style-name="P43"><text:s text:c="10"/>void setExampleVol (const WitIVRealArg &amp;);</text:p>
      <text:list xml:id="list143339378025560" text:continue-numbering="true" text:style-name="WWNum78">
        <text:list-item>
          <text:list>
            <text:list-item>
              <text:p text:style-name="P207">The “set” function has the following responsibilities:</text:p>
              <text:list>
                <text:list-item>
                  <text:p text:style-name="P207">Final validity checking of the argument value, via asserts.</text:p>
                  <text:list>
                    <text:list-item>
                      <text:p text:style-name="P207">Note that primary validity checking (via severe error messages) is the responsibility of the API, not this function.</text:p>
                    </text:list-item>
                  </text:list>
                </text:list-item>
                <text:list-item>
                  <text:p text:style-name="P205"><text:span text:style-name="T61">Revising the state of the </text:span><text:span text:style-name="T16">WitRun;</text:span><text:span text:style-name="T61"> for example, taking it out of the “preprocessed” state, if appropriate.</text:span></text:p>
                </text:list-item>
                <text:list-item>
                  <text:p text:style-name="P207">Setting the value of the data member to the argument value.</text:p>
                </text:list-item>
              </text:list>
            </text:list-item>
            <text:list-item>
              <text:p text:style-name="P205"><text:span text:style-name="T61">Note that in the example, the argument is of type </text:span><text:span text:style-name="T16">const IVRealArg &amp;</text:span><text:span text:style-name="T61">. This is a type that is used by the inner API and will be explained later in this section.</text:span></text:p>
            </text:list-item>
            <text:list-item>
              <text:p text:style-name="P207">The “set” functions are placed in the same order as the data members for the attributes.</text:p>
            </text:list-item>
          </text:list>
        </text:list-item>
        <text:list-item>
          <text:p text:style-name="P207">If the attribute is not modifiable, some other means of giving it a value from within WIT will need to be implemented.</text:p>
          <text:list>
            <text:list-item>
              <text:p text:style-name="P207">This is done is a variety of ways, beyond the “rudimentary” scope of this document.</text:p>
            </text:list-item>
          </text:list>
        </text:list-item>
        <text:list-item>
          <text:p text:style-name="P205"><text:span text:style-name="T61">If the attribute requires special treatment in stochastic mode, consider adding it to </text:span><text:span text:style-name="T16">StochAttMgr::makeStochAtts</text:span><text:span text:style-name="T61">.</text:span></text:p>
          <text:list>
            <text:list-item>
              <text:p text:style-name="P207">This is rare.</text:p>
            </text:list-item>
          </text:list>
        </text:list-item>
      </text:list>
      <text:p text:style-name="P61"/>
      <text:list xml:id="list143338722677113" text:continue-numbering="true" text:style-name="WWNum78">
        <text:list-item>
          <text:p text:style-name="P237">Add the inner API “get” function for the attribute:</text:p>
          <text:list>
            <text:list-item>
              <text:p text:style-name="P207">For example, in WitRun.h:</text:p>
            </text:list-item>
          </text:list>
        </text:list-item>
      </text:list>
      <text:p text:style-name="P43"><text:s text:c="9"/>void witGetOperationExampleVol (</text:p>
      <text:p text:style-name="P36"><text:s text:c="12"/>const char * <text:s text:c="8"/>operationName,</text:p>
      <text:p text:style-name="P36"><text:s text:c="12"/>const WitOVRealArg &amp; exampleVol);</text:p>
      <text:list xml:id="list143339996025600" text:continue-numbering="true" text:style-name="WWNum78">
        <text:list-item>
          <text:list>
            <text:list-item>
              <text:p text:style-name="P207">The inner API “get” functions are declared in WitRun.h.</text:p>
            </text:list-item>
            <text:list-item>
              <text:p text:style-name="P207">They are implemented in the Component-class-specific inner API source files, e.g. optApi.C.</text:p>
            </text:list-item>
            <text:list-item>
              <text:p text:style-name="P207"><text:s/>The inner API “get” function has responsibility for:</text:p>
              <text:list>
                <text:list-item>
                  <text:p text:style-name="P207">Validity checking of the arguments, issuing severe error messages, as needed.</text:p>
                </text:list-item>
                <text:list-item>
                  <text:p text:style-name="P207">Issuing the relevant informational message(s).</text:p>
                </text:list-item>
                <text:list-item>
                  <text:p text:style-name="P207">Retrieving the requested value from the Component.</text:p>
                </text:list-item>
                <text:list-item>
                  <text:p text:style-name="P207">Setting the argument to the retrieved value.</text:p>
                </text:list-item>
              </text:list>
            </text:list-item>
            <text:list-item>
              <text:p text:style-name="P205"><text:span text:style-name="T61">In the example, the argument is of type </text:span><text:span text:style-name="T16">const OVRealArg &amp;</text:span><text:span text:style-name="T61">. The name of this class means “Output Vector Real Argument”. It represents vector of real numbers for output. In the outer API, this corresponds to an argument of type </text:span><text:span text:style-name="T16">float * *</text:span><text:span text:style-name="T61"> or of type </text:span><text:span text:style-name="T16">double * *</text:span><text:span text:style-name="T61">. When interacting with WIT internally, it acts like a vector of doubles. This is one of the classes that enables WIT to have two versions of its real valued API functions, one for floats and one for doubles.</text:span></text:p>
            </text:list-item>
            <text:list-item>
              <text:p text:style-name="P207"><text:s/>The inner API “get” functions are ordered alphabetically.</text:p>
            </text:list-item>
          </text:list>
        </text:list-item>
        <text:list-item>
          <text:p text:style-name="P237">If the attribute is modifiable, add the inner API “set” function for the attribute:</text:p>
          <text:list>
            <text:list-item>
              <text:p text:style-name="P207">For example, in WitRun.h:</text:p>
            </text:list-item>
          </text:list>
        </text:list-item>
      </text:list>
      <text:p text:style-name="P43"><text:s text:c="9"/>void witSetOperationExampleVol (</text:p>
      <text:p text:style-name="P36"><text:s text:c="12"/>const char * <text:s text:c="8"/>operationName,</text:p>
      <text:p text:style-name="P36"><text:s text:c="12"/>const WitIVRealArg &amp; exampleVol);</text:p>
      <text:list xml:id="list143339564923191" text:continue-numbering="true" text:style-name="WWNum78">
        <text:list-item>
          <text:list>
            <text:list-item>
              <text:p text:style-name="P207">The inner API “set” functions are declared in WitRun.h.</text:p>
            </text:list-item>
            <text:list-item>
              <text:p text:style-name="P207">They are implemented in the Component-class-specific inner API source files, e.g. optApi.C.</text:p>
            </text:list-item>
            <text:list-item>
              <text:p text:style-name="P207"><text:s/>The inner API “set” function has responsibility for:</text:p>
              <text:list>
                <text:list-item>
                  <text:p text:style-name="P207">Validity checking of the arguments, issuing severe error messages, as needed.</text:p>
                </text:list-item>
                <text:list-item>
                  <text:p text:style-name="P207">Issuing the relevant informational message(s).</text:p>
                </text:list-item>
                <text:list-item>
                  <text:p text:style-name="P207">Calling the Component's “set” method.</text:p>
                </text:list-item>
              </text:list>
            </text:list-item>
            <text:list-item>
              <text:p text:style-name="P205"><text:span text:style-name="T61">In the example, the argument is of type </text:span><text:span text:style-name="T16">const IVRealArg &amp;</text:span><text:span text:style-name="T61">. The name of this class means “Input Vector Real Argument”. It represents vector of real numbers for input. In the outer API, this corresponds to an argument of type </text:span><text:span text:style-name="T16">const float *</text:span><text:span text:style-name="T61"> or of type </text:span><text:span text:style-name="T16">const double *</text:span><text:span text:style-name="T61">. When interacting with WIT internally, it acts like a vector of doubles. This is one of the classes that enables WIT to have two versions of its real valued API functions, one for floats and one for doubles.</text:span></text:p>
            </text:list-item>
            <text:list-item>
              <text:p text:style-name="P207"><text:s/>The inner API “set” functions are ordered alphabetically.</text:p>
            </text:list-item>
          </text:list>
        </text:list-item>
      </text:list>
      <text:p text:style-name="P61"/>
      <text:list xml:id="list143339210436902" text:continue-numbering="true" text:style-name="WWNum78">
        <text:list-item>
          <text:p text:style-name="P237">Add the outer API “get” function for the attribute:</text:p>
          <text:list>
            <text:list-item>
              <text:p text:style-name="P207">For example, in wit.h:</text:p>
            </text:list-item>
          </text:list>
        </text:list-item>
      </text:list>
      <text:p text:style-name="P43"><text:s text:c="9"/>witReturnCode witGetOperationExampleVol (</text:p>
      <text:p text:style-name="P36"><text:s text:c="12"/>WitRun * const <text:s text:c="4"/>theWitRun,</text:p>
      <text:p text:style-name="P36"><text:s text:c="12"/>const char * const operationName,</text:p>
      <text:p text:style-name="P36"><text:s text:c="12"/>float * * <text:s text:c="9"/>exampleVol);</text:p>
      <text:list xml:id="list143339410580631" text:continue-numbering="true" text:style-name="WWNum78">
        <text:list-item>
          <text:list>
            <text:list-item>
              <text:p text:style-name="P207">The following comments apply to all outer API functions, not just “get” functions for attributes:</text:p>
              <text:list>
                <text:list-item>
                  <text:p text:style-name="P207">The outer API <text:s/>functions are declared in wit.h and implemented in api.C.</text:p>
                </text:list-item>
                <text:list-item>
                  <text:p text:style-name="P207">An outer API function has responsibility for:</text:p>
                  <text:list>
                    <text:list-item>
                      <text:p text:style-name="P205"><text:span text:style-name="T61">Calling member functions of class </text:span><text:span text:style-name="T16">ApiMgr</text:span><text:span text:style-name="T61">, to maintain the state of the API.</text:span></text:p>
                    </text:list-item>
                    <text:list-item>
                      <text:p text:style-name="P205"><text:span text:style-name="T61">Calling the corresponding inner API function on the </text:span><text:span text:style-name="T16">WitRun</text:span><text:span text:style-name="T61"> that's the first argument of the outer API function and passing the other arguments.</text:span></text:p>
                    </text:list-item>
                    <text:list-item>
                      <text:p text:style-name="P207">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205"><text:span text:style-name="T61">If an exception is caught, passing it to the </text:span><text:span text:style-name="T16">ApiMgr</text:span><text:span text:style-name="T61"> for processing.</text:span></text:p>
                    </text:list-item>
                  </text:list>
                </text:list-item>
                <text:list-item>
                  <text:p text:style-name="P205"><text:span text:style-name="T61">Since the above responsibilities are very uniform and must be fulfilled by hundreds of API functions, they are encoded into a macro: </text:span><text:span text:style-name="T16">STANDARD_API_IMPL</text:span><text:span text:style-name="T61">. Most outer API functions call this macro.</text:span></text:p>
                </text:list-item>
                <text:list-item>
                  <text:p text:style-name="P207">For example, in api.C:</text:p>
                </text:list-item>
              </text:list>
            </text:list-item>
          </text:list>
        </text:list-item>
      </text:list>
      <text:p text:style-name="P43"><text:s text:c="13"/>witReturnCode witSetOperationExampleVol (</text:p>
      <text:p text:style-name="P36"><text:s text:c="19"/>WitRun * const <text:s text:c="5"/>theWitRun,</text:p>
      <text:p text:style-name="P36"><text:s text:c="19"/>const char * const <text:s/>operationName,</text:p>
      <text:p text:style-name="P36"><text:s text:c="19"/>const float * const exampleVol)</text:p>
      <text:p text:style-name="P36"><text:s text:c="16"/>{</text:p>
      <text:p text:style-name="P36"><text:s text:c="16"/>STANDARD_API_IMPL (</text:p>
      <text:p text:style-name="P36"><text:s text:c="19"/>theWitRun,</text:p>
      <text:p text:style-name="P36"><text:s text:c="19"/>witSetOperationExampleVol, (</text:p>
      <text:p text:style-name="P36"><text:s text:c="22"/>operationName,</text:p>
      <text:p text:style-name="P36"><text:s text:c="22"/>exampleVol))</text:p>
      <text:p text:style-name="P36"><text:s text:c="16"/>}</text:p>
      <text:list xml:id="list143338692290247" text:continue-numbering="true" text:style-name="WWNum78">
        <text:list-item>
          <text:list>
            <text:list-item>
              <text:list>
                <text:list-item>
                  <text:p text:style-name="P207"><text:s/>The outer API functions are ordered alphabetically.</text:p>
                </text:list-item>
              </text:list>
            </text:list-item>
          </text:list>
        </text:list-item>
      </text:list>
      <text:p text:style-name="P61"/>
      <text:list xml:id="list143339009952314" text:continue-numbering="true" text:style-name="WWNum78">
        <text:list-item>
          <text:list>
            <text:list-item>
              <text:p text:style-name="P237">If the type of the attribute is a float/double type (as in the example), you actually need to add two versions of the output “get” function:</text:p>
              <text:list>
                <text:list-item>
                  <text:p text:style-name="P205"><text:span text:style-name="T61">One version will use the </text:span><text:span text:style-name="T16">float</text:span><text:span text:style-name="T61"> type. This version will have the ordinary name of the API function. The example above shows that case.</text:span></text:p>
                </text:list-item>
                <text:list-item>
                  <text:p text:style-name="P205"><text:span text:style-name="T61">The other version will use the </text:span><text:span text:style-name="T16">double</text:span><text:span text:style-name="T61"> type. This version will have the name with “Dbl” appended to the end, for example:</text:span></text:p>
                </text:list-item>
              </text:list>
            </text:list-item>
          </text:list>
        </text:list-item>
      </text:list>
      <text:p text:style-name="P43"><text:s text:c="13"/>witReturnCode witGetOperationExampleVolDbl (</text:p>
      <text:p text:style-name="P36"><text:s text:c="16"/>WitRun * const <text:s text:c="4"/>theWitRun,</text:p>
      <text:p text:style-name="P36"><text:s text:c="16"/>const char * const operationName,</text:p>
      <text:p text:style-name="P36"><text:s text:c="16"/>double * * <text:s text:c="8"/>exampleVol);</text:p>
      <text:list xml:id="list143339277236534" text:continue-numbering="true" text:style-name="WWNum78">
        <text:list-item>
          <text:list>
            <text:list-item>
              <text:list>
                <text:list-item>
                  <text:p text:style-name="P205"><text:span text:style-name="T61">The implementation of an outer API function that has double arguments uses a different macro to call the inner API function: </text:span><text:span text:style-name="T16">STANDARD_DBL_API_IMPL </text:span><text:span text:style-name="T61">.</text:span></text:p>
                </text:list-item>
              </text:list>
            </text:list-item>
            <text:list-item>
              <text:p text:style-name="P205"><text:span text:style-name="T61">Both the </text:span><text:span text:style-name="T16">float</text:span><text:span text:style-name="T61"> and the </text:span><text:span text:style-name="T16">double</text:span><text:span text:style-name="T61"> outer API function call the same inner API function, which converts their </text:span><text:span text:style-name="T16">float/double</text:span><text:span text:style-name="T61"> arguments into the appropriate “</text:span><text:span text:style-name="T16">RealArg</text:span><text:span text:style-name="T61">” arguments.</text:span></text:p>
            </text:list-item>
          </text:list>
        </text:list-item>
        <text:list-item>
          <text:p text:style-name="P207">If the attribute is modifiable, add the outer API “set” function for the attribute:</text:p>
          <text:list>
            <text:list-item>
              <text:p text:style-name="P207">For example, in wit.h:</text:p>
            </text:list-item>
          </text:list>
        </text:list-item>
      </text:list>
      <text:p text:style-name="P43"><text:s text:c="9"/>witReturnCode witSetOperationExampleVol (</text:p>
      <text:p text:style-name="P36"><text:s text:c="12"/>WitRun * const <text:s text:c="5"/>theWitRun,</text:p>
      <text:p text:style-name="P36"><text:s text:c="12"/>const char * const <text:s/>operationName,</text:p>
      <text:p text:style-name="P36"><text:s text:c="12"/>const float * const exampleVol);</text:p>
      <text:list xml:id="list143339927665242" text:continue-numbering="true" text:style-name="WWNum78">
        <text:list-item>
          <text:list>
            <text:list-item>
              <text:p text:style-name="P205"><text:span text:style-name="T61">The comments for the outer API “get” functions pretty much apply here, too (i.e., calling the macro, </text:span><text:span text:style-name="T16">float</text:span><text:span text:style-name="T61"> vs. </text:span><text:span text:style-name="T16">double</text:span><text:span text:style-name="T61">, etc.).</text:span></text:p>
            </text:list-item>
          </text:list>
        </text:list-item>
      </text:list>
      <text:p text:style-name="P61"/>
      <text:list xml:id="list143338933548836" text:continue-numbering="true" text:style-name="WWNum78">
        <text:list-item>
          <text:p text:style-name="P237">If the attribute is modifiable, add it to the Data Reading Subsystem:</text:p>
          <text:list>
            <text:list-item>
              <text:p text:style-name="P207">For example, in SymTable.h:</text:p>
            </text:list-item>
          </text:list>
        </text:list-item>
      </text:list>
      <text:p text:style-name="P43"><text:s text:c="3"/>static WitParseRC witSetOperationExampleVol();</text:p>
      <text:list xml:id="list143339017315956" text:continue-numbering="true" text:style-name="WWNum78">
        <text:list-item>
          <text:list>
            <text:list-item>
              <text:p text:style-name="P207">And in SymTable.C:</text:p>
            </text:list-item>
          </text:list>
        </text:list-item>
      </text:list>
      <text:p text:style-name="P43"><text:s text:c="6"/>{"set_operation_exampleVol", 1,</text:p>
      <text:p text:style-name="P36"><text:s text:c="10"/>WitSymTable::witSetOperationExampleVo l,</text:p>
      <text:p text:style-name="P36"><text:s text:c="10"/>{WitDRParmType::doubleVector}},</text:p>
      <text:list xml:id="list143340324884683" text:continue-numbering="true" text:style-name="WWNum78">
        <text:list-item>
          <text:list>
            <text:list-item>
              <text:p text:style-name="P207">Also in SymTable.C:</text:p>
            </text:list-item>
          </text:list>
        </text:list-item>
      </text:list>
      <text:p text:style-name="P43"><text:s text:c="9"/>WitParseRC WitSymTable::witSetOperationExampleVol()</text:p>
      <text:p text:style-name="P43"><text:s text:c="12"/>{</text:p>
      <text:p text:style-name="P43"><text:s text:c="12"/>... <text:s/></text:p>
      <text:p text:style-name="P36"><text:s text:c="12"/>}</text:p>
      <text:list xml:id="list143340367762091" text:continue-numbering="true" text:style-name="WWNum78">
        <text:list-item>
          <text:list>
            <text:list-item>
              <text:p text:style-name="P205"><text:span text:style-name="T61">This is the code that allows </text:span><text:span text:style-name="T16">witReadData</text:span><text:span text:style-name="T61"> to read the attribute.</text:span></text:p>
            </text:list-item>
            <text:list-item>
              <text:p text:style-name="P207">It's Juan Lafuente's code; I don't really know how it works.</text:p>
            </text:list-item>
            <text:list-item>
              <text:p text:style-name="P207">Basically, you copy an existing case and modify it to your case.</text:p>
            </text:list-item>
            <text:list-item>
              <text:p text:style-name="P207">All of this code is organized alphabetically.</text:p>
            </text:list-item>
          </text:list>
        </text:list-item>
        <text:list-item>
          <text:p text:style-name="P238"><text:span text:style-name="T61">If the attribute is modifiable, add writing code for it to the </text:span><text:span text:style-name="T16">writeDataAttrs</text:span><text:span text:style-name="T61"> member function of the owning class:</text:span></text:p>
          <text:list>
            <text:list-item>
              <text:p text:style-name="P205"><text:span text:style-name="T60">For example, in </text:span><text:span text:style-name="T15">Operation::writeDataAttrs:</text:span></text:p>
            </text:list-item>
          </text:list>
        </text:list-item>
      </text:list>
      <text:p text:style-name="P73"><text:s text:c="3"/>myDataWriter ()-&gt;writeVector (</text:p>
      <text:p text:style-name="P75"><text:s text:c="6"/>"exampleVol",</text:p>
      <text:p text:style-name="P75"><text:s text:c="6"/>exampleVol_,</text:p>
      <text:p text:style-name="P75"><text:s text:c="6"/>defExampleVol ());</text:p>
      <text:list xml:id="list143339455290087" text:continue-numbering="true" text:style-name="WWNum78">
        <text:list-item>
          <text:list>
            <text:list-item>
              <text:p text:style-name="P205"><text:span text:style-name="T61">The </text:span><text:span text:style-name="T16">writeDataAttrs</text:span><text:span text:style-name="T61"> function of a Component class is the function that writes the value of each modifiable attribute to the message file for </text:span><text:span text:style-name="T16">witWriteData</text:span><text:span text:style-name="T61">.</text:span></text:p>
            </text:list-item>
            <text:list-item>
              <text:p text:style-name="P207">The writing code is normally placed in the same order as the data members for the attributes.</text:p>
            </text:list-item>
          </text:list>
        </text:list-item>
        <text:list-item>
          <text:p text:style-name="P205"><text:span text:style-name="T61">Add the following test code to </text:span><text:span text:style-name="T16">wit/api-test/apiAll.c</text:span><text:span text:style-name="T61">:</text:span></text:p>
          <text:list>
            <text:list-item>
              <text:p text:style-name="P207">If the attribute is modifiable, add a call to the API “set” function for it.</text:p>
            </text:list-item>
            <text:list-item>
              <text:p text:style-name="P205"><text:span text:style-name="T61">If the attribute is modifiable and is of a f</text:span><text:span text:style-name="T16">loat/double</text:span><text:span text:style-name="T61"> type, add a call to the </text:span><text:span text:style-name="T16">double</text:span><text:span text:style-name="T61"> variant of the API “set” function for it.</text:span></text:p>
            </text:list-item>
            <text:list-item>
              <text:p text:style-name="P207">Add a call to the API “get” function for it.</text:p>
            </text:list-item>
            <text:list-item>
              <text:p text:style-name="P205"><text:span text:style-name="T61">If the attribute is of a f</text:span><text:span text:style-name="T16">loat/double</text:span><text:span text:style-name="T61"> type, add a call to the </text:span><text:span text:style-name="T16">double</text:span><text:span text:style-name="T61"> variant of the API “get” function for it.</text:span></text:p>
            </text:list-item>
          </text:list>
        </text:list-item>
        <text:list-item>
          <text:p text:style-name="P207">Document the attribute in the WIT Guide:</text:p>
          <text:list>
            <text:list-item>
              <text:p text:style-name="P207">Add an entry to Chapter 2, explaining the attribute.</text:p>
            </text:list-item>
            <text:list-item>
              <text:p text:style-name="P207">If the attribute is modifiable, add a row for it to Table 6 in Chapter 4.</text:p>
            </text:list-item>
            <text:list-item>
              <text:p text:style-name="P207">Add an entry for the API “get” function for it to Chapter 5.</text:p>
            </text:list-item>
            <text:list-item>
              <text:p text:style-name="P207">If the attribute is modifiable, add an entry for the API “set” function for it to Chapter 5.</text:p>
            </text:list-item>
            <text:list-item>
              <text:p text:style-name="P205"><text:span text:style-name="T61">The “</text:span><text:span text:style-name="T16">double</text:span><text:span text:style-name="T61">” variants of API functions are not listed exhaustively in Chapter 5.</text:span></text:p>
            </text:list-item>
            <text:list-item>
              <text:p text:style-name="P207">These are all organized alphabetically.</text:p>
            </text:list-item>
            <text:list-item>
              <text:p text:style-name="P207">Mention the attribute and its API functions in the “Change History' in the Preface.</text:p>
            </text:list-item>
          </text:list>
        </text:list-item>
        <text:list-item>
          <text:p text:style-name="P207">Add the attribute to WIT-J.</text:p>
          <text:list>
            <text:list-item>
              <text:p text:style-name="P119">At present, this can be skipped.</text:p>
            </text:list-item>
          </text:list>
        </text:list-item>
      </text:list>
      <text:p text:style-name="P208"/>
      <text:list xml:id="list143338561049377" text:continue-list="list143339314783369" text:style-name="WWNum11">
        <text:list-item>
          <text:h text:style-name="P107" text:outline-level="1"><text:bookmark-start text:name="__RefHeading__29722579"/>How to Add an Attribute to WIT-J<text:bookmark-end text:name="__RefHeading__29722579"/></text:h>
        </text:list-item>
      </text:list>
      <text:p text:style-name="P70"><text:span text:style-name="T11">At present,</text:span><text:span text:style-name="T13">WIT-J</text:span><text:span text:style-name="T11"> has not been brought up to date in the </text:span><text:span text:style-name="T67">open-source</text:span><text:span text:style-name="T10"> version of WIT on GitHub</text:span><text:span text:style-name="T11">, so there is no need to maintain it.</text:span><text:span text:style-name="T12"> </text:span></text:p>
      <text:list xml:id="list143340571447415" text:continue-numbering="true" text:style-name="WWNum11">
        <text:list-item>
          <text:h text:style-name="P107"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9">6</text:span><text:span text:style-name="T4">), one of the WIT makefiles defines a macro, </text:span><text:span text:style-name="T16">lib_objects</text:span><text:span text:style-name="T4">, that lists most of the WIT object file names. Thus if you add or remove or rename a WIT .C source file, you'll need to update this list. (Nothing needs to be done for .h files.) Here are the procedures:</text:span></text:p>
      <text:p text:style-name="P62">The macro is in:</text:p>
      <text:p text:style-name="P43"><text:s text:c="3"/>$WIT_HOME/wit/src/sources.mk</text:p>
      <text:p text:style-name="P40"/>
      <text:p text:style-name="P40">Adding a .C source file to WIT:</text:p>
      <text:list xml:id="list1059040741" text:style-name="WWNum80">
        <text:list-item>
          <text:p text:style-name="P209"><text:span text:style-name="T4">Add its name to the </text:span><text:span text:style-name="T16">lib_objects</text:span><text:span text:style-name="T4"> macro, with a </text:span><text:span text:style-name="T16">$(obj_suffix)</text:span><text:span text:style-name="T4"> ending.</text:span></text:p>
        </text:list-item>
        <text:list-item>
          <text:p text:style-name="P120">Note that this list is kept in alphabetical order, to ease maintenance.</text:p>
        </text:list-item>
        <text:list-item>
          <text:p text:style-name="P209"><text:span text:style-name="T4">Invoke </text:span><text:span text:style-name="T16">make depend</text:span><text:span text:style-name="T4">.</text:span></text:p>
        </text:list-item>
      </text:list>
      <text:p text:style-name="P40"/>
      <text:p text:style-name="P40">Removing a source file from WIT:</text:p>
      <text:list xml:id="list4257250856" text:style-name="WWNum81">
        <text:list-item>
          <text:p text:style-name="P210"><text:span text:style-name="T4">Remove its name from </text:span><text:span text:style-name="T16">lib_objects</text:span><text:span text:style-name="T4">.</text:span></text:p>
        </text:list-item>
        <text:list-item>
          <text:p text:style-name="P210"><text:span text:style-name="T4">Invoke both </text:span><text:span text:style-name="T16">make depend</text:span><text:span text:style-name="T4"> and </text:span><text:span text:style-name="T16">make clean</text:span><text:span text:style-name="T4">.</text:span></text:p>
        </text:list-item>
      </text:list>
      <text:p text:style-name="P40"/>
      <text:p text:style-name="P40">Renaming a source file from WIT:</text:p>
      <text:list xml:id="list143339704272745" text:continue-numbering="true" text:style-name="WWNum81">
        <text:list-item>
          <text:p text:style-name="P210"><text:span text:style-name="T4">Change its name in </text:span><text:span text:style-name="T16">lib_objects</text:span><text:span text:style-name="T4">.</text:span></text:p>
        </text:list-item>
        <text:list-item>
          <text:p text:style-name="P121">Move the name alphabetically.</text:p>
        </text:list-item>
        <text:list-item>
          <text:p text:style-name="P210"><text:span text:style-name="T4">Invoke both </text:span><text:span text:style-name="T16">make depend</text:span><text:span text:style-name="T4"> and </text:span><text:span text:style-name="T16">make clean</text:span><text:span text:style-name="T4">.</text:span></text:p>
        </text:list-item>
      </text:list>
      <text:p text:style-name="P62"/>
      <text:p text:style-name="P40">For MCL:</text:p>
      <text:p text:style-name="P62">The procedures are the name. The macro is in:</text:p>
      <text:p text:style-name="P43"><text:s text:c="3"/>$WIT_HOME/mcl/src/sources.mk</text:p>
      <text:p text:style-name="P43"/>
      <text:p text:style-name="P40">For WIT-J:</text:p>
      <text:p text:style-name="P66">At present, this can be skipped.</text:p>
      <text:p text:style-name="P62">The procedures are the name. The macro is in:</text:p>
      <text:p text:style-name="P43"><text:s text:c="3"/>$WIT_HOME/witj/cpp/src/sources.mk</text:p>
      <text:p text:style-name="P62">Note that the procedures apply only to the C++ portion of the code.</text:p>
      <text:p text:style-name="P88"><text:bookmark-start text:name="__RefHeading___Toc4971_2218867006"/>References<text:bookmark-end text:name="__RefHeading___Toc4971_2218867006"/></text:p>
      <text:p text:style-name="P91">[Patterns]<text:tab/>E. Gamma, R. Helm, R. Johnson, J. Vlissides. Design Patterns: Elements of Reusable Object-Oriented Software. Addison-Wesley, Reading, MA, 1995. ISBN 0201633612. <text:s/></text:p>
      <text:p text:style-name="P92"><text:span text:style-name="T4">[Win SDK]<text:tab/>R. Wittrock. 2012. “The Windows SDK Platform for WIT Software Projects”.<text:line-break/>Available on </text:span><text:span text:style-name="T65">GitHub</text:span><text:span text:style-name="T4"> at:</text:span></text:p>
      <text:p text:style-name="P92"><text:span text:style-name="T16"><text:tab/> <text:s text:c="2"/></text:span><text:span text:style-name="T17">rjwittrock/WIT/</text:span><text:span text:style-name="T16">doc/wit-winsdk.pdf</text:span></text:p>
      <text:p text:style-name="P94"><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65">GitHub</text:span><text:span text:style-name="T4"> at:</text:span></text:p>
      <text:p text:style-name="Reference"><text:span text:style-name="T4"><text:tab/></text:span><text:span text:style-name="T16"> <text:s text:c="2"/></text:span><text:span text:style-name="T17">rjwittrock/WIT/</text:span><text:span text:style-name="T16">doc/wit.pdf</text:span></text:p>
      <text:p text:style-name="P93"><text:span text:style-name="T4">[WIT Intro]<text:tab/>R. Wittrock. 2013. “An Introduction to WIT: Watson Implosion Technology” Second Edition. Available on </text:span><text:span text:style-name="T65">GitHub</text:span><text:span text:style-name="T4"> at:</text:span></text:p>
      <text:p text:style-name="P93"><text:span text:style-name="T16"><text:tab/> <text:s text:c="2"/></text:span><text:span text:style-name="T17">rjwittrock/WIT/</text:span><text:span text:style-name="T16">doc/wit-intro-2.pdf</text:span></text:p>
      <text:p text:style-name="P95"/>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4"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56</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117</meta:editing-cycles>
    <meta:creation-date>2022-03-31T23:11:00</meta:creation-date>
    <dc:date>2022-04-11T14:31:27.417000000</dc:date>
    <meta:editing-duration>PT4H57M14S</meta:editing-duration>
    <meta:generator>LibreOffice/6.3.5.2$Windows_X86_64 LibreOffice_project/dd0751754f11728f69b42ee2af66670068624673</meta:generator>
    <meta:print-date>2022-04-11T14:16:33.255000000</meta:print-date>
    <meta:document-statistic meta:table-count="1" meta:image-count="0" meta:object-count="0" meta:page-count="56" meta:paragraph-count="1060" meta:word-count="14053" meta:character-count="84425" meta:non-whitespace-character-count="70348"/>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